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3.129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4.179cm"/>
    </style:style>
    <style:style style:name="co10" style:family="table-column">
      <style:table-column-properties fo:break-before="auto" style:column-width="3.43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1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style:font-name-asian="Droid Sans" style:font-name-complex="Bitstream Vera Sans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>
            <text:p>ID EXAME</text:p>
          </table:table-cell>
          <table:table-cell table:style-name="ce3" office:value-type="string">
            <text:p>DATA INICIO</text:p>
          </table:table-cell>
          <table:table-cell table:style-name="ce5" office:value-type="string">
            <text:p>HORA INICIO</text:p>
          </table:table-cell>
          <table:table-cell table:style-name="ce3" office:value-type="string">
            <text:p>DATA FINAL</text:p>
          </table:table-cell>
          <table:table-cell table:style-name="ce5" office:value-type="string">
            <text:p>HORA FINAL</text:p>
          </table:table-cell>
          <table:table-cell table:style-name="ce1" office:value-type="string">
            <text:p>ACERTOS</text:p>
          </table:table-cell>
          <table:table-cell table:style-name="ce1" office:value-type="string">
            <text:p>NOME DO ALUNO</text:p>
          </table:table-cell>
          <table:table-cell table:style-name="ce1" office:value-type="string">
            <text:p>ID_QUESTAO</text:p>
          </table:table-cell>
          <table:table-cell table:style-name="ce1" office:value-type="string">
            <text:p>ID_ALTERNATIVA</text:p>
          </table:table-cell>
          <table:table-cell table:style-name="ce1" office:value-type="string">
            <text:p>CERTA</text:p>
          </table:table-cell>
          <table:table-cell table:style-name="ce5" office:value-type="string">
            <text:p>TEMPO ABSOLUTO</text:p>
          </table:table-cell>
          <table:table-cell table:style-name="ce7"/>
          <table:table-cell table:style-name="ce1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2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2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04M51S">
            <text:p>00:04:51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3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3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14M38S">
            <text:p>00:14:38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4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4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16M10S">
            <text:p>00:16:1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5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5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34">
            <text:p>34</text:p>
          </table:table-cell>
          <table:table-cell office:value-type="float" office:value="133">
            <text:p>133</text:p>
          </table:table-cell>
          <table:table-cell office:value-type="string">
            <text:p>T</text:p>
          </table:table-cell>
          <table:table-cell office:value-type="time" office:time-value="PT00H18M10S">
            <text:p>00:18:1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6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6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21M03S">
            <text:p>00:21:03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7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7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21M20S">
            <text:p>00:21:2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8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8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21M48S">
            <text:p>00:21:48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9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9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23M27S">
            <text:p>00:23:27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10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10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37">
            <text:p>37</text:p>
          </table:table-cell>
          <table:table-cell office:value-type="float" office:value="147">
            <text:p>147</text:p>
          </table:table-cell>
          <table:table-cell office:value-type="string">
            <text:p>F</text:p>
          </table:table-cell>
          <table:table-cell office:value-type="time" office:time-value="PT00H24M35S">
            <text:p>00:24:35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11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11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string">
            <text:p>F</text:p>
          </table:table-cell>
          <table:table-cell office:value-type="time" office:time-value="PT00H25M29S">
            <text:p>00:25:29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12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12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26M07S">
            <text:p>00:26:07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13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13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F</text:p>
          </table:table-cell>
          <table:table-cell office:value-type="time" office:time-value="PT00H26M18S">
            <text:p>00:26:18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14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14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26M28S">
            <text:p>00:26:28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15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15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F</text:p>
          </table:table-cell>
          <table:table-cell office:value-type="time" office:time-value="PT00H26M41S">
            <text:p>00:26:41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4-09-18T12:16:29">
            <text:p>18/09/2014</text:p>
          </table:table-cell>
          <table:table-cell table:formula="of:=[.B16]-&quot;03:00:00&quot;" office:value-type="time" office:time-value="PT1005609H16M29S">
            <text:p>09:16:29</text:p>
          </table:table-cell>
          <table:table-cell office:value-type="date" office:date-value="2014-09-18T12:43:17">
            <text:p>18/09/2014</text:p>
          </table:table-cell>
          <table:table-cell table:formula="of:=[.D16]-&quot;03:00:00&quot;" office:value-type="time" office:time-value="PT1005609H43M17S">
            <text:p>09:43:17</text:p>
          </table:table-cell>
          <table:table-cell office:value-type="float" office:value="8">
            <text:p>8</text:p>
          </table:table-cell>
          <table:table-cell office:value-type="string">
            <text:p>joao rodolFo colombo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26M47S">
            <text:p>00:26:47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17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17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04M31S">
            <text:p>00:04:31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18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18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string">
            <text:p>T</text:p>
          </table:table-cell>
          <table:table-cell office:value-type="time" office:time-value="PT00H09M34S">
            <text:p>00:09:34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19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19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13M13S">
            <text:p>00:13:13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20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20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18M00S">
            <text:p>00:18:00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21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21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string">
            <text:p>F</text:p>
          </table:table-cell>
          <table:table-cell office:value-type="time" office:time-value="PT00H22M08S">
            <text:p>00:22:08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22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22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F</text:p>
          </table:table-cell>
          <table:table-cell office:value-type="time" office:time-value="PT00H23M56S">
            <text:p>00:23:56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23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23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time" office:time-value="PT00H24M31S">
            <text:p>00:24:31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24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24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24M41S">
            <text:p>00:24:41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25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25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time" office:time-value="PT00H24M51S">
            <text:p>00:24:51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26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26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string">
            <text:p>F</text:p>
          </table:table-cell>
          <table:table-cell office:value-type="time" office:time-value="PT00H24M55S">
            <text:p>00:24:55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27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27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F</text:p>
          </table:table-cell>
          <table:table-cell office:value-type="time" office:time-value="PT00H24M58S">
            <text:p>00:24:58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28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28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25M04S">
            <text:p>00:25:04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29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29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25M08S">
            <text:p>00:25:08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30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30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25M11S">
            <text:p>00:25:11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4-09-18T12:16:53">
            <text:p>18/09/2014</text:p>
          </table:table-cell>
          <table:table-cell table:formula="of:=[.B31]-&quot;03:00:00&quot;" office:value-type="time" office:time-value="PT1005609H16M53S">
            <text:p>09:16:53</text:p>
          </table:table-cell>
          <table:table-cell office:value-type="date" office:date-value="2014-09-18T12:42:15">
            <text:p>18/09/2014</text:p>
          </table:table-cell>
          <table:table-cell table:formula="of:=[.D31]-&quot;03:00:00&quot;" office:value-type="time" office:time-value="PT1005609H42M15S">
            <text:p>09:42:15</text:p>
          </table:table-cell>
          <table:table-cell office:value-type="float" office:value="6">
            <text:p>6</text:p>
          </table:table-cell>
          <table:table-cell office:value-type="string">
            <text:p>Thalia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F</text:p>
          </table:table-cell>
          <table:table-cell office:value-type="time" office:time-value="PT00H25M22S">
            <text:p>00:25:22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32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32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string">
            <text:p>F</text:p>
          </table:table-cell>
          <table:table-cell office:value-type="time" office:time-value="PT00H03M28S">
            <text:p>00:03:28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33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33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7M52S">
            <text:p>00:07:52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34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34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10M15S">
            <text:p>00:10:15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35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35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string">
            <text:p>F</text:p>
          </table:table-cell>
          <table:table-cell office:value-type="time" office:time-value="PT00H12M50S">
            <text:p>00:12:50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36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36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F</text:p>
          </table:table-cell>
          <table:table-cell office:value-type="time" office:time-value="PT00H16M08S">
            <text:p>00:16:08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37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37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19M25S">
            <text:p>00:19:25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38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38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21M13S">
            <text:p>00:21:13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39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39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22M48S">
            <text:p>00:22:48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40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40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string">
            <text:p>F</text:p>
          </table:table-cell>
          <table:table-cell office:value-type="time" office:time-value="PT00H22M53S">
            <text:p>00:22:53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41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41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23M02S">
            <text:p>00:23:02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42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42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time" office:time-value="PT00H23M16S">
            <text:p>00:23:16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43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43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23M33S">
            <text:p>00:23:33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44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44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string">
            <text:p>F</text:p>
          </table:table-cell>
          <table:table-cell office:value-type="time" office:time-value="PT00H23M38S">
            <text:p>00:23:38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45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45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F</text:p>
          </table:table-cell>
          <table:table-cell office:value-type="time" office:time-value="PT00H23M45S">
            <text:p>00:23:45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4-09-18T12:17:05">
            <text:p>18/09/2014</text:p>
          </table:table-cell>
          <table:table-cell table:formula="of:=[.B46]-&quot;03:00:00&quot;" office:value-type="time" office:time-value="PT1005609H17M05S">
            <text:p>09:17:05</text:p>
          </table:table-cell>
          <table:table-cell office:value-type="date" office:date-value="2014-09-18T12:41:11">
            <text:p>18/09/2014</text:p>
          </table:table-cell>
          <table:table-cell table:formula="of:=[.D46]-&quot;03:00:00&quot;" office:value-type="time" office:time-value="PT1005609H41M11S">
            <text:p>09:41:11</text:p>
          </table:table-cell>
          <table:table-cell office:value-type="float" office:value="7">
            <text:p>7</text:p>
          </table:table-cell>
          <table:table-cell office:value-type="string">
            <text:p>douglas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24M06S">
            <text:p>00:24:06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47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47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string">
            <text:p>F</text:p>
          </table:table-cell>
          <table:table-cell office:value-type="time" office:time-value="PT00H02M30S">
            <text:p>00:02:30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48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48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4M55S">
            <text:p>00:04:55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49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49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time" office:time-value="PT00H05M33S">
            <text:p>00:05:33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50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50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6M59S">
            <text:p>00:06:59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51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51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07M29S">
            <text:p>00:07:29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52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52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07M45S">
            <text:p>00:07:45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53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53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09M21S">
            <text:p>00:09:21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54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54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13M14S">
            <text:p>00:13:14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55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55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6M08S">
            <text:p>00:16:08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56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56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16M29S">
            <text:p>00:16:29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57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57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17M08S">
            <text:p>00:17:08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58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58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F</text:p>
          </table:table-cell>
          <table:table-cell office:value-type="time" office:time-value="PT00H19M24S">
            <text:p>00:19:24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59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59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19M56S">
            <text:p>00:19:56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60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60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time" office:time-value="PT00H20M05S">
            <text:p>00:20:05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4-09-18T12:17:28">
            <text:p>18/09/2014</text:p>
          </table:table-cell>
          <table:table-cell table:formula="of:=[.B61]-&quot;03:00:00&quot;" office:value-type="time" office:time-value="PT1005609H17M28S">
            <text:p>09:17:28</text:p>
          </table:table-cell>
          <table:table-cell office:value-type="date" office:date-value="2014-09-18T12:38:24">
            <text:p>18/09/2014</text:p>
          </table:table-cell>
          <table:table-cell table:formula="of:=[.D61]-&quot;03:00:00&quot;" office:value-type="time" office:time-value="PT1005609H38M24S">
            <text:p>09:38:24</text:p>
          </table:table-cell>
          <table:table-cell office:value-type="float" office:value="8">
            <text:p>8</text:p>
          </table:table-cell>
          <table:table-cell office:value-type="string">
            <text:p>jessica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20M56S">
            <text:p>00:20:56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62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62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02M35S">
            <text:p>00:02:35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63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63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5M37S">
            <text:p>00:05:37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64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64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time" office:time-value="PT00H06M25S">
            <text:p>00:06:25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65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65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7M20S">
            <text:p>00:07:20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66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66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38">
            <text:p>38</text:p>
          </table:table-cell>
          <table:table-cell office:value-type="float" office:value="151">
            <text:p>151</text:p>
          </table:table-cell>
          <table:table-cell office:value-type="string">
            <text:p>F</text:p>
          </table:table-cell>
          <table:table-cell office:value-type="time" office:time-value="PT00H08M55S">
            <text:p>00:08:55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67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67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13M21S">
            <text:p>00:13:21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68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68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4M22S">
            <text:p>00:14:22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69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69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15M31S">
            <text:p>00:15:31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70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70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17M07S">
            <text:p>00:17:07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71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71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17M26S">
            <text:p>00:17:26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72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72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18M01S">
            <text:p>00:18:01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73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73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19M13S">
            <text:p>00:19:13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74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74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string">
            <text:p>F</text:p>
          </table:table-cell>
          <table:table-cell office:value-type="time" office:time-value="PT00H19M27S">
            <text:p>00:19:27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75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75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time" office:time-value="PT00H19M51S">
            <text:p>00:19:51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4-09-18T12:18:03">
            <text:p>18/09/2014</text:p>
          </table:table-cell>
          <table:table-cell table:formula="of:=[.B76]-&quot;03:00:00&quot;" office:value-type="time" office:time-value="PT1005609H18M03S">
            <text:p>09:18:03</text:p>
          </table:table-cell>
          <table:table-cell office:value-type="date" office:date-value="2014-09-18T12:38:32">
            <text:p>18/09/2014</text:p>
          </table:table-cell>
          <table:table-cell table:formula="of:=[.D76]-&quot;03:00:00&quot;" office:value-type="time" office:time-value="PT1005609H38M32S">
            <text:p>09:38:32</text:p>
          </table:table-cell>
          <table:table-cell office:value-type="float" office:value="7">
            <text:p>7</text:p>
          </table:table-cell>
          <table:table-cell office:value-type="string">
            <text:p>gabrielbao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string">
            <text:p>F</text:p>
          </table:table-cell>
          <table:table-cell office:value-type="time" office:time-value="PT00H20M28S">
            <text:p>00:20:28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77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77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F</text:p>
          </table:table-cell>
          <table:table-cell office:value-type="time" office:time-value="PT00H01M46S">
            <text:p>00:01:46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78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78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36">
            <text:p>36</text:p>
          </table:table-cell>
          <table:table-cell office:value-type="float" office:value="142">
            <text:p>142</text:p>
          </table:table-cell>
          <table:table-cell office:value-type="string">
            <text:p>F</text:p>
          </table:table-cell>
          <table:table-cell office:value-type="time" office:time-value="PT00H04M52S">
            <text:p>00:04:52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79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79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F</text:p>
          </table:table-cell>
          <table:table-cell office:value-type="time" office:time-value="PT00H10M50S">
            <text:p>00:10:50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80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80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10M56S">
            <text:p>00:10:56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81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81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F</text:p>
          </table:table-cell>
          <table:table-cell office:value-type="time" office:time-value="PT00H11M01S">
            <text:p>00:11:01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82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82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11M10S">
            <text:p>00:11:10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83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83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1M24S">
            <text:p>00:11:24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84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84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F</text:p>
          </table:table-cell>
          <table:table-cell office:value-type="time" office:time-value="PT00H15M56S">
            <text:p>00:15:56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85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85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17M30S">
            <text:p>00:17:30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86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86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38">
            <text:p>38</text:p>
          </table:table-cell>
          <table:table-cell office:value-type="float" office:value="151">
            <text:p>151</text:p>
          </table:table-cell>
          <table:table-cell office:value-type="string">
            <text:p>F</text:p>
          </table:table-cell>
          <table:table-cell office:value-type="time" office:time-value="PT00H17M56S">
            <text:p>00:17:56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87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87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18M06S">
            <text:p>00:18:06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88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88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string">
            <text:p>F</text:p>
          </table:table-cell>
          <table:table-cell office:value-type="time" office:time-value="PT00H18M51S">
            <text:p>00:18:51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89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89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9M08S">
            <text:p>00:19:08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90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90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19M27S">
            <text:p>00:19:27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4-09-18T12:18:05">
            <text:p>18/09/2014</text:p>
          </table:table-cell>
          <table:table-cell table:formula="of:=[.B91]-&quot;03:00:00&quot;" office:value-type="time" office:time-value="PT1005609H18M05S">
            <text:p>09:18:05</text:p>
          </table:table-cell>
          <table:table-cell office:value-type="date" office:date-value="2014-09-18T12:37:57">
            <text:p>18/09/2014</text:p>
          </table:table-cell>
          <table:table-cell table:formula="of:=[.D91]-&quot;03:00:00&quot;" office:value-type="time" office:time-value="PT1005609H37M57S">
            <text:p>09:37:57</text:p>
          </table:table-cell>
          <table:table-cell office:value-type="float" office:value="6">
            <text:p>6</text:p>
          </table:table-cell>
          <table:table-cell office:value-type="string">
            <text:p>Helen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19M52S">
            <text:p>00:19:52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92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92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38">
            <text:p>38</text:p>
          </table:table-cell>
          <table:table-cell office:value-type="float" office:value="150">
            <text:p>150</text:p>
          </table:table-cell>
          <table:table-cell office:value-type="string">
            <text:p>F</text:p>
          </table:table-cell>
          <table:table-cell office:value-type="time" office:time-value="PT00H11M10S">
            <text:p>00:11:10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93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93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12M28S">
            <text:p>00:12:28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94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94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12M30S">
            <text:p>00:12:30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95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95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string">
            <text:p>F</text:p>
          </table:table-cell>
          <table:table-cell office:value-type="time" office:time-value="PT00H12M32S">
            <text:p>00:12:32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96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96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office:value-type="string">
            <text:p>F</text:p>
          </table:table-cell>
          <table:table-cell office:value-type="time" office:time-value="PT00H12M37S">
            <text:p>00:12:37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97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97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13M30S">
            <text:p>00:13:30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98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98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13M36S">
            <text:p>00:13:36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99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99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time" office:time-value="PT00H14M02S">
            <text:p>00:14:02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100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100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4M28S">
            <text:p>00:14:28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101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101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string">
            <text:p>F</text:p>
          </table:table-cell>
          <table:table-cell office:value-type="time" office:time-value="PT00H14M54S">
            <text:p>00:14:54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102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102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37">
            <text:p>37</text:p>
          </table:table-cell>
          <table:table-cell office:value-type="float" office:value="146">
            <text:p>146</text:p>
          </table:table-cell>
          <table:table-cell office:value-type="string">
            <text:p>F</text:p>
          </table:table-cell>
          <table:table-cell office:value-type="time" office:time-value="PT00H15M52S">
            <text:p>00:15:52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103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103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16M17S">
            <text:p>00:16:17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104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104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string">
            <text:p>F</text:p>
          </table:table-cell>
          <table:table-cell office:value-type="time" office:time-value="PT00H17M01S">
            <text:p>00:17:01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105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105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F</text:p>
          </table:table-cell>
          <table:table-cell office:value-type="time" office:time-value="PT00H18M16S">
            <text:p>00:18:16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4-09-18T12:18:05">
            <text:p>18/09/2014</text:p>
          </table:table-cell>
          <table:table-cell table:formula="of:=[.B106]-&quot;03:00:00&quot;" office:value-type="time" office:time-value="PT1005609H18M05S">
            <text:p>09:18:05</text:p>
          </table:table-cell>
          <table:table-cell office:value-type="date" office:date-value="2014-09-18T12:36:51">
            <text:p>18/09/2014</text:p>
          </table:table-cell>
          <table:table-cell table:formula="of:=[.D106]-&quot;03:00:00&quot;" office:value-type="time" office:time-value="PT1005609H36M51S">
            <text:p>09:36:51</text:p>
          </table:table-cell>
          <table:table-cell office:value-type="float" office:value="5">
            <text:p>5</text:p>
          </table:table-cell>
          <table:table-cell office:value-type="string">
            <text:p>RaFael </text:p>
          </table:table-cell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office:value-type="string">
            <text:p>F</text:p>
          </table:table-cell>
          <table:table-cell office:value-type="time" office:time-value="PT00H18M46S">
            <text:p>00:18:46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07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07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string">
            <text:p>F</text:p>
          </table:table-cell>
          <table:table-cell office:value-type="time" office:time-value="PT00H07M18S">
            <text:p>00:07:18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08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08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string">
            <text:p>F</text:p>
          </table:table-cell>
          <table:table-cell office:value-type="time" office:time-value="PT00H07M40S">
            <text:p>00:07:40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09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09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9M00S">
            <text:p>00:09:00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10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10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09M30S">
            <text:p>00:09:30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11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11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time" office:time-value="PT00H10M41S">
            <text:p>00:10:41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12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12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12M34S">
            <text:p>00:12:34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13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13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13M20S">
            <text:p>00:13:20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14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14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string">
            <text:p>F</text:p>
          </table:table-cell>
          <table:table-cell office:value-type="time" office:time-value="PT00H13M59S">
            <text:p>00:13:59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15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15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string">
            <text:p>F</text:p>
          </table:table-cell>
          <table:table-cell office:value-type="time" office:time-value="PT00H15M26S">
            <text:p>00:15:26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16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16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16M50S">
            <text:p>00:16:50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17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17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time" office:time-value="PT00H18M41S">
            <text:p>00:18:41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18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18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20M11S">
            <text:p>00:20:11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19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19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20M50S">
            <text:p>00:20:50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20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20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21M29S">
            <text:p>00:21:29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4-09-18T12:18:08">
            <text:p>18/09/2014</text:p>
          </table:table-cell>
          <table:table-cell table:formula="of:=[.B121]-&quot;03:00:00&quot;" office:value-type="time" office:time-value="PT1005609H18M08S">
            <text:p>09:18:08</text:p>
          </table:table-cell>
          <table:table-cell office:value-type="date" office:date-value="2014-09-18T12:40:00">
            <text:p>18/09/2014</text:p>
          </table:table-cell>
          <table:table-cell table:formula="of:=[.D121]-&quot;03:00:00&quot;" office:value-type="time" office:time-value="PT1005609H40M00S">
            <text:p>09:40:00</text:p>
          </table:table-cell>
          <table:table-cell office:value-type="float" office:value="7">
            <text:p>7</text:p>
          </table:table-cell>
          <table:table-cell office:value-type="string">
            <text:p>Guilherme 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21M51S">
            <text:p>00:21:51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22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22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04M38S">
            <text:p>00:04:3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23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23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05M51S">
            <text:p>00:05:51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24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24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08M03S">
            <text:p>00:08:03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25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25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8M48S">
            <text:p>00:08:4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26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26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12M28S">
            <text:p>00:12:2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27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27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14M00S">
            <text:p>00:14:00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28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28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time" office:time-value="PT00H15M42S">
            <text:p>00:15:42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29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29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time" office:time-value="PT00H16M57S">
            <text:p>00:16:57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30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30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18M25S">
            <text:p>00:18:25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31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31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9M26S">
            <text:p>00:19:26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32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32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20M11S">
            <text:p>00:20:11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33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33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21M01S">
            <text:p>00:21:01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34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34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21M54S">
            <text:p>00:21:54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35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35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22M18S">
            <text:p>00:22:1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4-09-18T12:18:11">
            <text:p>18/09/2014</text:p>
          </table:table-cell>
          <table:table-cell table:formula="of:=[.B136]-&quot;03:00:00&quot;" office:value-type="time" office:time-value="PT1005609H18M11S">
            <text:p>09:18:11</text:p>
          </table:table-cell>
          <table:table-cell office:value-type="date" office:date-value="2014-09-18T12:40:46">
            <text:p>18/09/2014</text:p>
          </table:table-cell>
          <table:table-cell table:formula="of:=[.D136]-&quot;03:00:00&quot;" office:value-type="time" office:time-value="PT1005609H40M46S">
            <text:p>09:40:46</text:p>
          </table:table-cell>
          <table:table-cell office:value-type="float" office:value="9">
            <text:p>9</text:p>
          </table:table-cell>
          <table:table-cell office:value-type="string">
            <text:p>maria crisTina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F</text:p>
          </table:table-cell>
          <table:table-cell office:value-type="time" office:time-value="PT00H22M35S">
            <text:p>00:22:35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37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37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string">
            <text:p>F</text:p>
          </table:table-cell>
          <table:table-cell office:value-type="time" office:time-value="PT00H02M48S">
            <text:p>00:02:4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38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38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time" office:time-value="PT00H03M12S">
            <text:p>00:03:12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39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39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05M06S">
            <text:p>00:05:06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40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40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time" office:time-value="PT00H08M43S">
            <text:p>00:08:43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41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41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15M44S">
            <text:p>00:15:44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42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42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string">
            <text:p>F</text:p>
          </table:table-cell>
          <table:table-cell office:value-type="time" office:time-value="PT00H16M58S">
            <text:p>00:16:5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43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43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17M04S">
            <text:p>00:17:04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44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44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F</text:p>
          </table:table-cell>
          <table:table-cell office:value-type="time" office:time-value="PT00H19M45S">
            <text:p>00:19:45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45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45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string">
            <text:p>F</text:p>
          </table:table-cell>
          <table:table-cell office:value-type="time" office:time-value="PT00H19M48S">
            <text:p>00:19:4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46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46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time" office:time-value="PT00H20M04S">
            <text:p>00:20:04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47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47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20M27S">
            <text:p>00:20:27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48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48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time" office:time-value="PT00H21M14S">
            <text:p>00:21:14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49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49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F</text:p>
          </table:table-cell>
          <table:table-cell office:value-type="time" office:time-value="PT00H21M27S">
            <text:p>00:21:27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50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50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21M31S">
            <text:p>00:21:31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4-09-18T12:18:12">
            <text:p>18/09/2014</text:p>
          </table:table-cell>
          <table:table-cell table:formula="of:=[.B151]-&quot;03:00:00&quot;" office:value-type="time" office:time-value="PT1005609H18M12S">
            <text:p>09:18:12</text:p>
          </table:table-cell>
          <table:table-cell office:value-type="date" office:date-value="2014-09-18T12:40:07">
            <text:p>18/09/2014</text:p>
          </table:table-cell>
          <table:table-cell table:formula="of:=[.D151]-&quot;03:00:00&quot;" office:value-type="time" office:time-value="PT1005609H40M07S">
            <text:p>09:40:07</text:p>
          </table:table-cell>
          <table:table-cell office:value-type="float" office:value="6">
            <text:p>6</text:p>
          </table:table-cell>
          <table:table-cell office:value-type="string">
            <text:p>crisTiane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string">
            <text:p>F</text:p>
          </table:table-cell>
          <table:table-cell office:value-type="time" office:time-value="PT00H21M54S">
            <text:p>00:21:54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52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52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time" office:time-value="PT00H03M12S">
            <text:p>00:03:12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53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53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12M48S">
            <text:p>00:12:48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54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54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3M43S">
            <text:p>00:13:43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55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55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16M35S">
            <text:p>00:16:35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56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56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16M37S">
            <text:p>00:16:37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57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57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16M44S">
            <text:p>00:16:44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58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58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office:value-type="string">
            <text:p>F</text:p>
          </table:table-cell>
          <table:table-cell office:value-type="time" office:time-value="PT00H19M59S">
            <text:p>00:19:59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59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59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string">
            <text:p>F</text:p>
          </table:table-cell>
          <table:table-cell office:value-type="time" office:time-value="PT00H20M15S">
            <text:p>00:20:15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60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60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20M35S">
            <text:p>00:20:35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61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61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20M44S">
            <text:p>00:20:44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62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62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string">
            <text:p>F</text:p>
          </table:table-cell>
          <table:table-cell office:value-type="time" office:time-value="PT00H20M55S">
            <text:p>00:20:55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63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63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F</text:p>
          </table:table-cell>
          <table:table-cell office:value-type="time" office:time-value="PT00H21M12S">
            <text:p>00:21:12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64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64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F</text:p>
          </table:table-cell>
          <table:table-cell office:value-type="time" office:time-value="PT00H21M27S">
            <text:p>00:21:27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65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65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string">
            <text:p>F</text:p>
          </table:table-cell>
          <table:table-cell office:value-type="time" office:time-value="PT00H21M35S">
            <text:p>00:21:35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4-09-18T12:18:20">
            <text:p>18/09/2014</text:p>
          </table:table-cell>
          <table:table-cell table:formula="of:=[.B166]-&quot;03:00:00&quot;" office:value-type="time" office:time-value="PT1005609H18M20S">
            <text:p>09:18:20</text:p>
          </table:table-cell>
          <table:table-cell office:value-type="date" office:date-value="2014-09-18T12:40:18">
            <text:p>18/09/2014</text:p>
          </table:table-cell>
          <table:table-cell table:formula="of:=[.D166]-&quot;03:00:00&quot;" office:value-type="time" office:time-value="PT1005609H40M18S">
            <text:p>09:40:18</text:p>
          </table:table-cell>
          <table:table-cell office:value-type="float" office:value="6">
            <text:p>6</text:p>
          </table:table-cell>
          <table:table-cell office:value-type="string">
            <text:p>Lucas Tomassoni zani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21M58S">
            <text:p>00:21:58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67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67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5M08S">
            <text:p>00:05:08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68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68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08M24S">
            <text:p>00:08:24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69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69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time" office:time-value="PT00H09M10S">
            <text:p>00:09:10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70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70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F</text:p>
          </table:table-cell>
          <table:table-cell office:value-type="time" office:time-value="PT00H09M59S">
            <text:p>00:09:59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71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71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11M45S">
            <text:p>00:11:45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72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72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13M32S">
            <text:p>00:13:32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73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73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17M03S">
            <text:p>00:17:03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74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74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time" office:time-value="PT00H17M43S">
            <text:p>00:17:43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75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75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18M51S">
            <text:p>00:18:51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76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76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time" office:time-value="PT00H19M13S">
            <text:p>00:19:13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77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77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20M04S">
            <text:p>00:20:04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78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78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20M24S">
            <text:p>00:20:24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79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79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20M48S">
            <text:p>00:20:48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80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80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21M07S">
            <text:p>00:21:07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4-09-18T12:18:25">
            <text:p>18/09/2014</text:p>
          </table:table-cell>
          <table:table-cell table:formula="of:=[.B181]-&quot;03:00:00&quot;" office:value-type="time" office:time-value="PT1005609H18M25S">
            <text:p>09:18:25</text:p>
          </table:table-cell>
          <table:table-cell office:value-type="date" office:date-value="2014-09-18T12:40:09">
            <text:p>18/09/2014</text:p>
          </table:table-cell>
          <table:table-cell table:formula="of:=[.D181]-&quot;03:00:00&quot;" office:value-type="time" office:time-value="PT1005609H40M09S">
            <text:p>09:40:09</text:p>
          </table:table-cell>
          <table:table-cell office:value-type="float" office:value="9">
            <text:p>9</text:p>
          </table:table-cell>
          <table:table-cell office:value-type="string">
            <text:p>LeTicia Maria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21M44S">
            <text:p>00:21:44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82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82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2M09S">
            <text:p>00:02:09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83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83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string">
            <text:p>F</text:p>
          </table:table-cell>
          <table:table-cell office:value-type="time" office:time-value="PT00H05M09S">
            <text:p>00:05:09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84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84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F</text:p>
          </table:table-cell>
          <table:table-cell office:value-type="time" office:time-value="PT00H05M35S">
            <text:p>00:05:35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85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85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7M49S">
            <text:p>00:07:49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86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86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09M00S">
            <text:p>00:09:00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87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87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13M04S">
            <text:p>00:13:04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88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88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string">
            <text:p>F</text:p>
          </table:table-cell>
          <table:table-cell office:value-type="time" office:time-value="PT00H13M10S">
            <text:p>00:13:10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89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89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time" office:time-value="PT00H14M26S">
            <text:p>00:14:26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90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90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6M40S">
            <text:p>00:16:40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91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91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20M12S">
            <text:p>00:20:12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92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92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20M53S">
            <text:p>00:20:53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93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93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20M59S">
            <text:p>00:20:59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94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94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21M03S">
            <text:p>00:21:03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95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95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office:value-type="string">
            <text:p>F</text:p>
          </table:table-cell>
          <table:table-cell office:value-type="time" office:time-value="PT00H21M22S">
            <text:p>00:21:22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4-09-18T12:18:42">
            <text:p>18/09/2014</text:p>
          </table:table-cell>
          <table:table-cell table:formula="of:=[.B196]-&quot;03:00:00&quot;" office:value-type="time" office:time-value="PT1005609H18M42S">
            <text:p>09:18:42</text:p>
          </table:table-cell>
          <table:table-cell office:value-type="date" office:date-value="2014-09-18T12:40:28.000001">
            <text:p>18/09/2014</text:p>
          </table:table-cell>
          <table:table-cell table:formula="of:=[.D196]-&quot;03:00:00&quot;" office:value-type="time" office:time-value="PT1005609H40M28S">
            <text:p>09:40:28</text:p>
          </table:table-cell>
          <table:table-cell office:value-type="float" office:value="7">
            <text:p>7</text:p>
          </table:table-cell>
          <table:table-cell office:value-type="string">
            <text:p>andre rodrigues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21M45S">
            <text:p>00:21:45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197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197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0M33S">
            <text:p>00:00:33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198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198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string">
            <text:p>F</text:p>
          </table:table-cell>
          <table:table-cell office:value-type="time" office:time-value="PT00H00M55S">
            <text:p>00:00:55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199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199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01M22S">
            <text:p>00:01:22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00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00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34">
            <text:p>34</text:p>
          </table:table-cell>
          <table:table-cell office:value-type="float" office:value="135">
            <text:p>135</text:p>
          </table:table-cell>
          <table:table-cell office:value-type="string">
            <text:p>F</text:p>
          </table:table-cell>
          <table:table-cell office:value-type="time" office:time-value="PT00H01M33S">
            <text:p>00:01:33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01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01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time" office:time-value="PT00H01M52S">
            <text:p>00:01:52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02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02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F</text:p>
          </table:table-cell>
          <table:table-cell office:value-type="time" office:time-value="PT00H02M11S">
            <text:p>00:02:11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03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03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2M29S">
            <text:p>00:02:29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04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04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office:value-type="string">
            <text:p>F</text:p>
          </table:table-cell>
          <table:table-cell office:value-type="time" office:time-value="PT00H02M45S">
            <text:p>00:02:45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05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05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03M05S">
            <text:p>00:03:05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06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06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03M43S">
            <text:p>00:03:43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07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07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F</text:p>
          </table:table-cell>
          <table:table-cell office:value-type="time" office:time-value="PT00H04M24S">
            <text:p>00:04:24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08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08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F</text:p>
          </table:table-cell>
          <table:table-cell office:value-type="time" office:time-value="PT00H04M39S">
            <text:p>00:04:39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09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09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time" office:time-value="PT00H04M53S">
            <text:p>00:04:53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10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10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time" office:time-value="PT00H05M11S">
            <text:p>00:05:11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14-09-18T12:18:45">
            <text:p>18/09/2014</text:p>
          </table:table-cell>
          <table:table-cell table:formula="of:=[.B211]-&quot;03:00:00&quot;" office:value-type="time" office:time-value="PT1005609H18M45S">
            <text:p>09:18:45</text:p>
          </table:table-cell>
          <table:table-cell office:value-type="date" office:date-value="2014-09-18T12:24:44.000001">
            <text:p>18/09/2014</text:p>
          </table:table-cell>
          <table:table-cell table:formula="of:=[.D211]-&quot;03:00:00&quot;" office:value-type="time" office:time-value="PT1005609H24M44S">
            <text:p>09:24:44</text:p>
          </table:table-cell>
          <table:table-cell office:value-type="float" office:value="5">
            <text:p>5</text:p>
          </table:table-cell>
          <table:table-cell office:value-type="string">
            <text:p>Eduardo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F</text:p>
          </table:table-cell>
          <table:table-cell office:value-type="time" office:time-value="PT00H05M59S">
            <text:p>00:05:59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12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12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01M56S">
            <text:p>00:01:56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13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13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04M36S">
            <text:p>00:04:36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14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14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F</text:p>
          </table:table-cell>
          <table:table-cell office:value-type="time" office:time-value="PT00H08M40S">
            <text:p>00:08:40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15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15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string">
            <text:p>F</text:p>
          </table:table-cell>
          <table:table-cell office:value-type="time" office:time-value="PT00H09M17S">
            <text:p>00:09:17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16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16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9M57S">
            <text:p>00:09:57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17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17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string">
            <text:p>F</text:p>
          </table:table-cell>
          <table:table-cell office:value-type="time" office:time-value="PT00H14M56S">
            <text:p>00:14:56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18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18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time" office:time-value="PT00H16M48S">
            <text:p>00:16:48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19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19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string">
            <text:p>F</text:p>
          </table:table-cell>
          <table:table-cell office:value-type="time" office:time-value="PT00H17M08S">
            <text:p>00:17:08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20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20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17M44S">
            <text:p>00:17:44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21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21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time" office:time-value="PT00H18M42S">
            <text:p>00:18:42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22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22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19M14S">
            <text:p>00:19:14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23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23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19M31S">
            <text:p>00:19:31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24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24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string">
            <text:p>F</text:p>
          </table:table-cell>
          <table:table-cell office:value-type="time" office:time-value="PT00H19M38S">
            <text:p>00:19:38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25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25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20M14S">
            <text:p>00:20:14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14-09-18T12:18:57.999999">
            <text:p>18/09/2014</text:p>
          </table:table-cell>
          <table:table-cell table:formula="of:=[.B226]-&quot;03:00:00&quot;" office:value-type="time" office:time-value="PT1005609H18M57.999999S">
            <text:p>09:18:58</text:p>
          </table:table-cell>
          <table:table-cell office:value-type="date" office:date-value="2014-09-18T12:39:35">
            <text:p>18/09/2014</text:p>
          </table:table-cell>
          <table:table-cell table:formula="of:=[.D226]-&quot;03:00:00&quot;" office:value-type="time" office:time-value="PT1005609H39M35S">
            <text:p>09:39:35</text:p>
          </table:table-cell>
          <table:table-cell office:value-type="float" office:value="4">
            <text:p>4</text:p>
          </table:table-cell>
          <table:table-cell office:value-type="string">
            <text:p>Edevandro Silveira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time" office:time-value="PT00H20M36S">
            <text:p>00:20:36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27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27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1M09S">
            <text:p>00:01:09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28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28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3M24S">
            <text:p>00:03:24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29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29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time" office:time-value="PT00H10M26S">
            <text:p>00:10:26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30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30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0M56S">
            <text:p>00:10:56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31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31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time" office:time-value="PT00H11M04S">
            <text:p>00:11:04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32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32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3M51S">
            <text:p>00:13:51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33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33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string">
            <text:p>F</text:p>
          </table:table-cell>
          <table:table-cell office:value-type="time" office:time-value="PT00H14M59S">
            <text:p>00:14:59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34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34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15M39S">
            <text:p>00:15:39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35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35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18M22S">
            <text:p>00:18:22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36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36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18M30S">
            <text:p>00:18:30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37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37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20M17S">
            <text:p>00:20:17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38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38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string">
            <text:p>F</text:p>
          </table:table-cell>
          <table:table-cell office:value-type="time" office:time-value="PT00H21M03S">
            <text:p>00:21:03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39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39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string">
            <text:p>F</text:p>
          </table:table-cell>
          <table:table-cell office:value-type="time" office:time-value="PT00H21M23S">
            <text:p>00:21:23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40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40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F</text:p>
          </table:table-cell>
          <table:table-cell office:value-type="time" office:time-value="PT00H21M58S">
            <text:p>00:21:58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14-09-18T12:19:04">
            <text:p>18/09/2014</text:p>
          </table:table-cell>
          <table:table-cell table:formula="of:=[.B241]-&quot;03:00:00&quot;" office:value-type="time" office:time-value="PT1005609H19M04S">
            <text:p>09:19:04</text:p>
          </table:table-cell>
          <table:table-cell office:value-type="date" office:date-value="2014-09-18T12:41:16">
            <text:p>18/09/2014</text:p>
          </table:table-cell>
          <table:table-cell table:formula="of:=[.D241]-&quot;03:00:00&quot;" office:value-type="time" office:time-value="PT1005609H41M16S">
            <text:p>09:41:16</text:p>
          </table:table-cell>
          <table:table-cell office:value-type="float" office:value="8">
            <text:p>8</text:p>
          </table:table-cell>
          <table:table-cell office:value-type="string">
            <text:p>Willian da silva</text:p>
          </table:table-cell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office:value-type="string">
            <text:p>F</text:p>
          </table:table-cell>
          <table:table-cell office:value-type="time" office:time-value="PT00H22M12S">
            <text:p>00:22:12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42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42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01M54S">
            <text:p>00:01:54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43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43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6M48S">
            <text:p>00:06:48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44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44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7M00S">
            <text:p>00:07:00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45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45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8M01S">
            <text:p>00:08:01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46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46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F</text:p>
          </table:table-cell>
          <table:table-cell office:value-type="time" office:time-value="PT00H09M11S">
            <text:p>00:09:11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47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47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F</text:p>
          </table:table-cell>
          <table:table-cell office:value-type="time" office:time-value="PT00H09M47S">
            <text:p>00:09:47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48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48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38">
            <text:p>38</text:p>
          </table:table-cell>
          <table:table-cell office:value-type="float" office:value="151">
            <text:p>151</text:p>
          </table:table-cell>
          <table:table-cell office:value-type="string">
            <text:p>F</text:p>
          </table:table-cell>
          <table:table-cell office:value-type="time" office:time-value="PT00H10M22S">
            <text:p>00:10:22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49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49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time" office:time-value="PT00H12M41S">
            <text:p>00:12:41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50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50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13M46S">
            <text:p>00:13:46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51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51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5M39S">
            <text:p>00:15:39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52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52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time" office:time-value="PT00H17M24S">
            <text:p>00:17:24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53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53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17M41S">
            <text:p>00:17:41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54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54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18M08S">
            <text:p>00:18:08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55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55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18M23S">
            <text:p>00:18:23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14-09-18T12:19:13">
            <text:p>18/09/2014</text:p>
          </table:table-cell>
          <table:table-cell table:formula="of:=[.B256]-&quot;03:00:00&quot;" office:value-type="time" office:time-value="PT1005609H19M13S">
            <text:p>09:19:13</text:p>
          </table:table-cell>
          <table:table-cell office:value-type="date" office:date-value="2014-09-18T12:39:01">
            <text:p>18/09/2014</text:p>
          </table:table-cell>
          <table:table-cell table:formula="of:=[.D256]-&quot;03:00:00&quot;" office:value-type="time" office:time-value="PT1005609H39M01S">
            <text:p>09:39:01</text:p>
          </table:table-cell>
          <table:table-cell office:value-type="float" office:value="5">
            <text:p>5</text:p>
          </table:table-cell>
          <table:table-cell office:value-type="string">
            <text:p>bruna loiza gobaTTo 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string">
            <text:p>F</text:p>
          </table:table-cell>
          <table:table-cell office:value-type="time" office:time-value="PT00H19M47S">
            <text:p>00:19:47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57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57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string">
            <text:p>F</text:p>
          </table:table-cell>
          <table:table-cell office:value-type="time" office:time-value="PT00H04M19S">
            <text:p>00:04:19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58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58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F</text:p>
          </table:table-cell>
          <table:table-cell office:value-type="time" office:time-value="PT00H10M13S">
            <text:p>00:10:13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59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59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time" office:time-value="PT00H11M15S">
            <text:p>00:11:15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60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60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13M25S">
            <text:p>00:13:25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61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61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time" office:time-value="PT00H13M29S">
            <text:p>00:13:29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62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62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13M48S">
            <text:p>00:13:48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63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63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string">
            <text:p>F</text:p>
          </table:table-cell>
          <table:table-cell office:value-type="time" office:time-value="PT00H14M02S">
            <text:p>00:14:02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64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64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14M27S">
            <text:p>00:14:27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65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65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14M57S">
            <text:p>00:14:57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66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66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15M01S">
            <text:p>00:15:01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67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67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time" office:time-value="PT00H16M12S">
            <text:p>00:16:12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68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68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17M06S">
            <text:p>00:17:06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69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69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18M34S">
            <text:p>00:18:34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70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70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9M36S">
            <text:p>00:19:36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14-09-18T12:19:28">
            <text:p>18/09/2014</text:p>
          </table:table-cell>
          <table:table-cell table:formula="of:=[.B271]-&quot;03:00:00&quot;" office:value-type="time" office:time-value="PT1005609H19M28S">
            <text:p>09:19:28</text:p>
          </table:table-cell>
          <table:table-cell office:value-type="date" office:date-value="2014-09-18T12:39:22">
            <text:p>18/09/2014</text:p>
          </table:table-cell>
          <table:table-cell table:formula="of:=[.D271]-&quot;03:00:00&quot;" office:value-type="time" office:time-value="PT1005609H39M22S">
            <text:p>09:39:22</text:p>
          </table:table-cell>
          <table:table-cell office:value-type="float" office:value="7">
            <text:p>7</text:p>
          </table:table-cell>
          <table:table-cell office:value-type="string">
            <text:p>monica dilda goncalv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19M54S">
            <text:p>00:19:54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72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72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1M25S">
            <text:p>00:01:25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73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73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F</text:p>
          </table:table-cell>
          <table:table-cell office:value-type="time" office:time-value="PT00H01M51S">
            <text:p>00:01:51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74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74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02M04S">
            <text:p>00:02:04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75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75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03M04S">
            <text:p>00:03:04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76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76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04M33S">
            <text:p>00:04:33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77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77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6M17S">
            <text:p>00:06:17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78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78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6M50S">
            <text:p>00:06:50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79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79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7M53S">
            <text:p>00:07:53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80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80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10M50S">
            <text:p>00:10:50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81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81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11M14S">
            <text:p>00:11:14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82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82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38">
            <text:p>38</text:p>
          </table:table-cell>
          <table:table-cell office:value-type="float" office:value="151">
            <text:p>151</text:p>
          </table:table-cell>
          <table:table-cell office:value-type="string">
            <text:p>F</text:p>
          </table:table-cell>
          <table:table-cell office:value-type="time" office:time-value="PT00H12M11S">
            <text:p>00:12:11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83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83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12M36S">
            <text:p>00:12:36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84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84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12M44S">
            <text:p>00:12:44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85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85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12M56S">
            <text:p>00:12:56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14-09-18T12:21:41.999999">
            <text:p>18/09/2014</text:p>
          </table:table-cell>
          <table:table-cell table:formula="of:=[.B286]-&quot;03:00:00&quot;" office:value-type="time" office:time-value="PT1005609H21M42S">
            <text:p>09:21:42</text:p>
          </table:table-cell>
          <table:table-cell office:value-type="date" office:date-value="2014-09-18T12:35:25">
            <text:p>18/09/2014</text:p>
          </table:table-cell>
          <table:table-cell table:formula="of:=[.D286]-&quot;03:00:00&quot;" office:value-type="time" office:time-value="PT1005609H35M25S">
            <text:p>09:35:25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string">
            <text:p>F</text:p>
          </table:table-cell>
          <table:table-cell office:value-type="time" office:time-value="PT00H13M43S">
            <text:p>00:13:43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87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87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string">
            <text:p>F</text:p>
          </table:table-cell>
          <table:table-cell office:value-type="time" office:time-value="PT00H00M22S">
            <text:p>00:00:22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88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88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string">
            <text:p>F</text:p>
          </table:table-cell>
          <table:table-cell office:value-type="time" office:time-value="PT00H00M39S">
            <text:p>00:00:39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89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89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F</text:p>
          </table:table-cell>
          <table:table-cell office:value-type="time" office:time-value="PT00H01M04S">
            <text:p>00:01:04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90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90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1M12S">
            <text:p>00:01:12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91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91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string">
            <text:p>F</text:p>
          </table:table-cell>
          <table:table-cell office:value-type="time" office:time-value="PT00H01M39S">
            <text:p>00:01:39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92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92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string">
            <text:p>F</text:p>
          </table:table-cell>
          <table:table-cell office:value-type="time" office:time-value="PT00H02M20S">
            <text:p>00:02:20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93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93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string">
            <text:p>T</text:p>
          </table:table-cell>
          <table:table-cell office:value-type="time" office:time-value="PT00H02M35S">
            <text:p>00:02:35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94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94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F</text:p>
          </table:table-cell>
          <table:table-cell office:value-type="time" office:time-value="PT00H02M48S">
            <text:p>00:02:48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95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95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03M01S">
            <text:p>00:03:01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96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96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string">
            <text:p>F</text:p>
          </table:table-cell>
          <table:table-cell office:value-type="time" office:time-value="PT00H03M14S">
            <text:p>00:03:14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97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97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3M20S">
            <text:p>00:03:20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98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98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F</text:p>
          </table:table-cell>
          <table:table-cell office:value-type="time" office:time-value="PT00H03M42S">
            <text:p>00:03:42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299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299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time" office:time-value="PT00H03M49S">
            <text:p>00:03:49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300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300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04M04S">
            <text:p>00:04:04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14-09-18T12:25:40">
            <text:p>18/09/2014</text:p>
          </table:table-cell>
          <table:table-cell table:formula="of:=[.B301]-&quot;03:00:00&quot;" office:value-type="time" office:time-value="PT1005609H25M40S">
            <text:p>09:25:40</text:p>
          </table:table-cell>
          <table:table-cell office:value-type="date" office:date-value="2014-09-18T12:29:52">
            <text:p>18/09/2014</text:p>
          </table:table-cell>
          <table:table-cell table:formula="of:=[.D301]-&quot;03:00:00&quot;" office:value-type="time" office:time-value="PT1005609H29M52S">
            <text:p>09:29:52</text:p>
          </table:table-cell>
          <table:table-cell office:value-type="float" office:value="4">
            <text:p>4</text:p>
          </table:table-cell>
          <table:table-cell office:value-type="string">
            <text:p>Simiro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04M11S">
            <text:p>00:04:11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02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02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00M16S">
            <text:p>00:00:16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03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03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00M32S">
            <text:p>00:00:32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04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04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00M49S">
            <text:p>00:00:49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05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05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1M17S">
            <text:p>00:01:17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06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06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01M37S">
            <text:p>00:01:37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07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07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string">
            <text:p>F</text:p>
          </table:table-cell>
          <table:table-cell office:value-type="time" office:time-value="PT00H02M11S">
            <text:p>00:02:11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08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08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string">
            <text:p>T</text:p>
          </table:table-cell>
          <table:table-cell office:value-type="time" office:time-value="PT00H02M21S">
            <text:p>00:02:21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09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09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string">
            <text:p>F</text:p>
          </table:table-cell>
          <table:table-cell office:value-type="time" office:time-value="PT00H02M30S">
            <text:p>00:02:30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10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10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F</text:p>
          </table:table-cell>
          <table:table-cell office:value-type="time" office:time-value="PT00H02M46S">
            <text:p>00:02:46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11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11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03M25S">
            <text:p>00:03:25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12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12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03M39S">
            <text:p>00:03:39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13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13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string">
            <text:p>F</text:p>
          </table:table-cell>
          <table:table-cell office:value-type="time" office:time-value="PT00H03M55S">
            <text:p>00:03:55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14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14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4M05S">
            <text:p>00:04:05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15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15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04M15S">
            <text:p>00:04:15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14-09-18T12:30:35">
            <text:p>18/09/2014</text:p>
          </table:table-cell>
          <table:table-cell table:formula="of:=[.B316]-&quot;03:00:00&quot;" office:value-type="time" office:time-value="PT1005609H30M35S">
            <text:p>09:30:35</text:p>
          </table:table-cell>
          <table:table-cell office:value-type="date" office:date-value="2014-09-18T12:35:04">
            <text:p>18/09/2014</text:p>
          </table:table-cell>
          <table:table-cell table:formula="of:=[.D316]-&quot;03:00:00&quot;" office:value-type="time" office:time-value="PT1005609H35M04S">
            <text:p>09:35:04</text:p>
          </table:table-cell>
          <table:table-cell office:value-type="float" office:value="8">
            <text:p>8</text:p>
          </table:table-cell>
          <table:table-cell office:value-type="string">
            <text:p>Eduardo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04M28S">
            <text:p>00:04:28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17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17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string">
            <text:p>F</text:p>
          </table:table-cell>
          <table:table-cell office:value-type="time" office:time-value="PT00H00M15S">
            <text:p>00:00:15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18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18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time" office:time-value="PT00H01M03S">
            <text:p>00:01:03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19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19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time" office:time-value="PT00H01M13S">
            <text:p>00:01:13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20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20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time" office:time-value="PT00H01M17S">
            <text:p>00:01:17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21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21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1M37S">
            <text:p>00:01:37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22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22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string">
            <text:p>F</text:p>
          </table:table-cell>
          <table:table-cell office:value-type="time" office:time-value="PT00H01M44S">
            <text:p>00:01:44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23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23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F</text:p>
          </table:table-cell>
          <table:table-cell office:value-type="time" office:time-value="PT00H01M54S">
            <text:p>00:01:54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24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24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02M10S">
            <text:p>00:02:10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25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25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2M17S">
            <text:p>00:02:17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26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26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02M33S">
            <text:p>00:02:33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27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27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string">
            <text:p>F</text:p>
          </table:table-cell>
          <table:table-cell office:value-type="time" office:time-value="PT00H02M59S">
            <text:p>00:02:59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28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28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36">
            <text:p>36</text:p>
          </table:table-cell>
          <table:table-cell office:value-type="float" office:value="142">
            <text:p>142</text:p>
          </table:table-cell>
          <table:table-cell office:value-type="string">
            <text:p>F</text:p>
          </table:table-cell>
          <table:table-cell office:value-type="time" office:time-value="PT00H03M06S">
            <text:p>00:03:06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29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29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03M18S">
            <text:p>00:03:18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30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30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F</text:p>
          </table:table-cell>
          <table:table-cell office:value-type="time" office:time-value="PT00H03M24S">
            <text:p>00:03:24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14-09-18T12:36:18">
            <text:p>18/09/2014</text:p>
          </table:table-cell>
          <table:table-cell table:formula="of:=[.B331]-&quot;03:00:00&quot;" office:value-type="time" office:time-value="PT1005609H36M18S">
            <text:p>09:36:18</text:p>
          </table:table-cell>
          <table:table-cell office:value-type="date" office:date-value="2014-09-18T12:40:01.000001">
            <text:p>18/09/2014</text:p>
          </table:table-cell>
          <table:table-cell table:formula="of:=[.D331]-&quot;03:00:00&quot;" office:value-type="time" office:time-value="PT1005609H40M01S">
            <text:p>09:40:01</text:p>
          </table:table-cell>
          <table:table-cell office:value-type="float" office:value="6">
            <text:p>6</text:p>
          </table:table-cell>
          <table:table-cell office:value-type="string">
            <text:p>MaTeus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03M42S">
            <text:p>00:03:42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32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32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time" office:time-value="PT00H00M27S">
            <text:p>00:00:27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33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33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00M35S">
            <text:p>00:00:35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34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34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  <table:table-cell office:value-type="string">
            <text:p>F</text:p>
          </table:table-cell>
          <table:table-cell office:value-type="time" office:time-value="PT00H00M38S">
            <text:p>00:00:38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35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35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0M42S">
            <text:p>00:00:42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36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36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string">
            <text:p>F</text:p>
          </table:table-cell>
          <table:table-cell office:value-type="time" office:time-value="PT00H00M46S">
            <text:p>00:00:46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37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37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6">
            <text:p>36</text:p>
          </table:table-cell>
          <table:table-cell office:value-type="float" office:value="142">
            <text:p>142</text:p>
          </table:table-cell>
          <table:table-cell office:value-type="string">
            <text:p>F</text:p>
          </table:table-cell>
          <table:table-cell office:value-type="time" office:time-value="PT00H00M53S">
            <text:p>00:00:53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38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38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0M56S">
            <text:p>00:00:56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39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39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7">
            <text:p>37</text:p>
          </table:table-cell>
          <table:table-cell office:value-type="float" office:value="146">
            <text:p>146</text:p>
          </table:table-cell>
          <table:table-cell office:value-type="string">
            <text:p>F</text:p>
          </table:table-cell>
          <table:table-cell office:value-type="time" office:time-value="PT00H01M00S">
            <text:p>00:01:00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40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40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1M04S">
            <text:p>00:01:04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41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41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01M07S">
            <text:p>00:01:07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42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42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F</text:p>
          </table:table-cell>
          <table:table-cell office:value-type="time" office:time-value="PT00H01M10S">
            <text:p>00:01:10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43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43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02M08S">
            <text:p>00:02:08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44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44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time" office:time-value="PT00H02M12S">
            <text:p>00:02:12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45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45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02M39S">
            <text:p>00:02:39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14-09-23T03:58:52">
            <text:p>23/09/2014</text:p>
          </table:table-cell>
          <table:table-cell table:formula="of:=[.B346]-&quot;03:00:00&quot;" office:value-type="time" office:time-value="PT1005720H58M52S">
            <text:p>00:58:52</text:p>
          </table:table-cell>
          <table:table-cell office:value-type="date" office:date-value="2014-09-23T04:01:36">
            <text:p>23/09/2014</text:p>
          </table:table-cell>
          <table:table-cell table:formula="of:=[.D346]-&quot;03:00:00&quot;" office:value-type="time" office:time-value="PT1005721H01M36S">
            <text:p>01:01:36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time" office:time-value="PT00H02M43S">
            <text:p>00:02:43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47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47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00M19S">
            <text:p>00:00:19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48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48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00M40S">
            <text:p>00:00:40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49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49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00M55S">
            <text:p>00:00:55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50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50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time" office:time-value="PT00H01M16S">
            <text:p>00:01:16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51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51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01M59S">
            <text:p>00:01:59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52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52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string">
            <text:p>F</text:p>
          </table:table-cell>
          <table:table-cell office:value-type="time" office:time-value="PT00H02M20S">
            <text:p>00:02:20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53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53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02M27S">
            <text:p>00:02:27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54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54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02M36S">
            <text:p>00:02:36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55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55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string">
            <text:p>F</text:p>
          </table:table-cell>
          <table:table-cell office:value-type="time" office:time-value="PT00H03M07S">
            <text:p>00:03:07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56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56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03M31S">
            <text:p>00:03:31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57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57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03M56S">
            <text:p>00:03:56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58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58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4M18S">
            <text:p>00:04:18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59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59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time" office:time-value="PT00H04M28S">
            <text:p>00:04:28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60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60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F</text:p>
          </table:table-cell>
          <table:table-cell office:value-type="time" office:time-value="PT00H04M42S">
            <text:p>00:04:42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14-09-23T19:38:19">
            <text:p>23/09/2014</text:p>
          </table:table-cell>
          <table:table-cell table:formula="of:=[.B361]-&quot;03:00:00&quot;" office:value-type="time" office:time-value="PT1005736H38M19S">
            <text:p>16:38:19</text:p>
          </table:table-cell>
          <table:table-cell office:value-type="date" office:date-value="2014-09-23T19:43:21">
            <text:p>23/09/2014</text:p>
          </table:table-cell>
          <table:table-cell table:formula="of:=[.D361]-&quot;03:00:00&quot;" office:value-type="time" office:time-value="PT1005736H43M21S">
            <text:p>16:43:21</text:p>
          </table:table-cell>
          <table:table-cell office:value-type="float" office:value="9">
            <text:p>9</text:p>
          </table:table-cell>
          <table:table-cell office:value-type="string">
            <text:p>Giacobo em Açao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05M01S">
            <text:p>00:05:01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62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62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00M05S">
            <text:p>00:00:05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63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63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00M13S">
            <text:p>00:00:13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64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64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0M20S">
            <text:p>00:00:20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65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65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00M24S">
            <text:p>00:00:24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66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66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0M31S">
            <text:p>00:00:31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67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67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00M36S">
            <text:p>00:00:36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68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68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F</text:p>
          </table:table-cell>
          <table:table-cell office:value-type="time" office:time-value="PT00H00M40S">
            <text:p>00:00:40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69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69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time" office:time-value="PT00H00M57S">
            <text:p>00:00:57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70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70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string">
            <text:p>T</text:p>
          </table:table-cell>
          <table:table-cell office:value-type="time" office:time-value="PT00H01M13S">
            <text:p>00:01:13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71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71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01M17S">
            <text:p>00:01:17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72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72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string">
            <text:p>F</text:p>
          </table:table-cell>
          <table:table-cell office:value-type="time" office:time-value="PT00H01M24S">
            <text:p>00:01:24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73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73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01M32S">
            <text:p>00:01:32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74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74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01M41S">
            <text:p>00:01:41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75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75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01M52S">
            <text:p>00:01:52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14-09-23T20:07:41">
            <text:p>23/09/2014</text:p>
          </table:table-cell>
          <table:table-cell table:formula="of:=[.B376]-&quot;03:00:00&quot;" office:value-type="time" office:time-value="PT1005737H07M41S">
            <text:p>17:07:41</text:p>
          </table:table-cell>
          <table:table-cell office:value-type="date" office:date-value="2014-09-23T20:09:40">
            <text:p>23/09/2014</text:p>
          </table:table-cell>
          <table:table-cell table:formula="of:=[.D376]-&quot;03:00:00&quot;" office:value-type="time" office:time-value="PT1005737H09M40S">
            <text:p>17:09:40</text:p>
          </table:table-cell>
          <table:table-cell office:value-type="float" office:value="10">
            <text:p>10</text:p>
          </table:table-cell>
          <table:table-cell office:value-type="string">
            <text:p>Juanes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string">
            <text:p>F</text:p>
          </table:table-cell>
          <table:table-cell office:value-type="time" office:time-value="PT00H01M59S">
            <text:p>00:01:59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77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77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string">
            <text:p>F</text:p>
          </table:table-cell>
          <table:table-cell office:value-type="time" office:time-value="PT00H01M03S">
            <text:p>00:01:03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78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78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office:value-type="string">
            <text:p>F</text:p>
          </table:table-cell>
          <table:table-cell office:value-type="time" office:time-value="PT00H15M48S">
            <text:p>00:15:48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79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79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15M54S">
            <text:p>00:15:54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80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80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string">
            <text:p>F</text:p>
          </table:table-cell>
          <table:table-cell office:value-type="time" office:time-value="PT00H15M59S">
            <text:p>00:15:59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81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81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6M03S">
            <text:p>00:16:03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82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82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16M07S">
            <text:p>00:16:07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83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83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F</text:p>
          </table:table-cell>
          <table:table-cell office:value-type="time" office:time-value="PT00H16M14S">
            <text:p>00:16:14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84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84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16M18S">
            <text:p>00:16:18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85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85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F</text:p>
          </table:table-cell>
          <table:table-cell office:value-type="time" office:time-value="PT00H16M23S">
            <text:p>00:16:23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86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86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F</text:p>
          </table:table-cell>
          <table:table-cell office:value-type="time" office:time-value="PT00H16M27S">
            <text:p>00:16:27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87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87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F</text:p>
          </table:table-cell>
          <table:table-cell office:value-type="time" office:time-value="PT00H16M31S">
            <text:p>00:16:31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88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88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16M43S">
            <text:p>00:16:43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89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89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string">
            <text:p>F</text:p>
          </table:table-cell>
          <table:table-cell office:value-type="time" office:time-value="PT00H16M50S">
            <text:p>00:16:50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90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90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20M07S">
            <text:p>00:20:07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14-09-23T21:15:29">
            <text:p>23/09/2014</text:p>
          </table:table-cell>
          <table:table-cell table:formula="of:=[.B391]-&quot;03:00:00&quot;" office:value-type="time" office:time-value="PT1005738H15M28.999999S">
            <text:p>18:15:29</text:p>
          </table:table-cell>
          <table:table-cell office:value-type="date" office:date-value="2014-09-23T21:35:48">
            <text:p>23/09/2014</text:p>
          </table:table-cell>
          <table:table-cell table:formula="of:=[.D391]-&quot;03:00:00&quot;" office:value-type="time" office:time-value="PT1005738H35M48S">
            <text:p>18:35:48</text:p>
          </table:table-cell>
          <table:table-cell office:value-type="float" office:value="4">
            <text:p>4</text:p>
          </table:table-cell>
          <table:table-cell office:value-type="string">
            <text:p>Luiz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F</text:p>
          </table:table-cell>
          <table:table-cell office:value-type="time" office:time-value="PT00H20M18S">
            <text:p>00:20:18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392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392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string">
            <text:p>F</text:p>
          </table:table-cell>
          <table:table-cell office:value-type="time" office:time-value="PT00H01M25S">
            <text:p>00:01:25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393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393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string">
            <text:p>F</text:p>
          </table:table-cell>
          <table:table-cell office:value-type="time" office:time-value="PT00H01M30S">
            <text:p>00:01:30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394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394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time" office:time-value="PT00H01M37S">
            <text:p>00:01:37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395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395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string">
            <text:p>F</text:p>
          </table:table-cell>
          <table:table-cell office:value-type="time" office:time-value="PT00H01M42S">
            <text:p>00:01:42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396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396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F</text:p>
          </table:table-cell>
          <table:table-cell office:value-type="time" office:time-value="PT00H02M01S">
            <text:p>00:02:01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397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397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string">
            <text:p>F</text:p>
          </table:table-cell>
          <table:table-cell office:value-type="time" office:time-value="PT00H02M16S">
            <text:p>00:02:16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398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398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F</text:p>
          </table:table-cell>
          <table:table-cell office:value-type="time" office:time-value="PT00H02M24S">
            <text:p>00:02:24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399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399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string">
            <text:p>F</text:p>
          </table:table-cell>
          <table:table-cell office:value-type="time" office:time-value="PT00H02M30S">
            <text:p>00:02:30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400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400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02M46S">
            <text:p>00:02:46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401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401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2M57S">
            <text:p>00:02:57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402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402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03M05S">
            <text:p>00:03:05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403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403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3M18S">
            <text:p>00:03:18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404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404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string">
            <text:p>F</text:p>
          </table:table-cell>
          <table:table-cell office:value-type="time" office:time-value="PT00H04M26S">
            <text:p>00:04:26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405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405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04M42S">
            <text:p>00:04:42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14-09-25T11:38:24">
            <text:p>25/09/2014</text:p>
          </table:table-cell>
          <table:table-cell table:formula="of:=[.B406]-&quot;03:00:00&quot;" office:value-type="time" office:time-value="PT1005776H38M24S">
            <text:p>08:38:24</text:p>
          </table:table-cell>
          <table:table-cell office:value-type="date" office:date-value="2014-09-25T11:43:49.000001">
            <text:p>25/09/2014</text:p>
          </table:table-cell>
          <table:table-cell table:formula="of:=[.D406]-&quot;03:00:00&quot;" office:value-type="time" office:time-value="PT1005776H43M49S">
            <text:p>08:43:49</text:p>
          </table:table-cell>
          <table:table-cell office:value-type="float" office:value="5">
            <text:p>5</text:p>
          </table:table-cell>
          <table:table-cell office:value-type="string">
            <text:p>Luiz OTávio de Quadr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05M24S">
            <text:p>00:05:24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07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07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01M19S">
            <text:p>00:01:19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08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08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03M58S">
            <text:p>00:03:58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09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09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4M55S">
            <text:p>00:04:55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10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10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5M08S">
            <text:p>00:05:08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11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11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07M21S">
            <text:p>00:07:21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12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12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08M00S">
            <text:p>00:08:00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13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13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08M41S">
            <text:p>00:08:41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14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14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11M32S">
            <text:p>00:11:32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15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15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44">
            <text:p>44</text:p>
          </table:table-cell>
          <table:table-cell office:value-type="float" office:value="174">
            <text:p>174</text:p>
          </table:table-cell>
          <table:table-cell office:value-type="string">
            <text:p>F</text:p>
          </table:table-cell>
          <table:table-cell office:value-type="time" office:time-value="PT00H14M12S">
            <text:p>00:14:12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16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16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14M59S">
            <text:p>00:14:59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17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17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16M11S">
            <text:p>00:16:11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18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18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50">
            <text:p>50</text:p>
          </table:table-cell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time" office:time-value="PT00H18M21S">
            <text:p>00:18:21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19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19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string">
            <text:p>F</text:p>
          </table:table-cell>
          <table:table-cell office:value-type="time" office:time-value="PT00H19M08S">
            <text:p>00:19:08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20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20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time" office:time-value="PT00H19M45S">
            <text:p>00:19:45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14-09-25T12:03:53">
            <text:p>25/09/2014</text:p>
          </table:table-cell>
          <table:table-cell table:formula="of:=[.B421]-&quot;03:00:00&quot;" office:value-type="time" office:time-value="PT1005777H03M53S">
            <text:p>09:03:53</text:p>
          </table:table-cell>
          <table:table-cell office:value-type="date" office:date-value="2014-09-25T12:24:01.000001">
            <text:p>25/09/2014</text:p>
          </table:table-cell>
          <table:table-cell table:formula="of:=[.D421]-&quot;03:00:00&quot;" office:value-type="time" office:time-value="PT1005777H24M01S">
            <text:p>09:24:01</text:p>
          </table:table-cell>
          <table:table-cell office:value-type="float" office:value="10">
            <text:p>10</text:p>
          </table:table-cell>
          <table:table-cell office:value-type="string">
            <text:p>marcelo nunes 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string">
            <text:p>F</text:p>
          </table:table-cell>
          <table:table-cell office:value-type="time" office:time-value="PT00H20M08S">
            <text:p>00:20:08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22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22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29">
            <text:p>29</text:p>
          </table:table-cell>
          <table:table-cell office:value-type="float" office:value="115">
            <text:p>115</text:p>
          </table:table-cell>
          <table:table-cell office:value-type="string">
            <text:p>F</text:p>
          </table:table-cell>
          <table:table-cell office:value-type="time" office:time-value="PT00H02M31S">
            <text:p>00:02:31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23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23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03M23S">
            <text:p>00:03:23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24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24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12M04S">
            <text:p>00:12:04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25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25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14M52S">
            <text:p>00:14:52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26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26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17M04S">
            <text:p>00:17:04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27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27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17M42S">
            <text:p>00:17:42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28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28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18M26S">
            <text:p>00:18:26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29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29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22M25S">
            <text:p>00:22:25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30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30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23M37S">
            <text:p>00:23:37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31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31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26M06S">
            <text:p>00:26:06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32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32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string">
            <text:p>T</text:p>
          </table:table-cell>
          <table:table-cell office:value-type="time" office:time-value="PT00H26M32S">
            <text:p>00:26:32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33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33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string">
            <text:p>F</text:p>
          </table:table-cell>
          <table:table-cell office:value-type="time" office:time-value="PT00H27M49S">
            <text:p>00:27:49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34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34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28M25S">
            <text:p>00:28:25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35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35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28M54S">
            <text:p>00:28:54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14-09-25T12:04:29">
            <text:p>25/09/2014</text:p>
          </table:table-cell>
          <table:table-cell table:formula="of:=[.B436]-&quot;03:00:00&quot;" office:value-type="time" office:time-value="PT1005777H04M29S">
            <text:p>09:04:29</text:p>
          </table:table-cell>
          <table:table-cell office:value-type="date" office:date-value="2014-09-25T12:35:43">
            <text:p>25/09/2014</text:p>
          </table:table-cell>
          <table:table-cell table:formula="of:=[.D436]-&quot;03:00:00&quot;" office:value-type="time" office:time-value="PT1005777H35M43S">
            <text:p>09:35:43</text:p>
          </table:table-cell>
          <table:table-cell office:value-type="float" office:value="12">
            <text:p>12</text:p>
          </table:table-cell>
          <table:table-cell office:value-type="string">
            <text:p>joao rodolFo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31M13S">
            <text:p>00:31:13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37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37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1M45S">
            <text:p>00:01:45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38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38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31">
            <text:p>31</text:p>
          </table:table-cell>
          <table:table-cell office:value-type="float" office:value="122">
            <text:p>122</text:p>
          </table:table-cell>
          <table:table-cell office:value-type="string">
            <text:p>F</text:p>
          </table:table-cell>
          <table:table-cell office:value-type="time" office:time-value="PT00H04M36S">
            <text:p>00:04:36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39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39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07M28S">
            <text:p>00:07:28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40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40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09M33S">
            <text:p>00:09:33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41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41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16M19S">
            <text:p>00:16:19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42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42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17M35S">
            <text:p>00:17:35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43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43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18M56S">
            <text:p>00:18:56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44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44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19M51S">
            <text:p>00:19:51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45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45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21M19S">
            <text:p>00:21:19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46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46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24M04S">
            <text:p>00:24:04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47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47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25M03S">
            <text:p>00:25:03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48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48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string">
            <text:p>T</text:p>
          </table:table-cell>
          <table:table-cell office:value-type="time" office:time-value="PT00H26M11S">
            <text:p>00:26:11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49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49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28M21S">
            <text:p>00:28:21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50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50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30M12S">
            <text:p>00:30:12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14-09-25T12:04:38">
            <text:p>25/09/2014</text:p>
          </table:table-cell>
          <table:table-cell table:formula="of:=[.B451]-&quot;03:00:00&quot;" office:value-type="time" office:time-value="PT1005777H04M38S">
            <text:p>09:04:38</text:p>
          </table:table-cell>
          <table:table-cell office:value-type="date" office:date-value="2014-09-25T12:35:19">
            <text:p>25/09/2014</text:p>
          </table:table-cell>
          <table:table-cell table:formula="of:=[.D451]-&quot;03:00:00&quot;" office:value-type="time" office:time-value="PT1005777H35M19S">
            <text:p>09:35:19</text:p>
          </table:table-cell>
          <table:table-cell office:value-type="float" office:value="13">
            <text:p>13</text:p>
          </table:table-cell>
          <table:table-cell office:value-type="string">
            <text:p>Thalia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30M41S">
            <text:p>00:30:41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52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52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F</text:p>
          </table:table-cell>
          <table:table-cell office:value-type="time" office:time-value="PT00H05M56S">
            <text:p>00:05:56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53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53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7M43S">
            <text:p>00:07:43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54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54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string">
            <text:p>F</text:p>
          </table:table-cell>
          <table:table-cell office:value-type="time" office:time-value="PT00H09M42S">
            <text:p>00:09:42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55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55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F</text:p>
          </table:table-cell>
          <table:table-cell office:value-type="time" office:time-value="PT00H12M33S">
            <text:p>00:12:33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56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56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13M41S">
            <text:p>00:13:41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57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57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string">
            <text:p>F</text:p>
          </table:table-cell>
          <table:table-cell office:value-type="time" office:time-value="PT00H15M12S">
            <text:p>00:15:12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58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58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16M30S">
            <text:p>00:16:30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59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59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17M17S">
            <text:p>00:17:17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60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60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time" office:time-value="PT00H19M40S">
            <text:p>00:19:40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61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61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20M51S">
            <text:p>00:20:51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62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62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21M53S">
            <text:p>00:21:53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63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63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F</text:p>
          </table:table-cell>
          <table:table-cell office:value-type="time" office:time-value="PT00H22M54S">
            <text:p>00:22:54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64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64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string">
            <text:p>F</text:p>
          </table:table-cell>
          <table:table-cell office:value-type="time" office:time-value="PT00H23M21S">
            <text:p>00:23:21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65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65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24M16S">
            <text:p>00:24:16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14-09-25T12:04:45">
            <text:p>25/09/2014</text:p>
          </table:table-cell>
          <table:table-cell table:formula="of:=[.B466]-&quot;03:00:00&quot;" office:value-type="time" office:time-value="PT1005777H04M45S">
            <text:p>09:04:45</text:p>
          </table:table-cell>
          <table:table-cell office:value-type="date" office:date-value="2014-09-25T12:30:12.000001">
            <text:p>25/09/2014</text:p>
          </table:table-cell>
          <table:table-cell table:formula="of:=[.D466]-&quot;03:00:00&quot;" office:value-type="time" office:time-value="PT1005777H30M12S">
            <text:p>09:30:12</text:p>
          </table:table-cell>
          <table:table-cell office:value-type="float" office:value="7">
            <text:p>7</text:p>
          </table:table-cell>
          <table:table-cell office:value-type="string">
            <text:p>douglas 123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string">
            <text:p>F</text:p>
          </table:table-cell>
          <table:table-cell office:value-type="time" office:time-value="PT00H25M26S">
            <text:p>00:25:26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67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67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1M13S">
            <text:p>00:01:13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68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68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01M52S">
            <text:p>00:01:52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69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69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03M28S">
            <text:p>00:03:28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70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70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04M54S">
            <text:p>00:04:54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71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71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05M46S">
            <text:p>00:05:46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72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72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06M04S">
            <text:p>00:06:04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73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73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07M06S">
            <text:p>00:07:06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74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74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time" office:time-value="PT00H11M03S">
            <text:p>00:11:03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75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75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12M41S">
            <text:p>00:12:41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76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76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time" office:time-value="PT00H15M47S">
            <text:p>00:15:47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77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77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19M55S">
            <text:p>00:19:55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78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78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time" office:time-value="PT00H20M51S">
            <text:p>00:20:51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79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79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time" office:time-value="PT00H24M39S">
            <text:p>00:24:39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80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80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24M47S">
            <text:p>00:24:47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14-09-25T12:04:55">
            <text:p>25/09/2014</text:p>
          </table:table-cell>
          <table:table-cell table:formula="of:=[.B481]-&quot;03:00:00&quot;" office:value-type="time" office:time-value="PT1005777H04M55S">
            <text:p>09:04:55</text:p>
          </table:table-cell>
          <table:table-cell office:value-type="date" office:date-value="2014-09-25T12:33:06">
            <text:p>25/09/2014</text:p>
          </table:table-cell>
          <table:table-cell table:formula="of:=[.D481]-&quot;03:00:00&quot;" office:value-type="time" office:time-value="PT1005777H33M06S">
            <text:p>09:33:06</text:p>
          </table:table-cell>
          <table:table-cell office:value-type="float" office:value="9">
            <text:p>9</text:p>
          </table:table-cell>
          <table:table-cell office:value-type="string">
            <text:p>willian da silva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string">
            <text:p>F</text:p>
          </table:table-cell>
          <table:table-cell office:value-type="time" office:time-value="PT00H28M10S">
            <text:p>00:28:10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82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82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2M39S">
            <text:p>00:02:39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83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83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06M52S">
            <text:p>00:06:52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84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84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08M41S">
            <text:p>00:08:41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85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85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10M34S">
            <text:p>00:10:34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86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86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12M26S">
            <text:p>00:12:26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87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87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14M30S">
            <text:p>00:14:30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88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88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string">
            <text:p>F</text:p>
          </table:table-cell>
          <table:table-cell office:value-type="time" office:time-value="PT00H15M12S">
            <text:p>00:15:12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89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89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8M44S">
            <text:p>00:18:44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90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90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20M31S">
            <text:p>00:20:31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91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91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time" office:time-value="PT00H23M47S">
            <text:p>00:23:47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92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92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24M42S">
            <text:p>00:24:42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93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93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string">
            <text:p>T</text:p>
          </table:table-cell>
          <table:table-cell office:value-type="time" office:time-value="PT00H25M53S">
            <text:p>00:25:53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94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94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26M01S">
            <text:p>00:26:01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95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95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26M08S">
            <text:p>00:26:08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14-09-25T12:05:01">
            <text:p>25/09/2014</text:p>
          </table:table-cell>
          <table:table-cell table:formula="of:=[.B496]-&quot;03:00:00&quot;" office:value-type="time" office:time-value="PT1005777H05M01S">
            <text:p>09:05:01</text:p>
          </table:table-cell>
          <table:table-cell office:value-type="date" office:date-value="2014-09-25T12:32:32">
            <text:p>25/09/2014</text:p>
          </table:table-cell>
          <table:table-cell table:formula="of:=[.D496]-&quot;03:00:00&quot;" office:value-type="time" office:time-value="PT1005777H32M32S">
            <text:p>09:32:32</text:p>
          </table:table-cell>
          <table:table-cell office:value-type="float" office:value="13">
            <text:p>13</text:p>
          </table:table-cell>
          <table:table-cell office:value-type="string">
            <text:p>helen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T</text:p>
          </table:table-cell>
          <table:table-cell office:value-type="time" office:time-value="PT00H27M31S">
            <text:p>00:27:31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497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497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04M39S">
            <text:p>00:04:39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498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498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F</text:p>
          </table:table-cell>
          <table:table-cell office:value-type="time" office:time-value="PT00H13M55S">
            <text:p>00:13:55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499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499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string">
            <text:p>T</text:p>
          </table:table-cell>
          <table:table-cell office:value-type="time" office:time-value="PT00H14M44S">
            <text:p>00:14:44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00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00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5M25S">
            <text:p>00:15:25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01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01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15M58S">
            <text:p>00:15:58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02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02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16M46S">
            <text:p>00:16:46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03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03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21M11S">
            <text:p>00:21:11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04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04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23M24S">
            <text:p>00:23:24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05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05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time" office:time-value="PT00H23M29S">
            <text:p>00:23:29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06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06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23M41S">
            <text:p>00:23:41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07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07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23M49S">
            <text:p>00:23:49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08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08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24M03S">
            <text:p>00:24:03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09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09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25M39S">
            <text:p>00:25:39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10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10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26M45S">
            <text:p>00:26:45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14-09-25T12:05:04">
            <text:p>25/09/2014</text:p>
          </table:table-cell>
          <table:table-cell table:formula="of:=[.B511]-&quot;03:00:00&quot;" office:value-type="time" office:time-value="PT1005777H05M04S">
            <text:p>09:05:04</text:p>
          </table:table-cell>
          <table:table-cell office:value-type="date" office:date-value="2014-09-25T12:33:54">
            <text:p>25/09/2014</text:p>
          </table:table-cell>
          <table:table-cell table:formula="of:=[.D511]-&quot;03:00:00&quot;" office:value-type="time" office:time-value="PT1005777H33M54S">
            <text:p>09:33:54</text:p>
          </table:table-cell>
          <table:table-cell office:value-type="float" office:value="11">
            <text:p>11</text:p>
          </table:table-cell>
          <table:table-cell office:value-type="string">
            <text:p>jessica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28M49S">
            <text:p>00:28:49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12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12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34">
            <text:p>34</text:p>
          </table:table-cell>
          <table:table-cell office:value-type="float" office:value="133">
            <text:p>133</text:p>
          </table:table-cell>
          <table:table-cell office:value-type="string">
            <text:p>T</text:p>
          </table:table-cell>
          <table:table-cell office:value-type="time" office:time-value="PT00H05M14S">
            <text:p>00:05:14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13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13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09M10S">
            <text:p>00:09:10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14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14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time" office:time-value="PT00H11M35S">
            <text:p>00:11:35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15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15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string">
            <text:p>F</text:p>
          </table:table-cell>
          <table:table-cell office:value-type="time" office:time-value="PT00H12M37S">
            <text:p>00:12:37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16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16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time" office:time-value="PT00H16M59S">
            <text:p>00:16:59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17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17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17M49S">
            <text:p>00:17:49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18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18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string">
            <text:p>F</text:p>
          </table:table-cell>
          <table:table-cell office:value-type="time" office:time-value="PT00H20M17S">
            <text:p>00:20:17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19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19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21M41S">
            <text:p>00:21:41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20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20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F</text:p>
          </table:table-cell>
          <table:table-cell office:value-type="time" office:time-value="PT00H23M02S">
            <text:p>00:23:02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21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21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49">
            <text:p>49</text:p>
          </table:table-cell>
          <table:table-cell office:value-type="float" office:value="194">
            <text:p>194</text:p>
          </table:table-cell>
          <table:table-cell office:value-type="string">
            <text:p>F</text:p>
          </table:table-cell>
          <table:table-cell office:value-type="time" office:time-value="PT00H24M39S">
            <text:p>00:24:39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22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22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string">
            <text:p>T</text:p>
          </table:table-cell>
          <table:table-cell office:value-type="time" office:time-value="PT00H25M24S">
            <text:p>00:25:24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23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23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time" office:time-value="PT00H27M28S">
            <text:p>00:27:28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24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24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string">
            <text:p>F</text:p>
          </table:table-cell>
          <table:table-cell office:value-type="time" office:time-value="PT00H28M22S">
            <text:p>00:28:22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25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25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29M29S">
            <text:p>00:29:29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14-09-25T12:05:16">
            <text:p>25/09/2014</text:p>
          </table:table-cell>
          <table:table-cell table:formula="of:=[.B526]-&quot;03:00:00&quot;" office:value-type="time" office:time-value="PT1005777H05M16S">
            <text:p>09:05:16</text:p>
          </table:table-cell>
          <table:table-cell office:value-type="date" office:date-value="2014-09-25T12:35:42">
            <text:p>25/09/2014</text:p>
          </table:table-cell>
          <table:table-cell table:formula="of:=[.D526]-&quot;03:00:00&quot;" office:value-type="time" office:time-value="PT1005777H35M42S">
            <text:p>09:35:42</text:p>
          </table:table-cell>
          <table:table-cell office:value-type="float" office:value="5">
            <text:p>5</text:p>
          </table:table-cell>
          <table:table-cell office:value-type="string">
            <text:p>daniel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F</text:p>
          </table:table-cell>
          <table:table-cell office:value-type="time" office:time-value="PT00H30M25S">
            <text:p>00:30:25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27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27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01M59S">
            <text:p>00:01:59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28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28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02M33S">
            <text:p>00:02:33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29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29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03M56S">
            <text:p>00:03:56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30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30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04M23S">
            <text:p>00:04:23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31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31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string">
            <text:p>T</text:p>
          </table:table-cell>
          <table:table-cell office:value-type="time" office:time-value="PT00H04M49S">
            <text:p>00:04:49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32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32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F</text:p>
          </table:table-cell>
          <table:table-cell office:value-type="time" office:time-value="PT00H05M08S">
            <text:p>00:05:08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33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33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F</text:p>
          </table:table-cell>
          <table:table-cell office:value-type="time" office:time-value="PT00H05M33S">
            <text:p>00:05:33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34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34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string">
            <text:p>F</text:p>
          </table:table-cell>
          <table:table-cell office:value-type="time" office:time-value="PT00H06M19S">
            <text:p>00:06:19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35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35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string">
            <text:p>F</text:p>
          </table:table-cell>
          <table:table-cell office:value-type="time" office:time-value="PT00H06M39S">
            <text:p>00:06:39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36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36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07M08S">
            <text:p>00:07:08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37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37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7M33S">
            <text:p>00:07:33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38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38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8M05S">
            <text:p>00:08:05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39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39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08M50S">
            <text:p>00:08:50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40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40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string">
            <text:p>F</text:p>
          </table:table-cell>
          <table:table-cell office:value-type="time" office:time-value="PT00H09M18S">
            <text:p>00:09:18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14-09-25T12:05:21">
            <text:p>25/09/2014</text:p>
          </table:table-cell>
          <table:table-cell table:formula="of:=[.B541]-&quot;03:00:00&quot;" office:value-type="time" office:time-value="PT1005777H05M21S">
            <text:p>09:05:21</text:p>
          </table:table-cell>
          <table:table-cell office:value-type="date" office:date-value="2014-09-25T12:15:11">
            <text:p>25/09/2014</text:p>
          </table:table-cell>
          <table:table-cell table:formula="of:=[.D541]-&quot;03:00:00&quot;" office:value-type="time" office:time-value="PT1005777H15M11S">
            <text:p>09:15:11</text:p>
          </table:table-cell>
          <table:table-cell office:value-type="float" office:value="7">
            <text:p>7</text:p>
          </table:table-cell>
          <table:table-cell office:value-type="string">
            <text:p>Eduardo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string">
            <text:p>F</text:p>
          </table:table-cell>
          <table:table-cell office:value-type="time" office:time-value="PT00H09M50S">
            <text:p>00:09:50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42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42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21M17S">
            <text:p>00:21:17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43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43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22M41S">
            <text:p>00:22:41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44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44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23M15S">
            <text:p>00:23:15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45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45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25M17S">
            <text:p>00:25:17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46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46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25M49S">
            <text:p>00:25:49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47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47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26M00S">
            <text:p>00:26:00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48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48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26M10S">
            <text:p>00:26:10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49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49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26M19S">
            <text:p>00:26:19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50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50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28M12S">
            <text:p>00:28:12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51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51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28M38S">
            <text:p>00:28:38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52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52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string">
            <text:p>T</text:p>
          </table:table-cell>
          <table:table-cell office:value-type="time" office:time-value="PT00H31M02S">
            <text:p>00:31:02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53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53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32M03S">
            <text:p>00:32:03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54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54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time" office:time-value="PT00H33M27S">
            <text:p>00:33:27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55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55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34M01S">
            <text:p>00:34:01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14-09-25T12:05:27">
            <text:p>25/09/2014</text:p>
          </table:table-cell>
          <table:table-cell table:formula="of:=[.B556]-&quot;03:00:00&quot;" office:value-type="time" office:time-value="PT1005777H05M27S">
            <text:p>09:05:27</text:p>
          </table:table-cell>
          <table:table-cell office:value-type="date" office:date-value="2014-09-25T12:40:05">
            <text:p>25/09/2014</text:p>
          </table:table-cell>
          <table:table-cell table:formula="of:=[.D556]-&quot;03:00:00&quot;" office:value-type="time" office:time-value="PT1005777H40M05S">
            <text:p>09:40:05</text:p>
          </table:table-cell>
          <table:table-cell office:value-type="float" office:value="12">
            <text:p>12</text:p>
          </table:table-cell>
          <table:table-cell office:value-type="string">
            <text:p>RaFael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F</text:p>
          </table:table-cell>
          <table:table-cell office:value-type="time" office:time-value="PT00H34M37S">
            <text:p>00:34:37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57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57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string">
            <text:p>F</text:p>
          </table:table-cell>
          <table:table-cell office:value-type="time" office:time-value="PT00H01M03S">
            <text:p>00:01:03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58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58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2M09S">
            <text:p>00:02:09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59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59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06M13S">
            <text:p>00:06:13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60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60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T</text:p>
          </table:table-cell>
          <table:table-cell office:value-type="time" office:time-value="PT00H06M25S">
            <text:p>00:06:25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61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61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07M42S">
            <text:p>00:07:42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62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62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string">
            <text:p>F</text:p>
          </table:table-cell>
          <table:table-cell office:value-type="time" office:time-value="PT00H09M44S">
            <text:p>00:09:44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63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63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12M18S">
            <text:p>00:12:18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64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64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13M31S">
            <text:p>00:13:31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65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65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13M40S">
            <text:p>00:13:40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66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66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42">
            <text:p>42</text:p>
          </table:table-cell>
          <table:table-cell office:value-type="float" office:value="165">
            <text:p>165</text:p>
          </table:table-cell>
          <table:table-cell office:value-type="string">
            <text:p>T</text:p>
          </table:table-cell>
          <table:table-cell office:value-type="time" office:time-value="PT00H14M37S">
            <text:p>00:14:37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67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67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5M21S">
            <text:p>00:15:21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68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68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15M54S">
            <text:p>00:15:54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69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69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string">
            <text:p>F</text:p>
          </table:table-cell>
          <table:table-cell office:value-type="time" office:time-value="PT00H16M38S">
            <text:p>00:16:38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70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70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string">
            <text:p>F</text:p>
          </table:table-cell>
          <table:table-cell office:value-type="time" office:time-value="PT00H20M11S">
            <text:p>00:20:11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14-09-25T12:05:38.999999">
            <text:p>25/09/2014</text:p>
          </table:table-cell>
          <table:table-cell table:formula="of:=[.B571]-&quot;03:00:00&quot;" office:value-type="time" office:time-value="PT1005777H05M38.999999S">
            <text:p>09:05:39</text:p>
          </table:table-cell>
          <table:table-cell office:value-type="date" office:date-value="2014-09-25T12:26:24">
            <text:p>25/09/2014</text:p>
          </table:table-cell>
          <table:table-cell table:formula="of:=[.D571]-&quot;03:00:00&quot;" office:value-type="time" office:time-value="PT1005777H26M24S">
            <text:p>09:26:24</text:p>
          </table:table-cell>
          <table:table-cell office:value-type="float" office:value="9">
            <text:p>9</text:p>
          </table:table-cell>
          <table:table-cell office:value-type="string">
            <text:p>gabriel bao</text:p>
          </table:table-cell>
          <table:table-cell office:value-type="float" office:value="41">
            <text:p>41</text:p>
          </table:table-cell>
          <table:table-cell office:value-type="float" office:value="164">
            <text:p>164</text:p>
          </table:table-cell>
          <table:table-cell office:value-type="string">
            <text:p>F</text:p>
          </table:table-cell>
          <table:table-cell office:value-type="time" office:time-value="PT00H20M45S">
            <text:p>00:20:45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72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72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02M03S">
            <text:p>00:02:03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73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73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time" office:time-value="PT00H03M15S">
            <text:p>00:03:15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74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74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04M22S">
            <text:p>00:04:22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75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75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06M08S">
            <text:p>00:06:08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76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76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F</text:p>
          </table:table-cell>
          <table:table-cell office:value-type="time" office:time-value="PT00H06M45S">
            <text:p>00:06:45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77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77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office:value-type="string">
            <text:p>F</text:p>
          </table:table-cell>
          <table:table-cell office:value-type="time" office:time-value="PT00H08M14S">
            <text:p>00:08:14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78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78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29">
            <text:p>29</text:p>
          </table:table-cell>
          <table:table-cell office:value-type="float" office:value="115">
            <text:p>115</text:p>
          </table:table-cell>
          <table:table-cell office:value-type="string">
            <text:p>F</text:p>
          </table:table-cell>
          <table:table-cell office:value-type="time" office:time-value="PT00H09M49S">
            <text:p>00:09:49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79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79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11M05S">
            <text:p>00:11:05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80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80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string">
            <text:p>T</text:p>
          </table:table-cell>
          <table:table-cell office:value-type="time" office:time-value="PT00H12M36S">
            <text:p>00:12:36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81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81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T</text:p>
          </table:table-cell>
          <table:table-cell office:value-type="time" office:time-value="PT00H15M08S">
            <text:p>00:15:08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82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82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16M33S">
            <text:p>00:16:33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83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83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18M14S">
            <text:p>00:18:14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84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84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8M36S">
            <text:p>00:18:36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85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85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time" office:time-value="PT00H19M09S">
            <text:p>00:19:09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14-09-25T12:05:41">
            <text:p>25/09/2014</text:p>
          </table:table-cell>
          <table:table-cell table:formula="of:=[.B586]-&quot;03:00:00&quot;" office:value-type="time" office:time-value="PT1005777H05M41S">
            <text:p>09:05:41</text:p>
          </table:table-cell>
          <table:table-cell office:value-type="date" office:date-value="2014-09-25T12:27:12.000001">
            <text:p>25/09/2014</text:p>
          </table:table-cell>
          <table:table-cell table:formula="of:=[.D586]-&quot;03:00:00&quot;" office:value-type="time" office:time-value="PT1005777H27M12S">
            <text:p>09:27:12</text:p>
          </table:table-cell>
          <table:table-cell office:value-type="float" office:value="10">
            <text:p>10</text:p>
          </table:table-cell>
          <table:table-cell office:value-type="string">
            <text:p>Guilherme 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21M31S">
            <text:p>00:21:31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87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87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office:value-type="string">
            <text:p>F</text:p>
          </table:table-cell>
          <table:table-cell office:value-type="time" office:time-value="PT00H01M53S">
            <text:p>00:01:53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88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88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44">
            <text:p>44</text:p>
          </table:table-cell>
          <table:table-cell office:value-type="float" office:value="175">
            <text:p>175</text:p>
          </table:table-cell>
          <table:table-cell office:value-type="string">
            <text:p>F</text:p>
          </table:table-cell>
          <table:table-cell office:value-type="time" office:time-value="PT00H04M48S">
            <text:p>00:04:48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89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89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06M09S">
            <text:p>00:06:09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90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90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7M04S">
            <text:p>00:07:04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91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91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7M50S">
            <text:p>00:07:50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92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92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F</text:p>
          </table:table-cell>
          <table:table-cell office:value-type="time" office:time-value="PT00H09M05S">
            <text:p>00:09:05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93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93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09M45S">
            <text:p>00:09:45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94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94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 office:value-type="time" office:time-value="PT00H10M07S">
            <text:p>00:10:07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95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95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10M30S">
            <text:p>00:10:30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96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96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11M41S">
            <text:p>00:11:41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97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97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13M14S">
            <text:p>00:13:14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98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98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time" office:time-value="PT00H13M34S">
            <text:p>00:13:34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599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599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string">
            <text:p>F</text:p>
          </table:table-cell>
          <table:table-cell office:value-type="time" office:time-value="PT00H14M02S">
            <text:p>00:14:02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600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600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14M22S">
            <text:p>00:14:22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14-09-25T12:05:44">
            <text:p>25/09/2014</text:p>
          </table:table-cell>
          <table:table-cell table:formula="of:=[.B601]-&quot;03:00:00&quot;" office:value-type="time" office:time-value="PT1005777H05M44S">
            <text:p>09:05:44</text:p>
          </table:table-cell>
          <table:table-cell office:value-type="date" office:date-value="2014-09-25T12:21:41">
            <text:p>25/09/2014</text:p>
          </table:table-cell>
          <table:table-cell table:formula="of:=[.D601]-&quot;03:00:00&quot;" office:value-type="time" office:time-value="PT1005777H21M41S">
            <text:p>09:21:41</text:p>
          </table:table-cell>
          <table:table-cell office:value-type="float" office:value="8">
            <text:p>8</text:p>
          </table:table-cell>
          <table:table-cell office:value-type="string">
            <text:p>maria crisTina</text:p>
          </table:table-cell>
          <table:table-cell office:value-type="float" office:value="49">
            <text:p>49</text:p>
          </table:table-cell>
          <table:table-cell office:value-type="float" office:value="195">
            <text:p>195</text:p>
          </table:table-cell>
          <table:table-cell office:value-type="string">
            <text:p>F</text:p>
          </table:table-cell>
          <table:table-cell office:value-type="time" office:time-value="PT00H15M56S">
            <text:p>00:15:56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02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02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01M30S">
            <text:p>00:01:30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03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03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02M10S">
            <text:p>00:02:10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04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04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time" office:time-value="PT00H05M18S">
            <text:p>00:05:18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05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05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string">
            <text:p>F</text:p>
          </table:table-cell>
          <table:table-cell office:value-type="time" office:time-value="PT00H06M04S">
            <text:p>00:06:04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06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06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7M01S">
            <text:p>00:07:01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07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07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7M44S">
            <text:p>00:07:44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08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08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time" office:time-value="PT00H09M49S">
            <text:p>00:09:49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09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09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11M56S">
            <text:p>00:11:56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10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10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14M58S">
            <text:p>00:14:58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11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11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15M05S">
            <text:p>00:15:05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12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12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F</text:p>
          </table:table-cell>
          <table:table-cell office:value-type="time" office:time-value="PT00H16M45S">
            <text:p>00:16:45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13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13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18M22S">
            <text:p>00:18:22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14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14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18M57S">
            <text:p>00:18:57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15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15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string">
            <text:p>F</text:p>
          </table:table-cell>
          <table:table-cell office:value-type="time" office:time-value="PT00H20M10S">
            <text:p>00:20:10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14-09-25T12:05:47">
            <text:p>25/09/2014</text:p>
          </table:table-cell>
          <table:table-cell table:formula="of:=[.B616]-&quot;03:00:00&quot;" office:value-type="time" office:time-value="PT1005777H05M47S">
            <text:p>09:05:47</text:p>
          </table:table-cell>
          <table:table-cell office:value-type="date" office:date-value="2014-09-25T12:26:50">
            <text:p>25/09/2014</text:p>
          </table:table-cell>
          <table:table-cell table:formula="of:=[.D616]-&quot;03:00:00&quot;" office:value-type="time" office:time-value="PT1005777H26M50S">
            <text:p>09:26:50</text:p>
          </table:table-cell>
          <table:table-cell office:value-type="float" office:value="6">
            <text:p>6</text:p>
          </table:table-cell>
          <table:table-cell office:value-type="string">
            <text:p>LeTicia Maria Biazus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F</text:p>
          </table:table-cell>
          <table:table-cell office:value-type="time" office:time-value="PT00H21M03S">
            <text:p>00:21:03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17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17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01M03S">
            <text:p>00:01:03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18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18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string">
            <text:p>F</text:p>
          </table:table-cell>
          <table:table-cell office:value-type="time" office:time-value="PT00H02M45S">
            <text:p>00:02:45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19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19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42">
            <text:p>42</text:p>
          </table:table-cell>
          <table:table-cell office:value-type="float" office:value="167">
            <text:p>167</text:p>
          </table:table-cell>
          <table:table-cell office:value-type="string">
            <text:p>F</text:p>
          </table:table-cell>
          <table:table-cell office:value-type="time" office:time-value="PT00H03M27S">
            <text:p>00:03:27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20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20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string">
            <text:p>F</text:p>
          </table:table-cell>
          <table:table-cell office:value-type="time" office:time-value="PT00H04M11S">
            <text:p>00:04:11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21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21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F</text:p>
          </table:table-cell>
          <table:table-cell office:value-type="time" office:time-value="PT00H05M16S">
            <text:p>00:05:16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22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22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time" office:time-value="PT00H05M46S">
            <text:p>00:05:46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23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23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08M23S">
            <text:p>00:08:23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24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24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08M52S">
            <text:p>00:08:52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25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25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10M37S">
            <text:p>00:10:37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26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26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F</text:p>
          </table:table-cell>
          <table:table-cell office:value-type="time" office:time-value="PT00H12M53S">
            <text:p>00:12:53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27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27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41">
            <text:p>41</text:p>
          </table:table-cell>
          <table:table-cell office:value-type="float" office:value="161">
            <text:p>161</text:p>
          </table:table-cell>
          <table:table-cell office:value-type="string">
            <text:p>T</text:p>
          </table:table-cell>
          <table:table-cell office:value-type="time" office:time-value="PT00H14M31S">
            <text:p>00:14:31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28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28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F</text:p>
          </table:table-cell>
          <table:table-cell office:value-type="time" office:time-value="PT00H17M40S">
            <text:p>00:17:40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29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29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F</text:p>
          </table:table-cell>
          <table:table-cell office:value-type="time" office:time-value="PT00H17M45S">
            <text:p>00:17:45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30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30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time" office:time-value="PT00H18M15S">
            <text:p>00:18:15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14-09-25T12:05:53">
            <text:p>25/09/2014</text:p>
          </table:table-cell>
          <table:table-cell table:formula="of:=[.B631]-&quot;03:00:00&quot;" office:value-type="time" office:time-value="PT1005777H05M53S">
            <text:p>09:05:53</text:p>
          </table:table-cell>
          <table:table-cell office:value-type="date" office:date-value="2014-09-25T12:24:58">
            <text:p>25/09/2014</text:p>
          </table:table-cell>
          <table:table-cell table:formula="of:=[.D631]-&quot;03:00:00&quot;" office:value-type="time" office:time-value="PT1005777H24M58S">
            <text:p>09:24:58</text:p>
          </table:table-cell>
          <table:table-cell office:value-type="float" office:value="4">
            <text:p>4</text:p>
          </table:table-cell>
          <table:table-cell office:value-type="string">
            <text:p>monica</text:p>
          </table:table-cell>
          <table:table-cell office:value-type="float" office:value="50">
            <text:p>50</text:p>
          </table:table-cell>
          <table:table-cell office:value-type="float" office:value="199">
            <text:p>199</text:p>
          </table:table-cell>
          <table:table-cell office:value-type="string">
            <text:p>F</text:p>
          </table:table-cell>
          <table:table-cell office:value-type="time" office:time-value="PT00H19M04S">
            <text:p>00:19:04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32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32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office:value-type="string">
            <text:p>F</text:p>
          </table:table-cell>
          <table:table-cell office:value-type="time" office:time-value="PT00H01M05S">
            <text:p>00:01:05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33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33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45">
            <text:p>45</text:p>
          </table:table-cell>
          <table:table-cell office:value-type="float" office:value="179">
            <text:p>179</text:p>
          </table:table-cell>
          <table:table-cell office:value-type="string">
            <text:p>F</text:p>
          </table:table-cell>
          <table:table-cell office:value-type="time" office:time-value="PT00H02M08S">
            <text:p>00:02:08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34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34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office:value-type="string">
            <text:p>F</text:p>
          </table:table-cell>
          <table:table-cell office:value-type="time" office:time-value="PT00H03M20S">
            <text:p>00:03:20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35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35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4">
            <text:p>34</text:p>
          </table:table-cell>
          <table:table-cell office:value-type="float" office:value="133">
            <text:p>133</text:p>
          </table:table-cell>
          <table:table-cell office:value-type="string">
            <text:p>T</text:p>
          </table:table-cell>
          <table:table-cell office:value-type="time" office:time-value="PT00H04M09S">
            <text:p>00:04:09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36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36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04M54S">
            <text:p>00:04:54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37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37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F</text:p>
          </table:table-cell>
          <table:table-cell office:value-type="time" office:time-value="PT00H08M20S">
            <text:p>00:08:20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38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38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time" office:time-value="PT00H08M36S">
            <text:p>00:08:36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39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39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time" office:time-value="PT00H10M03S">
            <text:p>00:10:03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40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40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string">
            <text:p>F</text:p>
          </table:table-cell>
          <table:table-cell office:value-type="time" office:time-value="PT00H10M26S">
            <text:p>00:10:26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41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41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time" office:time-value="PT00H11M37S">
            <text:p>00:11:37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42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42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string">
            <text:p>F</text:p>
          </table:table-cell>
          <table:table-cell office:value-type="time" office:time-value="PT00H12M10S">
            <text:p>00:12:10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43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43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14M01S">
            <text:p>00:14:01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44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44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16M08S">
            <text:p>00:16:08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45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45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F</text:p>
          </table:table-cell>
          <table:table-cell office:value-type="time" office:time-value="PT00H16M41S">
            <text:p>00:16:41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14-09-25T12:06:41">
            <text:p>25/09/2014</text:p>
          </table:table-cell>
          <table:table-cell table:formula="of:=[.B646]-&quot;03:00:00&quot;" office:value-type="time" office:time-value="PT1005777H06M41S">
            <text:p>09:06:41</text:p>
          </table:table-cell>
          <table:table-cell office:value-type="date" office:date-value="2014-09-25T12:24:28.000001">
            <text:p>25/09/2014</text:p>
          </table:table-cell>
          <table:table-cell table:formula="of:=[.D646]-&quot;03:00:00&quot;" office:value-type="time" office:time-value="PT1005777H24M28S">
            <text:p>09:24:28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F</text:p>
          </table:table-cell>
          <table:table-cell office:value-type="time" office:time-value="PT00H17M47S">
            <text:p>00:17:47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47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47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02M36S">
            <text:p>00:02:36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48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48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03M22S">
            <text:p>00:03:22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49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49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5M14S">
            <text:p>00:05:14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50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50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12M58S">
            <text:p>00:12:58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51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51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14M59S">
            <text:p>00:14:59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52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52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16M48S">
            <text:p>00:16:48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53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53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18M21S">
            <text:p>00:18:21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54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54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19M33S">
            <text:p>00:19:33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55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55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21M42S">
            <text:p>00:21:42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56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56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23M33S">
            <text:p>00:23:33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57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57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41">
            <text:p>41</text:p>
          </table:table-cell>
          <table:table-cell office:value-type="float" office:value="161">
            <text:p>161</text:p>
          </table:table-cell>
          <table:table-cell office:value-type="string">
            <text:p>T</text:p>
          </table:table-cell>
          <table:table-cell office:value-type="time" office:time-value="PT00H26M25S">
            <text:p>00:26:25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58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58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string">
            <text:p>F</text:p>
          </table:table-cell>
          <table:table-cell office:value-type="time" office:time-value="PT00H27M10S">
            <text:p>00:27:10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59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59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time" office:time-value="PT00H28M45S">
            <text:p>00:28:45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60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60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29M33S">
            <text:p>00:29:33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14-09-25T12:06:43">
            <text:p>25/09/2014</text:p>
          </table:table-cell>
          <table:table-cell table:formula="of:=[.B661]-&quot;03:00:00&quot;" office:value-type="time" office:time-value="PT1005777H06M43S">
            <text:p>09:06:43</text:p>
          </table:table-cell>
          <table:table-cell office:value-type="date" office:date-value="2014-09-25T12:38:28">
            <text:p>25/09/2014</text:p>
          </table:table-cell>
          <table:table-cell table:formula="of:=[.D661]-&quot;03:00:00&quot;" office:value-type="time" office:time-value="PT1005777H38M28S">
            <text:p>09:38:28</text:p>
          </table:table-cell>
          <table:table-cell office:value-type="float" office:value="11">
            <text:p>11</text:p>
          </table:table-cell>
          <table:table-cell office:value-type="string">
            <text:p>bruna loiza gobaTTo 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31M45S">
            <text:p>00:31:45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62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62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F</text:p>
          </table:table-cell>
          <table:table-cell office:value-type="time" office:time-value="PT00H01M35S">
            <text:p>00:01:35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63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63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2M46S">
            <text:p>00:02:46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64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64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04M39S">
            <text:p>00:04:39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65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65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49">
            <text:p>49</text:p>
          </table:table-cell>
          <table:table-cell office:value-type="float" office:value="194">
            <text:p>194</text:p>
          </table:table-cell>
          <table:table-cell office:value-type="string">
            <text:p>F</text:p>
          </table:table-cell>
          <table:table-cell office:value-type="time" office:time-value="PT00H10M14S">
            <text:p>00:10:14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66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66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T</text:p>
          </table:table-cell>
          <table:table-cell office:value-type="time" office:time-value="PT00H11M31S">
            <text:p>00:11:31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67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67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12M49S">
            <text:p>00:12:49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68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68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15M23S">
            <text:p>00:15:23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69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69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17M10S">
            <text:p>00:17:10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70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70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18M35S">
            <text:p>00:18:35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71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71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office:value-type="string">
            <text:p>F</text:p>
          </table:table-cell>
          <table:table-cell office:value-type="time" office:time-value="PT00H18M57S">
            <text:p>00:18:57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72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72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string">
            <text:p>F</text:p>
          </table:table-cell>
          <table:table-cell office:value-type="time" office:time-value="PT00H20M46S">
            <text:p>00:20:46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73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73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21M50S">
            <text:p>00:21:50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74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74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22M08S">
            <text:p>00:22:08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75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75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string">
            <text:p>F</text:p>
          </table:table-cell>
          <table:table-cell office:value-type="time" office:time-value="PT00H23M45S">
            <text:p>00:23:45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14-09-25T12:06:55">
            <text:p>25/09/2014</text:p>
          </table:table-cell>
          <table:table-cell table:formula="of:=[.B676]-&quot;03:00:00&quot;" office:value-type="time" office:time-value="PT1005777H06M55S">
            <text:p>09:06:55</text:p>
          </table:table-cell>
          <table:table-cell office:value-type="date" office:date-value="2014-09-25T12:32:06">
            <text:p>25/09/2014</text:p>
          </table:table-cell>
          <table:table-cell table:formula="of:=[.D676]-&quot;03:00:00&quot;" office:value-type="time" office:time-value="PT1005777H32M06S">
            <text:p>09:32:06</text:p>
          </table:table-cell>
          <table:table-cell office:value-type="float" office:value="8">
            <text:p>8</text:p>
          </table:table-cell>
          <table:table-cell office:value-type="string">
            <text:p>edevandro silveira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string">
            <text:p>F</text:p>
          </table:table-cell>
          <table:table-cell office:value-type="time" office:time-value="PT00H25M11S">
            <text:p>00:25:11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77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77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2M56S">
            <text:p>00:02:56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78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78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3M40S">
            <text:p>00:03:40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79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79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04M41S">
            <text:p>00:04:41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80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80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time" office:time-value="PT00H08M08S">
            <text:p>00:08:08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81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81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F</text:p>
          </table:table-cell>
          <table:table-cell office:value-type="time" office:time-value="PT00H09M17S">
            <text:p>00:09:17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82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82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string">
            <text:p>F</text:p>
          </table:table-cell>
          <table:table-cell office:value-type="time" office:time-value="PT00H10M59S">
            <text:p>00:10:59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83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83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2M27S">
            <text:p>00:12:27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84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84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14M38S">
            <text:p>00:14:38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85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85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time" office:time-value="PT00H16M10S">
            <text:p>00:16:10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86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86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17M51S">
            <text:p>00:17:51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87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87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41">
            <text:p>41</text:p>
          </table:table-cell>
          <table:table-cell office:value-type="float" office:value="161">
            <text:p>161</text:p>
          </table:table-cell>
          <table:table-cell office:value-type="string">
            <text:p>T</text:p>
          </table:table-cell>
          <table:table-cell office:value-type="time" office:time-value="PT00H19M57S">
            <text:p>00:19:57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88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88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21M49S">
            <text:p>00:21:49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89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89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time" office:time-value="PT00H23M54S">
            <text:p>00:23:54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90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90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F</text:p>
          </table:table-cell>
          <table:table-cell office:value-type="time" office:time-value="PT00H25M49S">
            <text:p>00:25:49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14-09-25T12:08:45">
            <text:p>25/09/2014</text:p>
          </table:table-cell>
          <table:table-cell table:formula="of:=[.B691]-&quot;03:00:00&quot;" office:value-type="time" office:time-value="PT1005777H08M45S">
            <text:p>09:08:45</text:p>
          </table:table-cell>
          <table:table-cell office:value-type="date" office:date-value="2014-09-25T12:35:56">
            <text:p>25/09/2014</text:p>
          </table:table-cell>
          <table:table-cell table:formula="of:=[.D691]-&quot;03:00:00&quot;" office:value-type="time" office:time-value="PT1005777H35M56S">
            <text:p>09:35:56</text:p>
          </table:table-cell>
          <table:table-cell office:value-type="float" office:value="8">
            <text:p>8</text:p>
          </table:table-cell>
          <table:table-cell office:value-type="string">
            <text:p>Lucas Tomassoni zani</text:p>
          </table:table-cell>
          <table:table-cell office:value-type="float" office:value="51">
            <text:p>51</text:p>
          </table:table-cell>
          <table:table-cell office:value-type="float" office:value="203">
            <text:p>203</text:p>
          </table:table-cell>
          <table:table-cell office:value-type="string">
            <text:p>F</text:p>
          </table:table-cell>
          <table:table-cell office:value-type="time" office:time-value="PT00H27M11S">
            <text:p>00:27:11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692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692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01M03S">
            <text:p>00:01:03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693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693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03M20S">
            <text:p>00:03:20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694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694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F</text:p>
          </table:table-cell>
          <table:table-cell office:value-type="time" office:time-value="PT00H04M53S">
            <text:p>00:04:53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695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695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42">
            <text:p>42</text:p>
          </table:table-cell>
          <table:table-cell office:value-type="float" office:value="166">
            <text:p>166</text:p>
          </table:table-cell>
          <table:table-cell office:value-type="string">
            <text:p>F</text:p>
          </table:table-cell>
          <table:table-cell office:value-type="time" office:time-value="PT00H04M59S">
            <text:p>00:04:59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696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696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string">
            <text:p>F</text:p>
          </table:table-cell>
          <table:table-cell office:value-type="time" office:time-value="PT00H06M02S">
            <text:p>00:06:02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697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697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string">
            <text:p>F</text:p>
          </table:table-cell>
          <table:table-cell office:value-type="time" office:time-value="PT00H06M19S">
            <text:p>00:06:19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698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698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F</text:p>
          </table:table-cell>
          <table:table-cell office:value-type="time" office:time-value="PT00H06M34S">
            <text:p>00:06:34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699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699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06M55S">
            <text:p>00:06:55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700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700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time" office:time-value="PT00H07M10S">
            <text:p>00:07:10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701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701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string">
            <text:p>F</text:p>
          </table:table-cell>
          <table:table-cell office:value-type="time" office:time-value="PT00H07M32S">
            <text:p>00:07:32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702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702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string">
            <text:p>F</text:p>
          </table:table-cell>
          <table:table-cell office:value-type="time" office:time-value="PT00H07M47S">
            <text:p>00:07:47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703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703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08M01S">
            <text:p>00:08:01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704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704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office:value-type="string">
            <text:p>F</text:p>
          </table:table-cell>
          <table:table-cell office:value-type="time" office:time-value="PT00H08M45S">
            <text:p>00:08:45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705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705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47">
            <text:p>47</text:p>
          </table:table-cell>
          <table:table-cell office:value-type="float" office:value="186">
            <text:p>186</text:p>
          </table:table-cell>
          <table:table-cell office:value-type="string">
            <text:p>F</text:p>
          </table:table-cell>
          <table:table-cell office:value-type="time" office:time-value="PT00H08M56S">
            <text:p>00:08:56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date" office:date-value="2014-09-25T12:10:32">
            <text:p>25/09/2014</text:p>
          </table:table-cell>
          <table:table-cell table:formula="of:=[.B706]-&quot;03:00:00&quot;" office:value-type="time" office:time-value="PT1005777H10M32S">
            <text:p>09:10:32</text:p>
          </table:table-cell>
          <table:table-cell office:value-type="date" office:date-value="2014-09-25T12:19:40">
            <text:p>25/09/2014</text:p>
          </table:table-cell>
          <table:table-cell table:formula="of:=[.D706]-&quot;03:00:00&quot;" office:value-type="time" office:time-value="PT1005777H19M40S">
            <text:p>09:19:40</text:p>
          </table:table-cell>
          <table:table-cell office:value-type="float" office:value="4">
            <text:p>4</text:p>
          </table:table-cell>
          <table:table-cell office:value-type="string">
            <text:p>Gabriel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09M08S">
            <text:p>00:09:08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07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07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07M31S">
            <text:p>00:07:31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08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08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string">
            <text:p>F</text:p>
          </table:table-cell>
          <table:table-cell office:value-type="time" office:time-value="PT00H09M32S">
            <text:p>00:09:32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09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09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11M05S">
            <text:p>00:11:05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10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10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3M20S">
            <text:p>00:13:20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11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11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14M28S">
            <text:p>00:14:28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12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12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15M46S">
            <text:p>00:15:46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13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13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office:value-type="string">
            <text:p>F</text:p>
          </table:table-cell>
          <table:table-cell office:value-type="time" office:time-value="PT00H16M46S">
            <text:p>00:16:46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14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14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49">
            <text:p>49</text:p>
          </table:table-cell>
          <table:table-cell office:value-type="float" office:value="194">
            <text:p>194</text:p>
          </table:table-cell>
          <table:table-cell office:value-type="string">
            <text:p>F</text:p>
          </table:table-cell>
          <table:table-cell office:value-type="time" office:time-value="PT00H19M16S">
            <text:p>00:19:16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15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15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20M14S">
            <text:p>00:20:14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16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16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22M20S">
            <text:p>00:22:20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17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17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F</text:p>
          </table:table-cell>
          <table:table-cell office:value-type="time" office:time-value="PT00H23M15S">
            <text:p>00:23:15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18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18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24M13S">
            <text:p>00:24:13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19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19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time" office:time-value="PT00H25M21S">
            <text:p>00:25:21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20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20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26M11S">
            <text:p>00:26:11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14-09-25T12:11:09">
            <text:p>25/09/2014</text:p>
          </table:table-cell>
          <table:table-cell table:formula="of:=[.B721]-&quot;03:00:00&quot;" office:value-type="time" office:time-value="PT1005777H11M09S">
            <text:p>09:11:09</text:p>
          </table:table-cell>
          <table:table-cell office:value-type="date" office:date-value="2014-09-25T12:38:08">
            <text:p>25/09/2014</text:p>
          </table:table-cell>
          <table:table-cell table:formula="of:=[.D721]-&quot;03:00:00&quot;" office:value-type="time" office:time-value="PT1005777H38M08S">
            <text:p>09:38:08</text:p>
          </table:table-cell>
          <table:table-cell office:value-type="float" office:value="9">
            <text:p>9</text:p>
          </table:table-cell>
          <table:table-cell office:value-type="string">
            <text:p>Larissa Valandro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26M58S">
            <text:p>00:26:58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22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22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0M13S">
            <text:p>00:00:13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23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23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00M26S">
            <text:p>00:00:26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24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24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time" office:time-value="PT00H00M34S">
            <text:p>00:00:34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25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25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time" office:time-value="PT00H00M44S">
            <text:p>00:00:44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26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26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00M49S">
            <text:p>00:00:49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27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27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00M59S">
            <text:p>00:00:59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28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28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1M04S">
            <text:p>00:01:04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29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29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01M08S">
            <text:p>00:01:08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30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30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string">
            <text:p>T</text:p>
          </table:table-cell>
          <table:table-cell office:value-type="time" office:time-value="PT00H01M14S">
            <text:p>00:01:14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31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31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F</text:p>
          </table:table-cell>
          <table:table-cell office:value-type="time" office:time-value="PT00H01M21S">
            <text:p>00:01:21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32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32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49">
            <text:p>49</text:p>
          </table:table-cell>
          <table:table-cell office:value-type="float" office:value="194">
            <text:p>194</text:p>
          </table:table-cell>
          <table:table-cell office:value-type="string">
            <text:p>F</text:p>
          </table:table-cell>
          <table:table-cell office:value-type="time" office:time-value="PT00H01M28S">
            <text:p>00:01:28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33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33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01M34S">
            <text:p>00:01:34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34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34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F</text:p>
          </table:table-cell>
          <table:table-cell office:value-type="time" office:time-value="PT00H01M40S">
            <text:p>00:01:40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35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35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string">
            <text:p>F</text:p>
          </table:table-cell>
          <table:table-cell office:value-type="time" office:time-value="PT00H01M49S">
            <text:p>00:01:49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14-09-25T12:16:29">
            <text:p>25/09/2014</text:p>
          </table:table-cell>
          <table:table-cell table:formula="of:=[.B736]-&quot;03:00:00&quot;" office:value-type="time" office:time-value="PT1005777H16M29S">
            <text:p>09:16:29</text:p>
          </table:table-cell>
          <table:table-cell office:value-type="date" office:date-value="2014-09-25T12:18:29">
            <text:p>25/09/2014</text:p>
          </table:table-cell>
          <table:table-cell table:formula="of:=[.D736]-&quot;03:00:00&quot;" office:value-type="time" office:time-value="PT1005777H18M29S">
            <text:p>09:18:29</text:p>
          </table:table-cell>
          <table:table-cell office:value-type="float" office:value="7">
            <text:p>7</text:p>
          </table:table-cell>
          <table:table-cell office:value-type="string">
            <text:p>maTeus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string">
            <text:p>F</text:p>
          </table:table-cell>
          <table:table-cell office:value-type="time" office:time-value="PT00H02M00S">
            <text:p>00:02:00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37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37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01M05S">
            <text:p>00:01:05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38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38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F</text:p>
          </table:table-cell>
          <table:table-cell office:value-type="time" office:time-value="PT00H01M38S">
            <text:p>00:01:38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39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39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time" office:time-value="PT00H01M59S">
            <text:p>00:01:59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40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40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47">
            <text:p>47</text:p>
          </table:table-cell>
          <table:table-cell office:value-type="float" office:value="186">
            <text:p>186</text:p>
          </table:table-cell>
          <table:table-cell office:value-type="string">
            <text:p>F</text:p>
          </table:table-cell>
          <table:table-cell office:value-type="time" office:time-value="PT00H02M20S">
            <text:p>00:02:20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41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41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F</text:p>
          </table:table-cell>
          <table:table-cell office:value-type="time" office:time-value="PT00H02M56S">
            <text:p>00:02:56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42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42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03M13S">
            <text:p>00:03:13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43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43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string">
            <text:p>F</text:p>
          </table:table-cell>
          <table:table-cell office:value-type="time" office:time-value="PT00H03M22S">
            <text:p>00:03:22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44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44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03M44S">
            <text:p>00:03:44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45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45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F</text:p>
          </table:table-cell>
          <table:table-cell office:value-type="time" office:time-value="PT00H04M21S">
            <text:p>00:04:21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46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46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31">
            <text:p>31</text:p>
          </table:table-cell>
          <table:table-cell office:value-type="float" office:value="122">
            <text:p>122</text:p>
          </table:table-cell>
          <table:table-cell office:value-type="string">
            <text:p>F</text:p>
          </table:table-cell>
          <table:table-cell office:value-type="time" office:time-value="PT00H04M35S">
            <text:p>00:04:35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47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47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44">
            <text:p>44</text:p>
          </table:table-cell>
          <table:table-cell office:value-type="float" office:value="174">
            <text:p>174</text:p>
          </table:table-cell>
          <table:table-cell office:value-type="string">
            <text:p>F</text:p>
          </table:table-cell>
          <table:table-cell office:value-type="time" office:time-value="PT00H05M09S">
            <text:p>00:05:09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48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48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05M57S">
            <text:p>00:05:57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49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49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F</text:p>
          </table:table-cell>
          <table:table-cell office:value-type="time" office:time-value="PT00H06M27S">
            <text:p>00:06:27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50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50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6M50S">
            <text:p>00:06:50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date" office:date-value="2014-09-25T12:18:59">
            <text:p>25/09/2014</text:p>
          </table:table-cell>
          <table:table-cell table:formula="of:=[.B751]-&quot;03:00:00&quot;" office:value-type="time" office:time-value="PT1005777H18M59S">
            <text:p>09:18:59</text:p>
          </table:table-cell>
          <table:table-cell office:value-type="date" office:date-value="2014-09-25T12:26:15">
            <text:p>25/09/2014</text:p>
          </table:table-cell>
          <table:table-cell table:formula="of:=[.D751]-&quot;03:00:00&quot;" office:value-type="time" office:time-value="PT1005777H26M15S">
            <text:p>09:26:15</text:p>
          </table:table-cell>
          <table:table-cell office:value-type="float" office:value="5">
            <text:p>5</text:p>
          </table:table-cell>
          <table:table-cell office:value-type="string">
            <text:p>Banha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07M15S">
            <text:p>00:07:15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52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52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0M23S">
            <text:p>00:00:23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53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53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51">
            <text:p>51</text:p>
          </table:table-cell>
          <table:table-cell office:value-type="float" office:value="202">
            <text:p>202</text:p>
          </table:table-cell>
          <table:table-cell office:value-type="string">
            <text:p>F</text:p>
          </table:table-cell>
          <table:table-cell office:value-type="time" office:time-value="PT00H00M51S">
            <text:p>00:00:51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54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54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 office:value-type="time" office:time-value="PT00H01M40S">
            <text:p>00:01:40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55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55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F</text:p>
          </table:table-cell>
          <table:table-cell office:value-type="time" office:time-value="PT00H04M23S">
            <text:p>00:04:23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56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56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5M53S">
            <text:p>00:05:53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57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57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F</text:p>
          </table:table-cell>
          <table:table-cell office:value-type="time" office:time-value="PT00H06M42S">
            <text:p>00:06:42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58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58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07M05S">
            <text:p>00:07:05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59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59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time" office:time-value="PT00H07M41S">
            <text:p>00:07:41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60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60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time" office:time-value="PT00H08M52S">
            <text:p>00:08:52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61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61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string">
            <text:p>F</text:p>
          </table:table-cell>
          <table:table-cell office:value-type="time" office:time-value="PT00H10M13S">
            <text:p>00:10:13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62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62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12M03S">
            <text:p>00:12:03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63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63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13M12S">
            <text:p>00:13:12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64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64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string">
            <text:p>T</text:p>
          </table:table-cell>
          <table:table-cell office:value-type="time" office:time-value="PT00H13M48S">
            <text:p>00:13:48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65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65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string">
            <text:p>F</text:p>
          </table:table-cell>
          <table:table-cell office:value-type="time" office:time-value="PT00H14M16S">
            <text:p>00:14:16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14-09-25T12:19:53">
            <text:p>25/09/2014</text:p>
          </table:table-cell>
          <table:table-cell table:formula="of:=[.B766]-&quot;03:00:00&quot;" office:value-type="time" office:time-value="PT1005777H19M53S">
            <text:p>09:19:53</text:p>
          </table:table-cell>
          <table:table-cell office:value-type="date" office:date-value="2014-09-25T12:34:49.999999">
            <text:p>25/09/2014</text:p>
          </table:table-cell>
          <table:table-cell table:formula="of:=[.D766]-&quot;03:00:00&quot;" office:value-type="time" office:time-value="PT1005777H34M49.999999S">
            <text:p>09:34:50</text:p>
          </table:table-cell>
          <table:table-cell office:value-type="float" office:value="5">
            <text:p>5</text:p>
          </table:table-cell>
          <table:table-cell office:value-type="string">
            <text:p>andre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string">
            <text:p>F</text:p>
          </table:table-cell>
          <table:table-cell office:value-type="time" office:time-value="PT00H14M56S">
            <text:p>00:14:56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67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67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50">
            <text:p>50</text:p>
          </table:table-cell>
          <table:table-cell office:value-type="float" office:value="199">
            <text:p>199</text:p>
          </table:table-cell>
          <table:table-cell office:value-type="string">
            <text:p>F</text:p>
          </table:table-cell>
          <table:table-cell office:value-type="time" office:time-value="PT00H00M47S">
            <text:p>00:00:47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68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68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1M02S">
            <text:p>00:01:02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69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69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time" office:time-value="PT00H02M08S">
            <text:p>00:02:08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70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70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time" office:time-value="PT00H02M34S">
            <text:p>00:02:34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71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71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47">
            <text:p>47</text:p>
          </table:table-cell>
          <table:table-cell office:value-type="float" office:value="186">
            <text:p>186</text:p>
          </table:table-cell>
          <table:table-cell office:value-type="string">
            <text:p>F</text:p>
          </table:table-cell>
          <table:table-cell office:value-type="time" office:time-value="PT00H02M46S">
            <text:p>00:02:46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72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72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time" office:time-value="PT00H04M06S">
            <text:p>00:04:06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73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73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04M20S">
            <text:p>00:04:20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74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74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F</text:p>
          </table:table-cell>
          <table:table-cell office:value-type="time" office:time-value="PT00H04M28S">
            <text:p>00:04:28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75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75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string">
            <text:p>F</text:p>
          </table:table-cell>
          <table:table-cell office:value-type="time" office:time-value="PT00H05M31S">
            <text:p>00:05:31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76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76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05M53S">
            <text:p>00:05:53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77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77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06M02S">
            <text:p>00:06:02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78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78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06M32S">
            <text:p>00:06:32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79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79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string">
            <text:p>F</text:p>
          </table:table-cell>
          <table:table-cell office:value-type="time" office:time-value="PT00H06M44S">
            <text:p>00:06:44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80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80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06M57S">
            <text:p>00:06:57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date" office:date-value="2014-09-25T12:21:28">
            <text:p>25/09/2014</text:p>
          </table:table-cell>
          <table:table-cell table:formula="of:=[.B781]-&quot;03:00:00&quot;" office:value-type="time" office:time-value="PT1005777H21M28S">
            <text:p>09:21:28</text:p>
          </table:table-cell>
          <table:table-cell office:value-type="date" office:date-value="2014-09-25T12:28:53">
            <text:p>25/09/2014</text:p>
          </table:table-cell>
          <table:table-cell table:formula="of:=[.D781]-&quot;03:00:00&quot;" office:value-type="time" office:time-value="PT1005777H28M53S">
            <text:p>09:28:53</text:p>
          </table:table-cell>
          <table:table-cell office:value-type="float" office:value="6">
            <text:p>6</text:p>
          </table:table-cell>
          <table:table-cell office:value-type="string">
            <text:p>Gabriel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07M24S">
            <text:p>00:07:24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82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82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string">
            <text:p>F</text:p>
          </table:table-cell>
          <table:table-cell office:value-type="time" office:time-value="PT00H04M03S">
            <text:p>00:04:03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83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83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string">
            <text:p>F</text:p>
          </table:table-cell>
          <table:table-cell office:value-type="time" office:time-value="PT00H04M31S">
            <text:p>00:04:31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84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84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05M43S">
            <text:p>00:05:43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85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85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51">
            <text:p>51</text:p>
          </table:table-cell>
          <table:table-cell office:value-type="float" office:value="203">
            <text:p>203</text:p>
          </table:table-cell>
          <table:table-cell office:value-type="string">
            <text:p>F</text:p>
          </table:table-cell>
          <table:table-cell office:value-type="time" office:time-value="PT00H06M04S">
            <text:p>00:06:04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86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86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42">
            <text:p>42</text:p>
          </table:table-cell>
          <table:table-cell office:value-type="float" office:value="166">
            <text:p>166</text:p>
          </table:table-cell>
          <table:table-cell office:value-type="string">
            <text:p>F</text:p>
          </table:table-cell>
          <table:table-cell office:value-type="time" office:time-value="PT00H06M23S">
            <text:p>00:06:23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87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87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47">
            <text:p>47</text:p>
          </table:table-cell>
          <table:table-cell office:value-type="float" office:value="186">
            <text:p>186</text:p>
          </table:table-cell>
          <table:table-cell office:value-type="string">
            <text:p>F</text:p>
          </table:table-cell>
          <table:table-cell office:value-type="time" office:time-value="PT00H06M48S">
            <text:p>00:06:48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88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88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7M22S">
            <text:p>00:07:22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89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89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time" office:time-value="PT00H07M28S">
            <text:p>00:07:28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90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90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time" office:time-value="PT00H07M49S">
            <text:p>00:07:49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91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91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07M52S">
            <text:p>00:07:52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92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92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F</text:p>
          </table:table-cell>
          <table:table-cell office:value-type="time" office:time-value="PT00H08M14S">
            <text:p>00:08:14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93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93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time" office:time-value="PT00H08M47S">
            <text:p>00:08:47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94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94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time" office:time-value="PT00H09M01S">
            <text:p>00:09:01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95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95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F</text:p>
          </table:table-cell>
          <table:table-cell office:value-type="time" office:time-value="PT00H09M14S">
            <text:p>00:09:14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14-09-25T12:23:18">
            <text:p>25/09/2014</text:p>
          </table:table-cell>
          <table:table-cell table:formula="of:=[.B796]-&quot;03:00:00&quot;" office:value-type="time" office:time-value="PT1005777H23M18S">
            <text:p>09:23:18</text:p>
          </table:table-cell>
          <table:table-cell office:value-type="date" office:date-value="2014-09-25T12:33:09">
            <text:p>25/09/2014</text:p>
          </table:table-cell>
          <table:table-cell table:formula="of:=[.D796]-&quot;03:00:00&quot;" office:value-type="time" office:time-value="PT1005777H33M09S">
            <text:p>09:33:09</text:p>
          </table:table-cell>
          <table:table-cell office:value-type="float" office:value="2">
            <text:p>2</text:p>
          </table:table-cell>
          <table:table-cell office:value-type="string">
            <text:p>maria crisTina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time" office:time-value="PT00H09M50S">
            <text:p>00:09:50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797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797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F</text:p>
          </table:table-cell>
          <table:table-cell office:value-type="time" office:time-value="PT00H00M06S">
            <text:p>00:00:06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798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798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00M11S">
            <text:p>00:00:11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799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799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string">
            <text:p>F</text:p>
          </table:table-cell>
          <table:table-cell office:value-type="time" office:time-value="PT00H00M14S">
            <text:p>00:00:14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00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00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00M18S">
            <text:p>00:00:18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01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01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00M22S">
            <text:p>00:00:22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02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02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00M28S">
            <text:p>00:00:28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03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03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string">
            <text:p>F</text:p>
          </table:table-cell>
          <table:table-cell office:value-type="time" office:time-value="PT00H00M32S">
            <text:p>00:00:32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04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04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time" office:time-value="PT00H00M35S">
            <text:p>00:00:35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05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05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41">
            <text:p>41</text:p>
          </table:table-cell>
          <table:table-cell office:value-type="float" office:value="161">
            <text:p>161</text:p>
          </table:table-cell>
          <table:table-cell office:value-type="string">
            <text:p>T</text:p>
          </table:table-cell>
          <table:table-cell office:value-type="time" office:time-value="PT00H01M00S">
            <text:p>00:01:00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06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06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time" office:time-value="PT00H01M06S">
            <text:p>00:01:06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07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07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string">
            <text:p>F</text:p>
          </table:table-cell>
          <table:table-cell office:value-type="time" office:time-value="PT00H01M15S">
            <text:p>00:01:15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08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08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string">
            <text:p>F</text:p>
          </table:table-cell>
          <table:table-cell office:value-type="time" office:time-value="PT00H01M26S">
            <text:p>00:01:26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09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09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time" office:time-value="PT00H01M39S">
            <text:p>00:01:39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10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10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string">
            <text:p>F</text:p>
          </table:table-cell>
          <table:table-cell office:value-type="time" office:time-value="PT00H01M45S">
            <text:p>00:01:45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14-09-25T12:27:22">
            <text:p>25/09/2014</text:p>
          </table:table-cell>
          <table:table-cell table:formula="of:=[.B811]-&quot;03:00:00&quot;" office:value-type="time" office:time-value="PT1005777H27M22S">
            <text:p>09:27:22</text:p>
          </table:table-cell>
          <table:table-cell office:value-type="date" office:date-value="2014-09-25T12:29:17">
            <text:p>25/09/2014</text:p>
          </table:table-cell>
          <table:table-cell table:formula="of:=[.D811]-&quot;03:00:00&quot;" office:value-type="time" office:time-value="PT1005777H29M17S">
            <text:p>09:29:17</text:p>
          </table:table-cell>
          <table:table-cell office:value-type="float" office:value="4">
            <text:p>4</text:p>
          </table:table-cell>
          <table:table-cell office:value-type="string">
            <text:p>simirro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time" office:time-value="PT00H01M55S">
            <text:p>00:01:55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12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12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00M18S">
            <text:p>00:00:18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13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13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time" office:time-value="PT00H00M46S">
            <text:p>00:00:46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14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14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01M04S">
            <text:p>00:01:04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15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15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01M21S">
            <text:p>00:01:21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16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16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43">
            <text:p>43</text:p>
          </table:table-cell>
          <table:table-cell office:value-type="float" office:value="171">
            <text:p>171</text:p>
          </table:table-cell>
          <table:table-cell office:value-type="string">
            <text:p>F</text:p>
          </table:table-cell>
          <table:table-cell office:value-type="time" office:time-value="PT00H01M48S">
            <text:p>00:01:48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17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17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2M28S">
            <text:p>00:02:28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18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18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02M57S">
            <text:p>00:02:57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19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19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03M35S">
            <text:p>00:03:35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20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20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03M57S">
            <text:p>00:03:57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21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21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4M13S">
            <text:p>00:04:13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22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22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04M51S">
            <text:p>00:04:51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23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23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05M13S">
            <text:p>00:05:13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24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24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string">
            <text:p>F</text:p>
          </table:table-cell>
          <table:table-cell office:value-type="time" office:time-value="PT00H05M31S">
            <text:p>00:05:31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25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25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time" office:time-value="PT00H05M56S">
            <text:p>00:05:56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14-09-25T12:27:43">
            <text:p>25/09/2014</text:p>
          </table:table-cell>
          <table:table-cell table:formula="of:=[.B826]-&quot;03:00:00&quot;" office:value-type="time" office:time-value="PT1005777H27M43S">
            <text:p>09:27:43</text:p>
          </table:table-cell>
          <table:table-cell office:value-type="date" office:date-value="2014-09-25T12:34:05">
            <text:p>25/09/2014</text:p>
          </table:table-cell>
          <table:table-cell table:formula="of:=[.D826]-&quot;03:00:00&quot;" office:value-type="time" office:time-value="PT1005777H34M05S">
            <text:p>09:34:05</text:p>
          </table:table-cell>
          <table:table-cell office:value-type="float" office:value="11">
            <text:p>11</text:p>
          </table:table-cell>
          <table:table-cell office:value-type="string">
            <text:p>marcelo da silva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6M21S">
            <text:p>00:06:21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27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27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00M20S">
            <text:p>00:00:20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28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28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00M48S">
            <text:p>00:00:48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29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29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F</text:p>
          </table:table-cell>
          <table:table-cell office:value-type="time" office:time-value="PT00H01M03S">
            <text:p>00:01:03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30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30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string">
            <text:p>F</text:p>
          </table:table-cell>
          <table:table-cell office:value-type="time" office:time-value="PT00H01M16S">
            <text:p>00:01:16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31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31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office:value-type="string">
            <text:p>F</text:p>
          </table:table-cell>
          <table:table-cell office:value-type="time" office:time-value="PT00H01M32S">
            <text:p>00:01:32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32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32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string">
            <text:p>F</text:p>
          </table:table-cell>
          <table:table-cell office:value-type="time" office:time-value="PT00H01M47S">
            <text:p>00:01:47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33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33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44">
            <text:p>44</text:p>
          </table:table-cell>
          <table:table-cell office:value-type="float" office:value="175">
            <text:p>175</text:p>
          </table:table-cell>
          <table:table-cell office:value-type="string">
            <text:p>F</text:p>
          </table:table-cell>
          <table:table-cell office:value-type="time" office:time-value="PT00H02M02S">
            <text:p>00:02:02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34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34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02M14S">
            <text:p>00:02:14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35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35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02M43S">
            <text:p>00:02:43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36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36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time" office:time-value="PT00H02M56S">
            <text:p>00:02:56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37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37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3M17S">
            <text:p>00:03:17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38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38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50">
            <text:p>50</text:p>
          </table:table-cell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time" office:time-value="PT00H03M28S">
            <text:p>00:03:28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39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39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03M46S">
            <text:p>00:03:46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40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40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time" office:time-value="PT00H04M31S">
            <text:p>00:04:31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14-09-25T12:28:33">
            <text:p>25/09/2014</text:p>
          </table:table-cell>
          <table:table-cell table:formula="of:=[.B841]-&quot;03:00:00&quot;" office:value-type="time" office:time-value="PT1005777H28M33S">
            <text:p>09:28:33</text:p>
          </table:table-cell>
          <table:table-cell office:value-type="date" office:date-value="2014-09-25T12:33:21">
            <text:p>25/09/2014</text:p>
          </table:table-cell>
          <table:table-cell table:formula="of:=[.D841]-&quot;03:00:00&quot;" office:value-type="time" office:time-value="PT1005777H33M21S">
            <text:p>09:33:21</text:p>
          </table:table-cell>
          <table:table-cell office:value-type="float" office:value="5">
            <text:p>5</text:p>
          </table:table-cell>
          <table:table-cell office:value-type="string">
            <text:p>LeTicia Maria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F</text:p>
          </table:table-cell>
          <table:table-cell office:value-type="time" office:time-value="PT00H04M47S">
            <text:p>00:04:47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42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42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2M18S">
            <text:p>00:02:18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43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43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41">
            <text:p>41</text:p>
          </table:table-cell>
          <table:table-cell office:value-type="float" office:value="164">
            <text:p>164</text:p>
          </table:table-cell>
          <table:table-cell office:value-type="string">
            <text:p>F</text:p>
          </table:table-cell>
          <table:table-cell office:value-type="time" office:time-value="PT00H03M22S">
            <text:p>00:03:22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44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44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time" office:time-value="PT00H03M53S">
            <text:p>00:03:53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45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45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time" office:time-value="PT00H05M21S">
            <text:p>00:05:21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46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46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time" office:time-value="PT00H05M38S">
            <text:p>00:05:38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47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47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06M22S">
            <text:p>00:06:22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48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48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time" office:time-value="PT00H07M20S">
            <text:p>00:07:20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49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49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string">
            <text:p>F</text:p>
          </table:table-cell>
          <table:table-cell office:value-type="time" office:time-value="PT00H07M38S">
            <text:p>00:07:38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50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50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string">
            <text:p>F</text:p>
          </table:table-cell>
          <table:table-cell office:value-type="time" office:time-value="PT00H07M51S">
            <text:p>00:07:51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51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51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08M01S">
            <text:p>00:08:01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52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52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office:value-type="string">
            <text:p>F</text:p>
          </table:table-cell>
          <table:table-cell office:value-type="time" office:time-value="PT00H08M10S">
            <text:p>00:08:10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53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53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8M19S">
            <text:p>00:08:19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54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54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08M32S">
            <text:p>00:08:32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55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55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F</text:p>
          </table:table-cell>
          <table:table-cell office:value-type="time" office:time-value="PT00H08M44S">
            <text:p>00:08:44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14-09-25T12:30:00">
            <text:p>25/09/2014</text:p>
          </table:table-cell>
          <table:table-cell table:formula="of:=[.B856]-&quot;03:00:00&quot;" office:value-type="time" office:time-value="PT1005777H30M00S">
            <text:p>09:30:00</text:p>
          </table:table-cell>
          <table:table-cell office:value-type="date" office:date-value="2014-09-25T12:38:54">
            <text:p>25/09/2014</text:p>
          </table:table-cell>
          <table:table-cell table:formula="of:=[.D856]-&quot;03:00:00&quot;" office:value-type="time" office:time-value="PT1005777H38M54S">
            <text:p>09:38:54</text:p>
          </table:table-cell>
          <table:table-cell office:value-type="float" office:value="5">
            <text:p>5</text:p>
          </table:table-cell>
          <table:table-cell office:value-type="string">
            <text:p>monica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08M54S">
            <text:p>00:08:54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57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57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44">
            <text:p>44</text:p>
          </table:table-cell>
          <table:table-cell office:value-type="float" office:value="174">
            <text:p>174</text:p>
          </table:table-cell>
          <table:table-cell office:value-type="string">
            <text:p>F</text:p>
          </table:table-cell>
          <table:table-cell office:value-type="time" office:time-value="PT00H00M20S">
            <text:p>00:00:20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58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58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string">
            <text:p>F</text:p>
          </table:table-cell>
          <table:table-cell office:value-type="time" office:time-value="PT00H00M28S">
            <text:p>00:00:28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59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59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string">
            <text:p>F</text:p>
          </table:table-cell>
          <table:table-cell office:value-type="time" office:time-value="PT00H01M04S">
            <text:p>00:01:04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60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60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01M13S">
            <text:p>00:01:13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61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61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time" office:time-value="PT00H01M29S">
            <text:p>00:01:29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62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62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 office:value-type="time" office:time-value="PT00H01M34S">
            <text:p>00:01:34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63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63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time" office:time-value="PT00H01M49S">
            <text:p>00:01:49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64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64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2M16S">
            <text:p>00:02:16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65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65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51">
            <text:p>51</text:p>
          </table:table-cell>
          <table:table-cell office:value-type="float" office:value="202">
            <text:p>202</text:p>
          </table:table-cell>
          <table:table-cell office:value-type="string">
            <text:p>F</text:p>
          </table:table-cell>
          <table:table-cell office:value-type="time" office:time-value="PT00H02M32S">
            <text:p>00:02:32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66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66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02M41S">
            <text:p>00:02:41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67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67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3M24S">
            <text:p>00:03:24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68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68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office:value-type="string">
            <text:p>F</text:p>
          </table:table-cell>
          <table:table-cell office:value-type="time" office:time-value="PT00H03M39S">
            <text:p>00:03:39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69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69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F</text:p>
          </table:table-cell>
          <table:table-cell office:value-type="time" office:time-value="PT00H03M48S">
            <text:p>00:03:48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70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70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03M56S">
            <text:p>00:03:56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14-09-25T12:30:29">
            <text:p>25/09/2014</text:p>
          </table:table-cell>
          <table:table-cell table:formula="of:=[.B871]-&quot;03:00:00&quot;" office:value-type="time" office:time-value="PT1005777H30M29S">
            <text:p>09:30:29</text:p>
          </table:table-cell>
          <table:table-cell office:value-type="date" office:date-value="2014-09-25T12:34:37">
            <text:p>25/09/2014</text:p>
          </table:table-cell>
          <table:table-cell table:formula="of:=[.D871]-&quot;03:00:00&quot;" office:value-type="time" office:time-value="PT1005777H34M37S">
            <text:p>09:34:37</text:p>
          </table:table-cell>
          <table:table-cell office:value-type="float" office:value="5">
            <text:p>5</text:p>
          </table:table-cell>
          <table:table-cell office:value-type="string">
            <text:p>capiTao caverna</text:p>
          </table:table-cell>
          <table:table-cell office:value-type="float" office:value="42">
            <text:p>42</text:p>
          </table:table-cell>
          <table:table-cell office:value-type="float" office:value="166">
            <text:p>166</text:p>
          </table:table-cell>
          <table:table-cell office:value-type="string">
            <text:p>F</text:p>
          </table:table-cell>
          <table:table-cell office:value-type="time" office:time-value="PT00H04M07S">
            <text:p>00:04:07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72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72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41">
            <text:p>41</text:p>
          </table:table-cell>
          <table:table-cell office:value-type="float" office:value="161">
            <text:p>161</text:p>
          </table:table-cell>
          <table:table-cell office:value-type="string">
            <text:p>T</text:p>
          </table:table-cell>
          <table:table-cell office:value-type="time" office:time-value="PT00H00M07S">
            <text:p>00:00:07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73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73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00M15S">
            <text:p>00:00:15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74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74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00M21S">
            <text:p>00:00:21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75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75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00M27S">
            <text:p>00:00:27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76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76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0M34S">
            <text:p>00:00:34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77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77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string">
            <text:p>F</text:p>
          </table:table-cell>
          <table:table-cell office:value-type="time" office:time-value="PT00H00M46S">
            <text:p>00:00:46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78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78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F</text:p>
          </table:table-cell>
          <table:table-cell office:value-type="time" office:time-value="PT00H00M56S">
            <text:p>00:00:56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79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79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49">
            <text:p>49</text:p>
          </table:table-cell>
          <table:table-cell office:value-type="float" office:value="195">
            <text:p>195</text:p>
          </table:table-cell>
          <table:table-cell office:value-type="string">
            <text:p>F</text:p>
          </table:table-cell>
          <table:table-cell office:value-type="time" office:time-value="PT00H01M04S">
            <text:p>00:01:04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80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80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01M13S">
            <text:p>00:01:13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81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81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47">
            <text:p>47</text:p>
          </table:table-cell>
          <table:table-cell office:value-type="float" office:value="186">
            <text:p>186</text:p>
          </table:table-cell>
          <table:table-cell office:value-type="string">
            <text:p>F</text:p>
          </table:table-cell>
          <table:table-cell office:value-type="time" office:time-value="PT00H01M21S">
            <text:p>00:01:21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82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82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string">
            <text:p>F</text:p>
          </table:table-cell>
          <table:table-cell office:value-type="time" office:time-value="PT00H01M27S">
            <text:p>00:01:27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83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83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01M32S">
            <text:p>00:01:32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84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84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time" office:time-value="PT00H01M41S">
            <text:p>00:01:41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85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85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01M49S">
            <text:p>00:01:49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date" office:date-value="2014-09-25T12:35:50">
            <text:p>25/09/2014</text:p>
          </table:table-cell>
          <table:table-cell table:formula="of:=[.B886]-&quot;03:00:00&quot;" office:value-type="time" office:time-value="PT1005777H35M50S">
            <text:p>09:35:50</text:p>
          </table:table-cell>
          <table:table-cell office:value-type="date" office:date-value="2014-09-25T12:37:49">
            <text:p>25/09/2014</text:p>
          </table:table-cell>
          <table:table-cell table:formula="of:=[.D886]-&quot;03:00:00&quot;" office:value-type="time" office:time-value="PT1005777H37M49S">
            <text:p>09:37:49</text:p>
          </table:table-cell>
          <table:table-cell office:value-type="float" office:value="7">
            <text:p>7</text:p>
          </table:table-cell>
          <table:table-cell office:value-type="string">
            <text:p>douglas123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1M59S">
            <text:p>00:01:59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87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87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00M27S">
            <text:p>00:00:27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88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88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1M11S">
            <text:p>00:01:11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89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89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50">
            <text:p>50</text:p>
          </table:table-cell>
          <table:table-cell office:value-type="float" office:value="199">
            <text:p>199</text:p>
          </table:table-cell>
          <table:table-cell office:value-type="string">
            <text:p>F</text:p>
          </table:table-cell>
          <table:table-cell office:value-type="time" office:time-value="PT00H01M45S">
            <text:p>00:01:45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90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90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02M25S">
            <text:p>00:02:25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91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91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02M34S">
            <text:p>00:02:34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92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92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02M44S">
            <text:p>00:02:44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93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93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03M10S">
            <text:p>00:03:10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94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94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3M52S">
            <text:p>00:03:52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95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95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51">
            <text:p>51</text:p>
          </table:table-cell>
          <table:table-cell office:value-type="float" office:value="202">
            <text:p>202</text:p>
          </table:table-cell>
          <table:table-cell office:value-type="string">
            <text:p>F</text:p>
          </table:table-cell>
          <table:table-cell office:value-type="time" office:time-value="PT00H04M06S">
            <text:p>00:04:06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96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96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04M28S">
            <text:p>00:04:28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97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97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34">
            <text:p>34</text:p>
          </table:table-cell>
          <table:table-cell office:value-type="float" office:value="133">
            <text:p>133</text:p>
          </table:table-cell>
          <table:table-cell office:value-type="string">
            <text:p>T</text:p>
          </table:table-cell>
          <table:table-cell office:value-type="time" office:time-value="PT00H04M48S">
            <text:p>00:04:48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98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98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05M23S">
            <text:p>00:05:23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899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899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05M49S">
            <text:p>00:05:49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900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900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6M17S">
            <text:p>00:06:17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14-09-25T12:37:03">
            <text:p>25/09/2014</text:p>
          </table:table-cell>
          <table:table-cell table:formula="of:=[.B901]-&quot;03:00:00&quot;" office:value-type="time" office:time-value="PT1005777H37M03S">
            <text:p>09:37:03</text:p>
          </table:table-cell>
          <table:table-cell office:value-type="date" office:date-value="2014-09-25T12:43:40">
            <text:p>25/09/2014</text:p>
          </table:table-cell>
          <table:table-cell table:formula="of:=[.D901]-&quot;03:00:00&quot;" office:value-type="time" office:time-value="PT1005777H43M40S">
            <text:p>09:43:40</text:p>
          </table:table-cell>
          <table:table-cell office:value-type="float" office:value="12">
            <text:p>12</text:p>
          </table:table-cell>
          <table:table-cell office:value-type="string">
            <text:p>gui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06M36S">
            <text:p>00:06:36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02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02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41">
            <text:p>41</text:p>
          </table:table-cell>
          <table:table-cell office:value-type="float" office:value="163">
            <text:p>163</text:p>
          </table:table-cell>
          <table:table-cell office:value-type="string">
            <text:p>F</text:p>
          </table:table-cell>
          <table:table-cell office:value-type="time" office:time-value="PT00H00M36S">
            <text:p>00:00:36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03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03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time" office:time-value="PT00H01M05S">
            <text:p>00:01:05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04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04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string">
            <text:p>T</text:p>
          </table:table-cell>
          <table:table-cell office:value-type="time" office:time-value="PT00H01M24S">
            <text:p>00:01:24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05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05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42">
            <text:p>42</text:p>
          </table:table-cell>
          <table:table-cell office:value-type="float" office:value="167">
            <text:p>167</text:p>
          </table:table-cell>
          <table:table-cell office:value-type="string">
            <text:p>F</text:p>
          </table:table-cell>
          <table:table-cell office:value-type="time" office:time-value="PT00H01M32S">
            <text:p>00:01:32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06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06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time" office:time-value="PT00H01M37S">
            <text:p>00:01:37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07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07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44">
            <text:p>44</text:p>
          </table:table-cell>
          <table:table-cell office:value-type="float" office:value="175">
            <text:p>175</text:p>
          </table:table-cell>
          <table:table-cell office:value-type="string">
            <text:p>F</text:p>
          </table:table-cell>
          <table:table-cell office:value-type="time" office:time-value="PT00H01M42S">
            <text:p>00:01:42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08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08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time" office:time-value="PT00H01M50S">
            <text:p>00:01:50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09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09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F</text:p>
          </table:table-cell>
          <table:table-cell office:value-type="time" office:time-value="PT00H01M56S">
            <text:p>00:01:56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10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10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F</text:p>
          </table:table-cell>
          <table:table-cell office:value-type="time" office:time-value="PT00H02M02S">
            <text:p>00:02:02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11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11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02M13S">
            <text:p>00:02:13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12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12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02M25S">
            <text:p>00:02:25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13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13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time" office:time-value="PT00H02M33S">
            <text:p>00:02:33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14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14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51">
            <text:p>51</text:p>
          </table:table-cell>
          <table:table-cell office:value-type="float" office:value="202">
            <text:p>202</text:p>
          </table:table-cell>
          <table:table-cell office:value-type="string">
            <text:p>F</text:p>
          </table:table-cell>
          <table:table-cell office:value-type="time" office:time-value="PT00H02M40S">
            <text:p>00:02:40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15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15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string">
            <text:p>T</text:p>
          </table:table-cell>
          <table:table-cell office:value-type="time" office:time-value="PT00H02M46S">
            <text:p>00:02:46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14-09-25T12:37:30">
            <text:p>25/09/2014</text:p>
          </table:table-cell>
          <table:table-cell table:formula="of:=[.B916]-&quot;03:00:00&quot;" office:value-type="time" office:time-value="PT1005777H37M30S">
            <text:p>09:37:30</text:p>
          </table:table-cell>
          <table:table-cell office:value-type="date" office:date-value="2014-09-25T12:40:25">
            <text:p>25/09/2014</text:p>
          </table:table-cell>
          <table:table-cell table:formula="of:=[.D916]-&quot;03:00:00&quot;" office:value-type="time" office:time-value="PT1005777H40M25S">
            <text:p>09:40:25</text:p>
          </table:table-cell>
          <table:table-cell office:value-type="float" office:value="4">
            <text:p>4</text:p>
          </table:table-cell>
          <table:table-cell office:value-type="string">
            <text:p>edevandro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string">
            <text:p>F</text:p>
          </table:table-cell>
          <table:table-cell office:value-type="time" office:time-value="PT00H02M54S">
            <text:p>00:02:54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17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17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00M19S">
            <text:p>00:00:19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18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18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string">
            <text:p>F</text:p>
          </table:table-cell>
          <table:table-cell office:value-type="time" office:time-value="PT00H00M37S">
            <text:p>00:00:37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19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19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time" office:time-value="PT00H00M57S">
            <text:p>00:00:57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20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20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F</text:p>
          </table:table-cell>
          <table:table-cell office:value-type="time" office:time-value="PT00H01M14S">
            <text:p>00:01:14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21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21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01M24S">
            <text:p>00:01:24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22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22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string">
            <text:p>F</text:p>
          </table:table-cell>
          <table:table-cell office:value-type="time" office:time-value="PT00H01M41S">
            <text:p>00:01:41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23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23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01M49S">
            <text:p>00:01:49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24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24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2M00S">
            <text:p>00:02:00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25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25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48">
            <text:p>48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2M06S">
            <text:p>00:02:06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26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26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string">
            <text:p>T</text:p>
          </table:table-cell>
          <table:table-cell office:value-type="time" office:time-value="PT00H02M27S">
            <text:p>00:02:27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27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27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string">
            <text:p>F</text:p>
          </table:table-cell>
          <table:table-cell office:value-type="time" office:time-value="PT00H02M38S">
            <text:p>00:02:38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28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28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2M50S">
            <text:p>00:02:50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29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29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string">
            <text:p>F</text:p>
          </table:table-cell>
          <table:table-cell office:value-type="time" office:time-value="PT00H02M58S">
            <text:p>00:02:58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30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30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F</text:p>
          </table:table-cell>
          <table:table-cell office:value-type="time" office:time-value="PT00H03M08S">
            <text:p>00:03:08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date" office:date-value="2014-09-25T12:37:46">
            <text:p>25/09/2014</text:p>
          </table:table-cell>
          <table:table-cell table:formula="of:=[.B931]-&quot;03:00:00&quot;" office:value-type="time" office:time-value="PT1005777H37M46S">
            <text:p>09:37:46</text:p>
          </table:table-cell>
          <table:table-cell office:value-type="date" office:date-value="2014-09-25T12:41:07">
            <text:p>25/09/2014</text:p>
          </table:table-cell>
          <table:table-cell table:formula="of:=[.D931]-&quot;03:00:00&quot;" office:value-type="time" office:time-value="PT1005777H41M07S">
            <text:p>09:41:07</text:p>
          </table:table-cell>
          <table:table-cell office:value-type="float" office:value="6">
            <text:p>6</text:p>
          </table:table-cell>
          <table:table-cell office:value-type="string">
            <text:p>ANDRE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03M20S">
            <text:p>00:03:20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32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32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time" office:time-value="PT00H00M06S">
            <text:p>00:00:06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33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33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time" office:time-value="PT00H00M11S">
            <text:p>00:00:11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34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34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office:value-type="string">
            <text:p>F</text:p>
          </table:table-cell>
          <table:table-cell office:value-type="time" office:time-value="PT00H00M19S">
            <text:p>00:00:19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35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35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00M25S">
            <text:p>00:00:25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36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36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office:value-type="string">
            <text:p>F</text:p>
          </table:table-cell>
          <table:table-cell office:value-type="time" office:time-value="PT00H00M30S">
            <text:p>00:00:30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37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37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string">
            <text:p>F</text:p>
          </table:table-cell>
          <table:table-cell office:value-type="time" office:time-value="PT00H00M35S">
            <text:p>00:00:35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38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38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F</text:p>
          </table:table-cell>
          <table:table-cell office:value-type="time" office:time-value="PT00H00M42S">
            <text:p>00:00:42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39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39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00M48S">
            <text:p>00:00:48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40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40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time" office:time-value="PT00H00M57S">
            <text:p>00:00:57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41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41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string">
            <text:p>F</text:p>
          </table:table-cell>
          <table:table-cell office:value-type="time" office:time-value="PT00H01M04S">
            <text:p>00:01:04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42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42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1M10S">
            <text:p>00:01:10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43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43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01M21S">
            <text:p>00:01:21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44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44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F</text:p>
          </table:table-cell>
          <table:table-cell office:value-type="time" office:time-value="PT00H01M33S">
            <text:p>00:01:33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45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45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01M39S">
            <text:p>00:01:39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date" office:date-value="2014-09-25T12:38:55">
            <text:p>25/09/2014</text:p>
          </table:table-cell>
          <table:table-cell table:formula="of:=[.B946]-&quot;03:00:00&quot;" office:value-type="time" office:time-value="PT1005777H38M55S">
            <text:p>09:38:55</text:p>
          </table:table-cell>
          <table:table-cell office:value-type="date" office:date-value="2014-09-25T12:40:43">
            <text:p>25/09/2014</text:p>
          </table:table-cell>
          <table:table-cell table:formula="of:=[.D946]-&quot;03:00:00&quot;" office:value-type="time" office:time-value="PT1005777H40M43S">
            <text:p>09:40:43</text:p>
          </table:table-cell>
          <table:table-cell office:value-type="float" office:value="3">
            <text:p>3</text:p>
          </table:table-cell>
          <table:table-cell office:value-type="string">
            <text:p>douglas123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time" office:time-value="PT00H01M47S">
            <text:p>00:01:47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47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47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00M28S">
            <text:p>00:00:28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48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48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00M53S">
            <text:p>00:00:53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49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49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01M25S">
            <text:p>00:01:25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50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50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01M51S">
            <text:p>00:01:51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51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51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02M24S">
            <text:p>00:02:24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52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52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02M33S">
            <text:p>00:02:33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53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53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3M12S">
            <text:p>00:03:12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54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54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03M40S">
            <text:p>00:03:40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55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55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04M19S">
            <text:p>00:04:19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56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56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34">
            <text:p>34</text:p>
          </table:table-cell>
          <table:table-cell office:value-type="float" office:value="133">
            <text:p>133</text:p>
          </table:table-cell>
          <table:table-cell office:value-type="string">
            <text:p>T</text:p>
          </table:table-cell>
          <table:table-cell office:value-type="time" office:time-value="PT00H04M27S">
            <text:p>00:04:27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57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57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04M40S">
            <text:p>00:04:40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58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58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05M17S">
            <text:p>00:05:17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59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59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05M48S">
            <text:p>00:05:48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60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60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string">
            <text:p>T</text:p>
          </table:table-cell>
          <table:table-cell office:value-type="time" office:time-value="PT00H08M23S">
            <text:p>00:08:23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14-09-25T16:11:32">
            <text:p>25/09/2014</text:p>
          </table:table-cell>
          <table:table-cell table:formula="of:=[.B961]-&quot;03:00:00&quot;" office:value-type="time" office:time-value="PT1005781H11M32S">
            <text:p>13:11:32</text:p>
          </table:table-cell>
          <table:table-cell office:value-type="date" office:date-value="2014-09-25T16:20:13">
            <text:p>25/09/2014</text:p>
          </table:table-cell>
          <table:table-cell table:formula="of:=[.D961]-&quot;03:00:00&quot;" office:value-type="time" office:time-value="PT1005781H20M13S">
            <text:p>13:20:13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08M41S">
            <text:p>00:08:41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62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62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00M32S">
            <text:p>00:00:32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63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63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00M55S">
            <text:p>00:00:55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64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64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01M08S">
            <text:p>00:01:08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65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65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01M45S">
            <text:p>00:01:45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66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66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string">
            <text:p>T</text:p>
          </table:table-cell>
          <table:table-cell office:value-type="time" office:time-value="PT00H02M01S">
            <text:p>00:02:01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67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67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3M58S">
            <text:p>00:03:58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68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68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F</text:p>
          </table:table-cell>
          <table:table-cell office:value-type="time" office:time-value="PT00H05M08S">
            <text:p>00:05:08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69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69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05M18S">
            <text:p>00:05:18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70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70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05M30S">
            <text:p>00:05:30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71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71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07M32S">
            <text:p>00:07:32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72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72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08M06S">
            <text:p>00:08:06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73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73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08M58S">
            <text:p>00:08:58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74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74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9M24S">
            <text:p>00:09:24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75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75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09M34S">
            <text:p>00:09:34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14-09-25T16:22:37">
            <text:p>25/09/2014</text:p>
          </table:table-cell>
          <table:table-cell table:formula="of:=[.B976]-&quot;03:00:00&quot;" office:value-type="time" office:time-value="PT1005781H22M37S">
            <text:p>13:22:37</text:p>
          </table:table-cell>
          <table:table-cell office:value-type="date" office:date-value="2014-09-25T16:35:19">
            <text:p>25/09/2014</text:p>
          </table:table-cell>
          <table:table-cell table:formula="of:=[.D976]-&quot;03:00:00&quot;" office:value-type="time" office:time-value="PT1005781H35M19S">
            <text:p>13:35:19</text:p>
          </table:table-cell>
          <table:table-cell office:value-type="float" office:value="14">
            <text:p>14</text:p>
          </table:table-cell>
          <table:table-cell office:value-type="string">
            <text:p>joao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12M42S">
            <text:p>00:12:42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77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77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F</text:p>
          </table:table-cell>
          <table:table-cell office:value-type="time" office:time-value="PT00H00M36S">
            <text:p>00:00:36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78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78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42">
            <text:p>42</text:p>
          </table:table-cell>
          <table:table-cell office:value-type="float" office:value="167">
            <text:p>167</text:p>
          </table:table-cell>
          <table:table-cell office:value-type="string">
            <text:p>F</text:p>
          </table:table-cell>
          <table:table-cell office:value-type="time" office:time-value="PT00H00M42S">
            <text:p>00:00:42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79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79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0M53S">
            <text:p>00:00:53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80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80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01M30S">
            <text:p>00:01:30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81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81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T</text:p>
          </table:table-cell>
          <table:table-cell office:value-type="time" office:time-value="PT00H02M29S">
            <text:p>00:02:29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82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82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time" office:time-value="PT00H02M42S">
            <text:p>00:02:42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83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83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office:value-type="string">
            <text:p>F</text:p>
          </table:table-cell>
          <table:table-cell office:value-type="time" office:time-value="PT00H06M12S">
            <text:p>00:06:12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84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84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F</text:p>
          </table:table-cell>
          <table:table-cell office:value-type="time" office:time-value="PT00H06M22S">
            <text:p>00:06:22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85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85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F</text:p>
          </table:table-cell>
          <table:table-cell office:value-type="time" office:time-value="PT00H06M31S">
            <text:p>00:06:31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86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86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string">
            <text:p>F</text:p>
          </table:table-cell>
          <table:table-cell office:value-type="time" office:time-value="PT00H06M42S">
            <text:p>00:06:42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87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87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06M53S">
            <text:p>00:06:53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88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88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F</text:p>
          </table:table-cell>
          <table:table-cell office:value-type="time" office:time-value="PT00H07M06S">
            <text:p>00:07:06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89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89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time" office:time-value="PT00H07M29S">
            <text:p>00:07:29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90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90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07M42S">
            <text:p>00:07:42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date" office:date-value="2014-09-26T14:02:22">
            <text:p>26/09/2014</text:p>
          </table:table-cell>
          <table:table-cell table:formula="of:=[.B991]-&quot;03:00:00&quot;" office:value-type="time" office:time-value="PT1005803H02M22S">
            <text:p>11:02:22</text:p>
          </table:table-cell>
          <table:table-cell office:value-type="date" office:date-value="2014-09-26T14:10:28.000001">
            <text:p>26/09/2014</text:p>
          </table:table-cell>
          <table:table-cell table:formula="of:=[.D991]-&quot;03:00:00&quot;" office:value-type="time" office:time-value="PT1005803H10M28S">
            <text:p>11:10:28</text:p>
          </table:table-cell>
          <table:table-cell office:value-type="float" office:value="5">
            <text:p>5</text:p>
          </table:table-cell>
          <table:table-cell office:value-type="string">
            <text:p>douglas123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08M05S">
            <text:p>00:08:05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992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992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string">
            <text:p>F</text:p>
          </table:table-cell>
          <table:table-cell office:value-type="time" office:time-value="PT00H00M09S">
            <text:p>00:00:09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993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993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string">
            <text:p>F</text:p>
          </table:table-cell>
          <table:table-cell office:value-type="time" office:time-value="PT00H00M31S">
            <text:p>00:00:31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994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994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time" office:time-value="PT00H00M42S">
            <text:p>00:00:42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995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995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00M53S">
            <text:p>00:00:53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996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996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F</text:p>
          </table:table-cell>
          <table:table-cell office:value-type="time" office:time-value="PT00H01M04S">
            <text:p>00:01:04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997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997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office:value-type="string">
            <text:p>F</text:p>
          </table:table-cell>
          <table:table-cell office:value-type="time" office:time-value="PT00H01M13S">
            <text:p>00:01:13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998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998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T</text:p>
          </table:table-cell>
          <table:table-cell office:value-type="time" office:time-value="PT00H01M27S">
            <text:p>00:01:27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999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999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47">
            <text:p>47</text:p>
          </table:table-cell>
          <table:table-cell office:value-type="float" office:value="186">
            <text:p>186</text:p>
          </table:table-cell>
          <table:table-cell office:value-type="string">
            <text:p>F</text:p>
          </table:table-cell>
          <table:table-cell office:value-type="time" office:time-value="PT00H01M55S">
            <text:p>00:01:55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1000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1000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F</text:p>
          </table:table-cell>
          <table:table-cell office:value-type="time" office:time-value="PT00H02M02S">
            <text:p>00:02:02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1001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1001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02M11S">
            <text:p>00:02:11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1002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1002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02M18S">
            <text:p>00:02:18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1003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1003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37">
            <text:p>37</text:p>
          </table:table-cell>
          <table:table-cell office:value-type="float" office:value="147">
            <text:p>147</text:p>
          </table:table-cell>
          <table:table-cell office:value-type="string">
            <text:p>F</text:p>
          </table:table-cell>
          <table:table-cell office:value-type="time" office:time-value="PT00H02M36S">
            <text:p>00:02:36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1004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1004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time" office:time-value="PT00H02M45S">
            <text:p>00:02:45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1005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1005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F</text:p>
          </table:table-cell>
          <table:table-cell office:value-type="time" office:time-value="PT00H02M56S">
            <text:p>00:02:56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date" office:date-value="2014-09-26T14:16:58">
            <text:p>26/09/2014</text:p>
          </table:table-cell>
          <table:table-cell table:formula="of:=[.B1006]-&quot;03:00:00&quot;" office:value-type="time" office:time-value="PT1005803H16M58S">
            <text:p>11:16:58</text:p>
          </table:table-cell>
          <table:table-cell office:value-type="date" office:date-value="2014-09-26T14:20:14">
            <text:p>26/09/2014</text:p>
          </table:table-cell>
          <table:table-cell table:formula="of:=[.D1006]-&quot;03:00:00&quot;" office:value-type="time" office:time-value="PT1005803H20M14S">
            <text:p>11:20:14</text:p>
          </table:table-cell>
          <table:table-cell office:value-type="float" office:value="6">
            <text:p>6</text:p>
          </table:table-cell>
          <table:table-cell office:value-type="string">
            <text:p>douglas123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03M16S">
            <text:p>00:03:16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07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07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string">
            <text:p>T</text:p>
          </table:table-cell>
          <table:table-cell office:value-type="time" office:time-value="PT00H00M27S">
            <text:p>00:00:27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08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08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time" office:time-value="PT00H02M10S">
            <text:p>00:02:10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09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09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6M04S">
            <text:p>00:06:04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10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10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string">
            <text:p>T</text:p>
          </table:table-cell>
          <table:table-cell office:value-type="time" office:time-value="PT00H09M39S">
            <text:p>00:09:39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11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11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3M15S">
            <text:p>00:13:15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12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12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string">
            <text:p>F</text:p>
          </table:table-cell>
          <table:table-cell office:value-type="time" office:time-value="PT00H13M27S">
            <text:p>00:13:27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13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13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13M44S">
            <text:p>00:13:44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14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14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14M10S">
            <text:p>00:14:10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15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15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42">
            <text:p>42</text:p>
          </table:table-cell>
          <table:table-cell office:value-type="float" office:value="165">
            <text:p>165</text:p>
          </table:table-cell>
          <table:table-cell office:value-type="string">
            <text:p>T</text:p>
          </table:table-cell>
          <table:table-cell office:value-type="time" office:time-value="PT00H14M25S">
            <text:p>00:14:25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16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16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14M43S">
            <text:p>00:14:43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17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17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T</text:p>
          </table:table-cell>
          <table:table-cell office:value-type="time" office:time-value="PT00H14M52S">
            <text:p>00:14:52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18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18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15M05S">
            <text:p>00:15:05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19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19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15M20S">
            <text:p>00:15:20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20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20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time" office:time-value="PT00H15M30S">
            <text:p>00:15:30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date" office:date-value="2014-10-01T12:13:40">
            <text:p>01/10/2014</text:p>
          </table:table-cell>
          <table:table-cell table:formula="of:=[.B1021]-&quot;03:00:00&quot;" office:value-type="time" office:time-value="PT1005921H13M40S">
            <text:p>09:13:40</text:p>
          </table:table-cell>
          <table:table-cell office:value-type="date" office:date-value="2014-10-01T12:29:25">
            <text:p>01/10/2014</text:p>
          </table:table-cell>
          <table:table-cell table:formula="of:=[.D1021]-&quot;03:00:00&quot;" office:value-type="time" office:time-value="PT1005921H29M25S">
            <text:p>09:29:25</text:p>
          </table:table-cell>
          <table:table-cell office:value-type="float" office:value="10">
            <text:p>10</text:p>
          </table:table-cell>
          <table:table-cell office:value-type="string">
            <text:p>douglas123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string">
            <text:p>F</text:p>
          </table:table-cell>
          <table:table-cell office:value-type="time" office:time-value="PT00H15M45S">
            <text:p>00:15:45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22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22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05M00S">
            <text:p>00:05:00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23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23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07M52S">
            <text:p>00:07:52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24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24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8M27S">
            <text:p>00:08:27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25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25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09M12S">
            <text:p>00:09:12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26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26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10M04S">
            <text:p>00:10:04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27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27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10M34S">
            <text:p>00:10:34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28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28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11M49S">
            <text:p>00:11:49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29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29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string">
            <text:p>T</text:p>
          </table:table-cell>
          <table:table-cell office:value-type="time" office:time-value="PT00H13M34S">
            <text:p>00:13:34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30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30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14M10S">
            <text:p>00:14:10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31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31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4M27S">
            <text:p>00:14:27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32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32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15M32S">
            <text:p>00:15:32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33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33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31">
            <text:p>31</text:p>
          </table:table-cell>
          <table:table-cell office:value-type="float" office:value="122">
            <text:p>122</text:p>
          </table:table-cell>
          <table:table-cell office:value-type="string">
            <text:p>F</text:p>
          </table:table-cell>
          <table:table-cell office:value-type="time" office:time-value="PT00H16M30S">
            <text:p>00:16:30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34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34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string">
            <text:p>T</text:p>
          </table:table-cell>
          <table:table-cell office:value-type="time" office:time-value="PT00H16M32S">
            <text:p>00:16:32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35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35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16M36S">
            <text:p>00:16:36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date" office:date-value="2014-10-02T12:07:57">
            <text:p>02/10/2014</text:p>
          </table:table-cell>
          <table:table-cell table:formula="of:=[.B1036]-&quot;03:00:00&quot;" office:value-type="time" office:time-value="PT1005945H07M57S">
            <text:p>09:07:57</text:p>
          </table:table-cell>
          <table:table-cell office:value-type="date" office:date-value="2014-10-02T12:24:41">
            <text:p>02/10/2014</text:p>
          </table:table-cell>
          <table:table-cell table:formula="of:=[.D1036]-&quot;03:00:00&quot;" office:value-type="time" office:time-value="PT1005945H24M41S">
            <text:p>09:24:41</text:p>
          </table:table-cell>
          <table:table-cell office:value-type="float" office:value="12">
            <text:p>12</text:p>
          </table:table-cell>
          <table:table-cell office:value-type="string">
            <text:p>grupo2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16M43S">
            <text:p>00:16:43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37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37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12M53S">
            <text:p>00:12:53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38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38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12M57S">
            <text:p>00:12:57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39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39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13M07S">
            <text:p>00:13:07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40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40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13M14S">
            <text:p>00:13:14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41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41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16M15S">
            <text:p>00:16:15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42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42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time" office:time-value="PT00H16M20S">
            <text:p>00:16:20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43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43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time" office:time-value="PT00H21M04S">
            <text:p>00:21:04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44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44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21M57S">
            <text:p>00:21:57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45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45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23M07S">
            <text:p>00:23:07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46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46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23M38S">
            <text:p>00:23:38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47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47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23M58S">
            <text:p>00:23:58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48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48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F</text:p>
          </table:table-cell>
          <table:table-cell office:value-type="time" office:time-value="PT00H26M06S">
            <text:p>00:26:06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49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49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28M05S">
            <text:p>00:28:05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50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50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string">
            <text:p>F</text:p>
          </table:table-cell>
          <table:table-cell office:value-type="time" office:time-value="PT00H28M35S">
            <text:p>00:28:35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date" office:date-value="2014-10-02T12:08:00">
            <text:p>02/10/2014</text:p>
          </table:table-cell>
          <table:table-cell table:formula="of:=[.B1051]-&quot;03:00:00&quot;" office:value-type="time" office:time-value="PT1005945H08M00S">
            <text:p>09:08:00</text:p>
          </table:table-cell>
          <table:table-cell office:value-type="date" office:date-value="2014-10-02T12:36:50">
            <text:p>02/10/2014</text:p>
          </table:table-cell>
          <table:table-cell table:formula="of:=[.D1051]-&quot;03:00:00&quot;" office:value-type="time" office:time-value="PT1005945H36M50S">
            <text:p>09:36:50</text:p>
          </table:table-cell>
          <table:table-cell office:value-type="float" office:value="10">
            <text:p>10</text:p>
          </table:table-cell>
          <table:table-cell office:value-type="string">
            <text:p>grupo 1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28M49S">
            <text:p>00:28:49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52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52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12M34S">
            <text:p>00:12:34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53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53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13M08S">
            <text:p>00:13:08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54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54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13M16S">
            <text:p>00:13:16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55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55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13M30S">
            <text:p>00:13:30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56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56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15M10S">
            <text:p>00:15:10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57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57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16M21S">
            <text:p>00:16:21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58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58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17M09S">
            <text:p>00:17:09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59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59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18M13S">
            <text:p>00:18:13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60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60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19M54S">
            <text:p>00:19:54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61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61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21M41S">
            <text:p>00:21:41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62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62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22M46S">
            <text:p>00:22:46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63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63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22M53S">
            <text:p>00:22:53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64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64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24M17S">
            <text:p>00:24:17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65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65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F</text:p>
          </table:table-cell>
          <table:table-cell office:value-type="time" office:time-value="PT00H25M28S">
            <text:p>00:25:28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date" office:date-value="2014-10-02T12:08:10">
            <text:p>02/10/2014</text:p>
          </table:table-cell>
          <table:table-cell table:formula="of:=[.B1066]-&quot;03:00:00&quot;" office:value-type="time" office:time-value="PT1005945H08M10S">
            <text:p>09:08:10</text:p>
          </table:table-cell>
          <table:table-cell office:value-type="date" office:date-value="2014-10-02T12:34:35">
            <text:p>02/10/2014</text:p>
          </table:table-cell>
          <table:table-cell table:formula="of:=[.D1066]-&quot;03:00:00&quot;" office:value-type="time" office:time-value="PT1005945H34M35S">
            <text:p>09:34:35</text:p>
          </table:table-cell>
          <table:table-cell office:value-type="float" office:value="13">
            <text:p>13</text:p>
          </table:table-cell>
          <table:table-cell office:value-type="string">
            <text:p>grupo <text:s text:c="3"/>4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26M23S">
            <text:p>00:26:23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67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67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string">
            <text:p>T</text:p>
          </table:table-cell>
          <table:table-cell office:value-type="time" office:time-value="PT00H12M38S">
            <text:p>00:12:38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68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68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13M29S">
            <text:p>00:13:29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69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69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string">
            <text:p>T</text:p>
          </table:table-cell>
          <table:table-cell office:value-type="time" office:time-value="PT00H13M52S">
            <text:p>00:13:52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70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70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office:value-type="time" office:time-value="PT00H14M30S">
            <text:p>00:14:30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71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71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17M10S">
            <text:p>00:17:10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72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72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18M46S">
            <text:p>00:18:46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73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73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20M28S">
            <text:p>00:20:28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74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74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20M48S">
            <text:p>00:20:48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75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75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22M28S">
            <text:p>00:22:28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76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76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22M52S">
            <text:p>00:22:52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77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77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26M30S">
            <text:p>00:26:30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78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78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string">
            <text:p>F</text:p>
          </table:table-cell>
          <table:table-cell office:value-type="time" office:time-value="PT00H28M20S">
            <text:p>00:28:20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79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79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42">
            <text:p>42</text:p>
          </table:table-cell>
          <table:table-cell office:value-type="float" office:value="165">
            <text:p>165</text:p>
          </table:table-cell>
          <table:table-cell office:value-type="string">
            <text:p>T</text:p>
          </table:table-cell>
          <table:table-cell office:value-type="time" office:time-value="PT00H29M38S">
            <text:p>00:29:38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80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80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31M35S">
            <text:p>00:31:35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14-10-02T12:08:18">
            <text:p>02/10/2014</text:p>
          </table:table-cell>
          <table:table-cell table:formula="of:=[.B1081]-&quot;03:00:00&quot;" office:value-type="time" office:time-value="PT1005945H08M18S">
            <text:p>09:08:18</text:p>
          </table:table-cell>
          <table:table-cell office:value-type="date" office:date-value="2014-10-02T12:42:48">
            <text:p>02/10/2014</text:p>
          </table:table-cell>
          <table:table-cell table:formula="of:=[.D1081]-&quot;03:00:00&quot;" office:value-type="time" office:time-value="PT1005945H42M48S">
            <text:p>09:42:48</text:p>
          </table:table-cell>
          <table:table-cell office:value-type="float" office:value="12">
            <text:p>12</text:p>
          </table:table-cell>
          <table:table-cell office:value-type="string">
            <text:p>grupo6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34M30S">
            <text:p>00:34:30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82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82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time" office:time-value="PT00H13M46S">
            <text:p>00:13:46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83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83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16M06S">
            <text:p>00:16:06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84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84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16M44S">
            <text:p>00:16:44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85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85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17M42S">
            <text:p>00:17:42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86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86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18M11S">
            <text:p>00:18:11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87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87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string">
            <text:p>T</text:p>
          </table:table-cell>
          <table:table-cell office:value-type="time" office:time-value="PT00H20M34S">
            <text:p>00:20:34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88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88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21M24S">
            <text:p>00:21:24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89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89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22M30S">
            <text:p>00:22:30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90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90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23M14S">
            <text:p>00:23:14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91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91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23M47S">
            <text:p>00:23:47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92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92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24M04S">
            <text:p>00:24:04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93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93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24M42S">
            <text:p>00:24:42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94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94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string">
            <text:p>T</text:p>
          </table:table-cell>
          <table:table-cell office:value-type="time" office:time-value="PT00H24M49S">
            <text:p>00:24:49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95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95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34">
            <text:p>34</text:p>
          </table:table-cell>
          <table:table-cell office:value-type="float" office:value="133">
            <text:p>133</text:p>
          </table:table-cell>
          <table:table-cell office:value-type="string">
            <text:p>T</text:p>
          </table:table-cell>
          <table:table-cell office:value-type="time" office:time-value="PT00H25M32S">
            <text:p>00:25:32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date" office:date-value="2014-10-02T12:08:34">
            <text:p>02/10/2014</text:p>
          </table:table-cell>
          <table:table-cell table:formula="of:=[.B1096]-&quot;03:00:00&quot;" office:value-type="time" office:time-value="PT1005945H08M34S">
            <text:p>09:08:34</text:p>
          </table:table-cell>
          <table:table-cell office:value-type="date" office:date-value="2014-10-02T12:34:24">
            <text:p>02/10/2014</text:p>
          </table:table-cell>
          <table:table-cell table:formula="of:=[.D1096]-&quot;03:00:00&quot;" office:value-type="time" office:time-value="PT1005945H34M24S">
            <text:p>09:34:24</text:p>
          </table:table-cell>
          <table:table-cell office:value-type="float" office:value="13">
            <text:p>13</text:p>
          </table:table-cell>
          <table:table-cell office:value-type="string">
            <text:p>Grupo 5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25M50S">
            <text:p>00:25:50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097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097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01M06S">
            <text:p>00:01:06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098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098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string">
            <text:p>T</text:p>
          </table:table-cell>
          <table:table-cell office:value-type="time" office:time-value="PT00H03M21S">
            <text:p>00:03:21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099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099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5M51S">
            <text:p>00:05:51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00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00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time" office:time-value="PT00H16M57S">
            <text:p>00:16:57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01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01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18M09S">
            <text:p>00:18:09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02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02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T</text:p>
          </table:table-cell>
          <table:table-cell office:value-type="time" office:time-value="PT00H19M53S">
            <text:p>00:19:53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03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03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T</text:p>
          </table:table-cell>
          <table:table-cell office:value-type="time" office:time-value="PT00H20M28S">
            <text:p>00:20:28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04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04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21M14S">
            <text:p>00:21:14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05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05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22M24S">
            <text:p>00:22:24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06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06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T</text:p>
          </table:table-cell>
          <table:table-cell office:value-type="time" office:time-value="PT00H23M49S">
            <text:p>00:23:49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07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07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string">
            <text:p>F</text:p>
          </table:table-cell>
          <table:table-cell office:value-type="time" office:time-value="PT00H25M04S">
            <text:p>00:25:04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08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08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41">
            <text:p>41</text:p>
          </table:table-cell>
          <table:table-cell office:value-type="float" office:value="161">
            <text:p>161</text:p>
          </table:table-cell>
          <table:table-cell office:value-type="string">
            <text:p>T</text:p>
          </table:table-cell>
          <table:table-cell office:value-type="time" office:time-value="PT00H26M37S">
            <text:p>00:26:37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09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09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38">
            <text:p>38</text:p>
          </table:table-cell>
          <table:table-cell office:value-type="float" office:value="151">
            <text:p>151</text:p>
          </table:table-cell>
          <table:table-cell office:value-type="string">
            <text:p>F</text:p>
          </table:table-cell>
          <table:table-cell office:value-type="time" office:time-value="PT00H29M13S">
            <text:p>00:29:13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10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10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office:value-type="string">
            <text:p>F</text:p>
          </table:table-cell>
          <table:table-cell office:value-type="time" office:time-value="PT00H30M14S">
            <text:p>00:30:14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date" office:date-value="2014-10-02T12:09:16">
            <text:p>02/10/2014</text:p>
          </table:table-cell>
          <table:table-cell table:formula="of:=[.B1111]-&quot;03:00:00&quot;" office:value-type="time" office:time-value="PT1005945H09M16S">
            <text:p>09:09:16</text:p>
          </table:table-cell>
          <table:table-cell office:value-type="date" office:date-value="2014-10-02T12:41:45">
            <text:p>02/10/2014</text:p>
          </table:table-cell>
          <table:table-cell table:formula="of:=[.D1111]-&quot;03:00:00&quot;" office:value-type="time" office:time-value="PT1005945H41M45S">
            <text:p>09:41:45</text:p>
          </table:table-cell>
          <table:table-cell office:value-type="float" office:value="10">
            <text:p>10</text:p>
          </table:table-cell>
          <table:table-cell office:value-type="string">
            <text:p>GRUPO 3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string">
            <text:p>T</text:p>
          </table:table-cell>
          <table:table-cell office:value-type="time" office:time-value="PT00H32M28S">
            <text:p>00:32:28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12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12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time" office:time-value="PT00H01M09S">
            <text:p>00:01:09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13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13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string">
            <text:p>T</text:p>
          </table:table-cell>
          <table:table-cell office:value-type="time" office:time-value="PT00H01M28S">
            <text:p>00:01:28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14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14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F</text:p>
          </table:table-cell>
          <table:table-cell office:value-type="time" office:time-value="PT00H02M12S">
            <text:p>00:02:12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15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15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office:value-type="string">
            <text:p>F</text:p>
          </table:table-cell>
          <table:table-cell office:value-type="time" office:time-value="PT00H02M28S">
            <text:p>00:02:28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16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16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2M59S">
            <text:p>00:02:59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17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17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string">
            <text:p>F</text:p>
          </table:table-cell>
          <table:table-cell office:value-type="time" office:time-value="PT00H03M13S">
            <text:p>00:03:13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18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18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4">
            <text:p>34</text:p>
          </table:table-cell>
          <table:table-cell office:value-type="float" office:value="133">
            <text:p>133</text:p>
          </table:table-cell>
          <table:table-cell office:value-type="string">
            <text:p>T</text:p>
          </table:table-cell>
          <table:table-cell office:value-type="time" office:time-value="PT00H03M28S">
            <text:p>00:03:28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19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19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time" office:time-value="PT00H03M38S">
            <text:p>00:03:38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20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20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time" office:time-value="PT00H03M52S">
            <text:p>00:03:52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21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21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1">
            <text:p>31</text:p>
          </table:table-cell>
          <table:table-cell office:value-type="float" office:value="122">
            <text:p>122</text:p>
          </table:table-cell>
          <table:table-cell office:value-type="string">
            <text:p>F</text:p>
          </table:table-cell>
          <table:table-cell office:value-type="time" office:time-value="PT00H04M08S">
            <text:p>00:04:08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22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22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time" office:time-value="PT00H04M21S">
            <text:p>00:04:21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23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23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time" office:time-value="PT00H04M52S">
            <text:p>00:04:52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24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24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string">
            <text:p>F</text:p>
          </table:table-cell>
          <table:table-cell office:value-type="time" office:time-value="PT00H05M02S">
            <text:p>00:05:02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25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25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F</text:p>
          </table:table-cell>
          <table:table-cell office:value-type="time" office:time-value="PT00H05M10S">
            <text:p>00:05:10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14-10-06T13:55:18">
            <text:p>06/10/2014</text:p>
          </table:table-cell>
          <table:table-cell table:formula="of:=[.B1126]-&quot;03:00:00&quot;" office:value-type="time" office:time-value="PT1006042H55M18S">
            <text:p>10:55:18</text:p>
          </table:table-cell>
          <table:table-cell office:value-type="date" office:date-value="2014-10-06T14:00:46">
            <text:p>06/10/2014</text:p>
          </table:table-cell>
          <table:table-cell table:formula="of:=[.D1126]-&quot;03:00:00&quot;" office:value-type="time" office:time-value="PT1006043H00M46S">
            <text:p>11:00:46</text:p>
          </table:table-cell>
          <table:table-cell office:value-type="float" office:value="4">
            <text:p>4</text:p>
          </table:table-cell>
          <table:table-cell office:value-type="string">
            <text:p>crisTiane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05M27S">
            <text:p>00:05:27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27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27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time" office:time-value="PT00H01M02S">
            <text:p>00:01:02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28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28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time" office:time-value="PT00H01M14S">
            <text:p>00:01:14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29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29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string">
            <text:p>T</text:p>
          </table:table-cell>
          <table:table-cell office:value-type="time" office:time-value="PT00H01M30S">
            <text:p>00:01:30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30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30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T</text:p>
          </table:table-cell>
          <table:table-cell office:value-type="time" office:time-value="PT00H02M26S">
            <text:p>00:02:26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31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31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time" office:time-value="PT00H02M41S">
            <text:p>00:02:41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32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32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F</text:p>
          </table:table-cell>
          <table:table-cell office:value-type="time" office:time-value="PT00H02M59S">
            <text:p>00:02:59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33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33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string">
            <text:p>T</text:p>
          </table:table-cell>
          <table:table-cell office:value-type="time" office:time-value="PT00H03M16S">
            <text:p>00:03:16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34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34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F</text:p>
          </table:table-cell>
          <table:table-cell office:value-type="time" office:time-value="PT00H03M27S">
            <text:p>00:03:27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35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35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04M04S">
            <text:p>00:04:04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36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36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04M22S">
            <text:p>00:04:22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37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37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time" office:time-value="PT00H04M35S">
            <text:p>00:04:35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38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38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4M46S">
            <text:p>00:04:46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39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39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time" office:time-value="PT00H05M00S">
            <text:p>00:05:00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40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40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office:value-type="string">
            <text:p>T</text:p>
          </table:table-cell>
          <table:table-cell office:value-type="time" office:time-value="PT00H05M17S">
            <text:p>00:05:17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14-10-06T14:01:54">
            <text:p>06/10/2014</text:p>
          </table:table-cell>
          <table:table-cell table:formula="of:=[.B1141]-&quot;03:00:00&quot;" office:value-type="time" office:time-value="PT1006043H01M54S">
            <text:p>11:01:54</text:p>
          </table:table-cell>
          <table:table-cell office:value-type="date" office:date-value="2014-10-06T14:09:27">
            <text:p>06/10/2014</text:p>
          </table:table-cell>
          <table:table-cell table:formula="of:=[.D1141]-&quot;03:00:00&quot;" office:value-type="time" office:time-value="PT1006043H09M27S">
            <text:p>11:09:27</text:p>
          </table:table-cell>
          <table:table-cell office:value-type="float" office:value="10">
            <text:p>10</text:p>
          </table:table-cell>
          <table:table-cell office:value-type="string">
            <text:p>jessica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07M32S">
            <text:p>00:07:32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42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42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F</text:p>
          </table:table-cell>
          <table:table-cell office:value-type="time" office:time-value="PT00H00M10S">
            <text:p>00:00:10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43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43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33">
            <text:p>33</text:p>
          </table:table-cell>
          <table:table-cell office:value-type="float" office:value="129">
            <text:p>129</text:p>
          </table:table-cell>
          <table:table-cell office:value-type="string">
            <text:p>T</text:p>
          </table:table-cell>
          <table:table-cell office:value-type="time" office:time-value="PT00H00M18S">
            <text:p>00:00:18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44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44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time" office:time-value="PT00H00M47S">
            <text:p>00:00:47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45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45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00M56S">
            <text:p>00:00:56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46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46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  <table:table-cell office:value-type="string">
            <text:p>F</text:p>
          </table:table-cell>
          <table:table-cell office:value-type="time" office:time-value="PT00H01M09S">
            <text:p>00:01:09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47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47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string">
            <text:p>T</text:p>
          </table:table-cell>
          <table:table-cell office:value-type="time" office:time-value="PT00H01M29S">
            <text:p>00:01:29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48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48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string">
            <text:p>T</text:p>
          </table:table-cell>
          <table:table-cell office:value-type="time" office:time-value="PT00H01M39S">
            <text:p>00:01:39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49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49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41">
            <text:p>41</text:p>
          </table:table-cell>
          <table:table-cell office:value-type="float" office:value="161">
            <text:p>161</text:p>
          </table:table-cell>
          <table:table-cell office:value-type="string">
            <text:p>T</text:p>
          </table:table-cell>
          <table:table-cell office:value-type="time" office:time-value="PT00H01M46S">
            <text:p>00:01:46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50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50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time" office:time-value="PT00H02M05S">
            <text:p>00:02:05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51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51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44">
            <text:p>44</text:p>
          </table:table-cell>
          <table:table-cell office:value-type="float" office:value="205">
            <text:p>205</text:p>
          </table:table-cell>
          <table:table-cell office:value-type="string">
            <text:p>F</text:p>
          </table:table-cell>
          <table:table-cell office:value-type="time" office:time-value="PT00H10M27S">
            <text:p>00:10:27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52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52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51">
            <text:p>51</text:p>
          </table:table-cell>
          <table:table-cell office:value-type="float" office:value="174">
            <text:p>174</text:p>
          </table:table-cell>
          <table:table-cell office:value-type="string">
            <text:p>F</text:p>
          </table:table-cell>
          <table:table-cell office:value-type="time" office:time-value="PT00H10M40S">
            <text:p>00:10:40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53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53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10M58S">
            <text:p>00:10:58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54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54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time" office:time-value="PT00H11M09S">
            <text:p>00:11:09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55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55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11M20S">
            <text:p>00:11:20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14-10-06T14:09:20">
            <text:p>06/10/2014</text:p>
          </table:table-cell>
          <table:table-cell table:formula="of:=[.B1156]-&quot;03:00:00&quot;" office:value-type="time" office:time-value="PT1006043H09M20S">
            <text:p>11:09:20</text:p>
          </table:table-cell>
          <table:table-cell office:value-type="date" office:date-value="2014-10-06T14:20:56">
            <text:p>06/10/2014</text:p>
          </table:table-cell>
          <table:table-cell table:formula="of:=[.D1156]-&quot;03:00:00&quot;" office:value-type="time" office:time-value="PT1006043H20M56S">
            <text:p>11:20:56</text:p>
          </table:table-cell>
          <table:table-cell office:value-type="float" office:value="9">
            <text:p>9</text:p>
          </table:table-cell>
          <table:table-cell office:value-type="string">
            <text:p>nao inTeressa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T</text:p>
          </table:table-cell>
          <table:table-cell office:value-type="time" office:time-value="PT00H11M35S">
            <text:p>00:11:35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57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57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string">
            <text:p>F</text:p>
          </table:table-cell>
          <table:table-cell office:value-type="time" office:time-value="PT00H54M38S">
            <text:p>00:54:38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58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58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string">
            <text:p>F</text:p>
          </table:table-cell>
          <table:table-cell office:value-type="time" office:time-value="PT00H54M40S">
            <text:p>00:54:40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59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59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office:value-type="string">
            <text:p>F</text:p>
          </table:table-cell>
          <table:table-cell office:value-type="time" office:time-value="PT00H54M42S">
            <text:p>00:54:42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60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60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34">
            <text:p>34</text:p>
          </table:table-cell>
          <table:table-cell office:value-type="float" office:value="135">
            <text:p>135</text:p>
          </table:table-cell>
          <table:table-cell office:value-type="string">
            <text:p>F</text:p>
          </table:table-cell>
          <table:table-cell office:value-type="time" office:time-value="PT00H54M44S">
            <text:p>00:54:44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61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61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F</text:p>
          </table:table-cell>
          <table:table-cell office:value-type="time" office:time-value="PT00H54M46S">
            <text:p>00:54:46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62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62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string">
            <text:p>F</text:p>
          </table:table-cell>
          <table:table-cell office:value-type="time" office:time-value="PT00H54M49S">
            <text:p>00:54:49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63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63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string">
            <text:p>F</text:p>
          </table:table-cell>
          <table:table-cell office:value-type="time" office:time-value="PT00H54M51S">
            <text:p>00:54:51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64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64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54M54S">
            <text:p>00:54:54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65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65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string">
            <text:p>F</text:p>
          </table:table-cell>
          <table:table-cell office:value-type="time" office:time-value="PT00H54M56S">
            <text:p>00:54:56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66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66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string">
            <text:p>F</text:p>
          </table:table-cell>
          <table:table-cell office:value-type="time" office:time-value="PT00H54M58S">
            <text:p>00:54:58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67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67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string">
            <text:p>F</text:p>
          </table:table-cell>
          <table:table-cell office:value-type="time" office:time-value="PT00H55M01S">
            <text:p>00:55:01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68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68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F</text:p>
          </table:table-cell>
          <table:table-cell office:value-type="time" office:time-value="PT00H55M04S">
            <text:p>00:55:04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69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69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office:value-type="string">
            <text:p>F</text:p>
          </table:table-cell>
          <table:table-cell office:value-type="time" office:time-value="PT00H55M06S">
            <text:p>00:55:06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70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70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F</text:p>
          </table:table-cell>
          <table:table-cell office:value-type="time" office:time-value="PT00H55M09S">
            <text:p>00:55:09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date" office:date-value="2014-10-07T23:16:33">
            <text:p>07/10/2014</text:p>
          </table:table-cell>
          <table:table-cell table:formula="of:=[.B1171]-&quot;03:00:00&quot;" office:value-type="time" office:time-value="PT1006076H16M33S">
            <text:p>20:16:33</text:p>
          </table:table-cell>
          <table:table-cell office:value-type="date" office:date-value="2014-10-08T00:15:06">
            <text:p>08/10/2014</text:p>
          </table:table-cell>
          <table:table-cell table:formula="of:=[.D1171]-&quot;03:00:00&quot;" office:value-type="time" office:time-value="PT1006077H15M06S">
            <text:p>21:15:06</text:p>
          </table:table-cell>
          <table:table-cell office:value-type="float" office:value="2">
            <text:p>2</text:p>
          </table:table-cell>
          <table:table-cell office:value-type="string">
            <text:p>Usuário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string">
            <text:p>T</text:p>
          </table:table-cell>
          <table:table-cell office:value-type="time" office:time-value="PT00H58M32S">
            <text:p>00:58:32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72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72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T</text:p>
          </table:table-cell>
          <table:table-cell office:value-type="time" office:time-value="PT00H00M33S">
            <text:p>00:00:33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73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73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00M49S">
            <text:p>00:00:49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74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74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 office:value-type="string">
            <text:p>T</text:p>
          </table:table-cell>
          <table:table-cell office:value-type="time" office:time-value="PT00H01M16S">
            <text:p>00:01:16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75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75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string">
            <text:p>T</text:p>
          </table:table-cell>
          <table:table-cell office:value-type="time" office:time-value="PT00H02M19S">
            <text:p>00:02:19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76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76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</text:p>
          </table:table-cell>
          <table:table-cell office:value-type="time" office:time-value="PT00H03M10S">
            <text:p>00:03:10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77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77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T</text:p>
          </table:table-cell>
          <table:table-cell office:value-type="time" office:time-value="PT00H03M35S">
            <text:p>00:03:35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78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78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string">
            <text:p>T</text:p>
          </table:table-cell>
          <table:table-cell office:value-type="time" office:time-value="PT00H04M06S">
            <text:p>00:04:06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79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79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T</text:p>
          </table:table-cell>
          <table:table-cell office:value-type="time" office:time-value="PT00H04M28S">
            <text:p>00:04:28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80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80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42">
            <text:p>42</text:p>
          </table:table-cell>
          <table:table-cell office:value-type="float" office:value="165">
            <text:p>165</text:p>
          </table:table-cell>
          <table:table-cell office:value-type="string">
            <text:p>T</text:p>
          </table:table-cell>
          <table:table-cell office:value-type="time" office:time-value="PT00H06M03S">
            <text:p>00:06:03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81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81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6M27S">
            <text:p>00:06:27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82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82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string">
            <text:p>T</text:p>
          </table:table-cell>
          <table:table-cell office:value-type="time" office:time-value="PT00H06M51S">
            <text:p>00:06:51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83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83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T</text:p>
          </table:table-cell>
          <table:table-cell office:value-type="time" office:time-value="PT00H07M25S">
            <text:p>00:07:25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84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84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time" office:time-value="PT00H07M46S">
            <text:p>00:07:46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85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85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T</text:p>
          </table:table-cell>
          <table:table-cell office:value-type="time" office:time-value="PT00H08M58S">
            <text:p>00:08:58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14-10-08T12:28:24">
            <text:p>08/10/2014</text:p>
          </table:table-cell>
          <table:table-cell table:formula="of:=[.B1186]-&quot;03:00:00&quot;" office:value-type="time" office:time-value="PT1006089H28M24S">
            <text:p>09:28:24</text:p>
          </table:table-cell>
          <table:table-cell office:value-type="date" office:date-value="2014-10-08T12:37:32">
            <text:p>08/10/2014</text:p>
          </table:table-cell>
          <table:table-cell table:formula="of:=[.D1186]-&quot;03:00:00&quot;" office:value-type="time" office:time-value="PT1006089H37M32S">
            <text:p>09:37:32</text:p>
          </table:table-cell>
          <table:table-cell office:value-type="float" office:value="13">
            <text:p>13</text:p>
          </table:table-cell>
          <table:table-cell office:value-type="string">
            <text:p>Luiz OTávio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F</text:p>
          </table:table-cell>
          <table:table-cell office:value-type="time" office:time-value="PT00H09M07S">
            <text:p>00:09:07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87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87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35">
            <text:p>35</text:p>
          </table:table-cell>
          <table:table-cell office:value-type="float" office:value="137">
            <text:p>137</text:p>
          </table:table-cell>
          <table:table-cell office:value-type="string">
            <text:p>T</text:p>
          </table:table-cell>
          <table:table-cell office:value-type="time" office:time-value="PT00H03M17S">
            <text:p>00:03:17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88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88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29">
            <text:p>29</text:p>
          </table:table-cell>
          <table:table-cell office:value-type="float" office:value="115">
            <text:p>115</text:p>
          </table:table-cell>
          <table:table-cell office:value-type="string">
            <text:p>F</text:p>
          </table:table-cell>
          <table:table-cell office:value-type="time" office:time-value="PT00H03M20S">
            <text:p>00:03:20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89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89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time" office:time-value="PT00H03M24S">
            <text:p>00:03:24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90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90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string">
            <text:p>F</text:p>
          </table:table-cell>
          <table:table-cell office:value-type="time" office:time-value="PT00H03M27S">
            <text:p>00:03:27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91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91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41">
            <text:p>41</text:p>
          </table:table-cell>
          <table:table-cell office:value-type="float" office:value="163">
            <text:p>163</text:p>
          </table:table-cell>
          <table:table-cell office:value-type="string">
            <text:p>F</text:p>
          </table:table-cell>
          <table:table-cell office:value-type="time" office:time-value="PT00H03M30S">
            <text:p>00:03:30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92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92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38">
            <text:p>38</text:p>
          </table:table-cell>
          <table:table-cell office:value-type="float" office:value="150">
            <text:p>150</text:p>
          </table:table-cell>
          <table:table-cell office:value-type="string">
            <text:p>F</text:p>
          </table:table-cell>
          <table:table-cell office:value-type="time" office:time-value="PT00H03M33S">
            <text:p>00:03:33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93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93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34">
            <text:p>34</text:p>
          </table:table-cell>
          <table:table-cell office:value-type="float" office:value="133">
            <text:p>133</text:p>
          </table:table-cell>
          <table:table-cell office:value-type="string">
            <text:p>T</text:p>
          </table:table-cell>
          <table:table-cell office:value-type="time" office:time-value="PT00H03M36S">
            <text:p>00:03:36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94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94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string">
            <text:p>F</text:p>
          </table:table-cell>
          <table:table-cell office:value-type="time" office:time-value="PT00H03M38S">
            <text:p>00:03:38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95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95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time" office:time-value="PT00H03M41S">
            <text:p>00:03:41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96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96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T</text:p>
          </table:table-cell>
          <table:table-cell office:value-type="time" office:time-value="PT00H03M44S">
            <text:p>00:03:44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97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97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string">
            <text:p>F</text:p>
          </table:table-cell>
          <table:table-cell office:value-type="time" office:time-value="PT00H03M47S">
            <text:p>00:03:47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98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98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46">
            <text:p>46</text:p>
          </table:table-cell>
          <table:table-cell office:value-type="float" office:value="183">
            <text:p>183</text:p>
          </table:table-cell>
          <table:table-cell office:value-type="string">
            <text:p>F</text:p>
          </table:table-cell>
          <table:table-cell office:value-type="time" office:time-value="PT00H03M50S">
            <text:p>00:03:50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199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199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time" office:time-value="PT00H03M53S">
            <text:p>00:03:53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200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200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39">
            <text:p>39</text:p>
          </table:table-cell>
          <table:table-cell office:value-type="float" office:value="153">
            <text:p>153</text:p>
          </table:table-cell>
          <table:table-cell office:value-type="string">
            <text:p>T</text:p>
          </table:table-cell>
          <table:table-cell office:value-type="time" office:time-value="PT00H03M56S">
            <text:p>00:03:56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date" office:date-value="2014-10-28T10:49:05">
            <text:p>28/10/2014</text:p>
          </table:table-cell>
          <table:table-cell table:formula="of:=[.B1201]-&quot;03:00:00&quot;" office:value-type="time" office:time-value="PT1006567H49M05S">
            <text:p>07:49:05</text:p>
          </table:table-cell>
          <table:table-cell office:value-type="date" office:date-value="2014-10-28T10:53:05">
            <text:p>28/10/2014</text:p>
          </table:table-cell>
          <table:table-cell table:formula="of:=[.D1201]-&quot;03:00:00&quot;" office:value-type="time" office:time-value="PT1006567H53M05S">
            <text:p>07:53:05</text:p>
          </table:table-cell>
          <table:table-cell office:value-type="float" office:value="4">
            <text:p>4</text:p>
          </table:table-cell>
          <table:table-cell office:value-type="string">
            <text:p>Aluno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F</text:p>
          </table:table-cell>
          <table:table-cell office:value-type="time" office:time-value="PT00H04M00S">
            <text:p>00:04:00</text:p>
          </table:table-cell>
          <table:table-cell table:number-columns-repeated="1013"/>
        </table:table-row>
        <table:table-row table:style-name="ro3" table:number-rows-repeated="1047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11" table:default-cell-style-name="Default"/>
        <table:table-row table:style-name="ro4">
          <table:table-cell/>
        </table:table-row>
      </table:table>
      <table:table table:name="Planilha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Planilha1.A1:Planilha1.K1201" table:display-filter-buttons="tru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Roberto</meta:initial-creator>
    <meta:creation-date>2014-10-30T00:47:04</meta:creation-date>
    <dc:date>2014-10-30T02:49:18</dc:date>
    <dc:creator>Ivo Roberto</dc:creator>
    <meta:editing-duration>P0D</meta:editing-duration>
    <meta:editing-cycles>1</meta:editing-cycles>
    <meta:generator>LibreOffice/3.5$Linux_X86_64 LibreOffice_project/350m1$Build-2</meta:generator>
    <meta:document-statistic meta:table-count="3" meta:cell-count="13211" meta:object-count="0"/>
  </office:meta>
</office:document-meta>
</file>